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officeooo:rsid="00c17c54" officeooo:paragraph-rsid="00c17c54" fo:background-color="transparent"/>
    </style:style>
    <style:style style:name="P2"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729c7" officeooo:paragraph-rsid="00d729c7" style:text-blinking="false" fo:background-color="transparent" style:font-size-asian="8pt" style:font-style-asian="normal" style:font-weight-asian="normal" style:font-size-complex="8pt" style:font-style-complex="normal" style:font-weight-complex="normal" loext:padding="0in" loext:border="none"/>
    </style:style>
    <style:style style:name="P3"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1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1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29c18"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52075" officeooo:paragraph-rsid="00e52075" style:text-blinking="false" fo:background-color="transparent" style:font-size-asian="8pt" style:font-style-asian="normal" style:font-weight-asian="normal" style:font-size-complex="8pt" style:font-style-complex="normal" style:font-weight-complex="normal" loext:padding="0in" loext:border="none"/>
    </style:style>
    <style:style style:name="P1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7fb20"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21a6f" officeooo:paragraph-rsid="00f21a6f" style:text-blinking="false" fo:background-color="transparent" style:font-size-asian="8pt" style:font-style-asian="normal" style:font-weight-asian="normal" style:font-size-complex="8pt" style:font-style-complex="normal" style:font-weight-complex="normal" loext:padding="0in" loext:border="none"/>
    </style:style>
    <style:style style:name="P1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21a6f" officeooo:paragraph-rsid="00f21a6f" style:text-blinking="false" fo:background-color="transparent" style:font-size-asian="8pt" style:font-style-asian="normal" style:font-weight-asian="normal" style:font-size-complex="8pt" style:font-style-complex="normal" style:font-weight-complex="normal" loext:padding="0in" loext:border="none"/>
    </style:style>
    <style:style style:name="P1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0956"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2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a99d5" officeooo:paragraph-rsid="00fa99d5" style:text-blinking="false" fo:background-color="transparent" style:font-size-asian="8pt" style:font-style-asian="normal" style:font-weight-asian="normal" style:font-size-complex="8pt" style:font-style-complex="normal" style:font-weight-complex="normal" loext:padding="0in" loext:border="none"/>
    </style:style>
    <style:style style:name="P2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36f1" officeooo:paragraph-rsid="00fb36f1" style:text-blinking="false" fo:background-color="transparent" style:font-size-asian="8pt" style:font-style-asian="normal" style:font-weight-asian="normal" style:font-size-complex="8pt" style:font-style-complex="normal" style:font-weight-complex="normal" loext:padding="0in" loext:border="none"/>
    </style:style>
    <style:style style:name="P2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36f1" officeooo:paragraph-rsid="00fb36f1" style:text-blinking="false" fo:background-color="transparent" style:font-size-asian="8pt" style:font-style-asian="normal" style:font-weight-asian="normal" style:font-size-complex="8pt" style:font-style-complex="normal" style:font-weight-complex="normal" loext:padding="0in" loext:border="none"/>
    </style:style>
    <style:style style:name="P2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d10d" officeooo:paragraph-rsid="00fbd10d" style:text-blinking="false" fo:background-color="transparent" style:font-size-asian="8pt" style:font-style-asian="normal" style:font-weight-asian="normal" style:font-size-complex="8pt" style:font-style-complex="normal" style:font-weight-complex="normal" loext:padding="0in" loext:border="none"/>
    </style:style>
    <style:style style:name="P2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407b3" style:text-blinking="false" fo:background-color="transparent" style:font-size-asian="8pt" style:font-style-asian="normal" style:font-weight-asian="normal" style:font-size-complex="8pt" style:font-style-complex="normal" style:font-weight-complex="normal" loext:padding="0in" loext:border="none"/>
    </style:style>
    <style:style style:name="P2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407b3" style:text-blinking="false" fo:background-color="transparent" style:font-size-asian="8pt" style:font-style-asian="normal" style:font-weight-asian="normal" style:font-size-complex="8pt" style:font-style-complex="normal" style:font-weight-complex="normal" loext:padding="0in" loext:border="none"/>
    </style:style>
    <style:style style:name="P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184" officeooo:paragraph-rsid="01047184" style:text-blinking="false" fo:background-color="transparent" style:font-size-asian="8pt" style:font-style-asian="normal" style:font-weight-asian="normal" style:font-size-complex="8pt" style:font-style-complex="normal" style:font-weight-complex="normal" loext:padding="0in" loext:border="none"/>
    </style:style>
    <style:style style:name="P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6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71a03" officeooo:paragraph-rsid="01071a03" style:text-blinking="false" fo:background-color="transparent" style:font-size-asian="8pt" style:font-style-asian="normal" style:font-weight-asian="normal" style:font-size-complex="8pt" style:font-style-complex="normal" style:font-weight-complex="normal" loext:padding="0in" loext:border="none"/>
    </style:style>
    <style:style style:name="P2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c01fc" style:text-blinking="false" fo:background-color="transparent" style:font-size-asian="8pt" style:font-style-asian="normal" style:font-weight-asian="normal" style:font-size-complex="8pt" style:font-style-complex="normal" style:font-weight-complex="normal" loext:padding="0in" loext:border="none"/>
    </style:style>
    <style:style style:name="P3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c01fc" style:text-blinking="false" fo:background-color="transparent" style:font-size-asian="8pt" style:font-style-asian="normal" style:font-weight-asian="normal" style:font-size-complex="8pt" style:font-style-complex="normal" style:font-weight-complex="normal" loext:padding="0in" loext:border="none"/>
    </style:style>
    <style:style style:name="P3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e7383" officeooo:paragraph-rsid="010e7383" style:text-blinking="false" fo:background-color="transparent" style:font-size-asian="8pt" style:font-style-asian="normal" style:font-weight-asian="normal" style:font-size-complex="8pt" style:font-style-complex="normal" style:font-weight-complex="normal" loext:padding="0in" loext:border="none"/>
    </style:style>
    <style:style style:name="P3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b39c9" officeooo:paragraph-rsid="011b39c9" style:text-blinking="false" fo:background-color="transparent" style:font-size-asian="8pt" style:font-style-asian="normal" style:font-weight-asian="normal" style:font-size-complex="8pt" style:font-style-complex="normal" style:font-weight-complex="normal" loext:padding="0in" loext:border="none"/>
    </style:style>
    <style:style style:name="P3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b39c9" officeooo:paragraph-rsid="011b39c9" style:text-blinking="false" fo:background-color="transparent" style:font-size-asian="8pt" style:font-style-asian="normal" style:font-weight-asian="normal" style:font-size-complex="8pt" style:font-style-complex="normal" style:font-weight-complex="normal" loext:padding="0in" loext:border="none"/>
    </style:style>
    <style:style style:name="P3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cd278" officeooo:paragraph-rsid="011cd278" style:text-blinking="false" fo:background-color="transparent" style:font-size-asian="8pt" style:font-style-asian="normal" style:font-weight-asian="normal" style:font-size-complex="8pt" style:font-style-complex="normal" style:font-weight-complex="normal" loext:padding="0in" loext:border="none"/>
    </style:style>
    <style:style style:name="P3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154f1" officeooo:paragraph-rsid="012154f1" style:text-blinking="false" fo:background-color="transparent" style:font-size-asian="8pt" style:font-style-asian="normal" style:font-weight-asian="normal" style:font-size-complex="8pt" style:font-style-complex="normal" style:font-weight-complex="normal" loext:padding="0in" loext:border="none"/>
    </style:style>
    <style:style style:name="P3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df63" officeooo:paragraph-rsid="0123df63" style:text-blinking="false" fo:background-color="transparent" style:font-size-asian="8pt" style:font-style-asian="normal" style:font-weight-asian="normal" style:font-size-complex="8pt" style:font-style-complex="normal" style:font-weight-complex="normal" loext:padding="0in" loext:border="none"/>
    </style:style>
    <style:style style:name="P3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df63" officeooo:paragraph-rsid="0123df63" style:text-blinking="false" fo:background-color="transparent" style:font-size-asian="8pt" style:font-style-asian="normal" style:font-weight-asian="normal" style:font-size-complex="8pt" style:font-style-complex="normal" style:font-weight-complex="normal" loext:padding="0in" loext:border="none"/>
    </style:style>
    <style:style style:name="P3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729c7" officeooo:paragraph-rsid="00d729c7" style:text-blinking="false" fo:background-color="transparent" style:font-size-asian="8pt" style:font-style-asian="normal" style:font-weight-asian="bold" style:font-size-complex="8pt" style:font-style-complex="normal" style:font-weight-complex="bold" loext:padding="0in" loext:border="none"/>
    </style:style>
    <style:style style:name="P4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9d3b7" officeooo:paragraph-rsid="00d9d3b7" style:text-blinking="false" fo:background-color="transparent" style:font-size-asian="8pt" style:font-style-asian="normal" style:font-weight-asian="bold" style:font-size-complex="8pt" style:font-style-complex="normal" style:font-weight-complex="bold" loext:padding="0in" loext:border="none"/>
    </style:style>
    <style:style style:name="P4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4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4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4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4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4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003f0"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4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5675" officeooo:paragraph-rsid="00e25675" style:text-blinking="false" fo:background-color="transparent" style:font-size-asian="8pt" style:font-style-asian="normal" style:font-weight-asian="bold" style:font-size-complex="8pt" style:font-style-complex="normal" style:font-weight-complex="bold" loext:padding="0in" loext:border="none"/>
    </style:style>
    <style:style style:name="P4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5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5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52075" officeooo:paragraph-rsid="00e52075" style:text-blinking="false" fo:background-color="transparent" style:font-size-asian="8pt" style:font-style-asian="normal" style:font-weight-asian="bold" style:font-size-complex="8pt" style:font-style-complex="normal" style:font-weight-complex="bold" loext:padding="0in" loext:border="none"/>
    </style:style>
    <style:style style:name="P5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6c0cb"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5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5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5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9002e"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5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5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5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5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d448" officeooo:paragraph-rsid="00eed448" style:text-blinking="false" fo:background-color="transparent" style:font-size-asian="8pt" style:font-style-asian="normal" style:font-weight-asian="bold" style:font-size-complex="8pt" style:font-style-complex="normal" style:font-weight-complex="bold" loext:padding="0in" loext:border="none"/>
    </style:style>
    <style:style style:name="P6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f6a68" officeooo:paragraph-rsid="00ef6a68" style:text-blinking="false" fo:background-color="transparent" style:font-size-asian="8pt" style:font-style-asian="normal" style:font-weight-asian="bold" style:font-size-complex="8pt" style:font-style-complex="normal" style:font-weight-complex="bold" loext:padding="0in" loext:border="none"/>
    </style:style>
    <style:style style:name="P6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6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6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21a6f" officeooo:paragraph-rsid="00f21a6f" style:text-blinking="false" fo:background-color="transparent" style:font-size-asian="8pt" style:font-style-asian="normal" style:font-weight-asian="bold" style:font-size-complex="8pt" style:font-style-complex="normal" style:font-weight-complex="bold" loext:padding="0in" loext:border="none"/>
    </style:style>
    <style:style style:name="P6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21a6f" officeooo:paragraph-rsid="00f21a6f" style:text-blinking="false" fo:background-color="transparent" style:font-size-asian="8pt" style:font-style-asian="normal" style:font-weight-asian="bold" style:font-size-complex="8pt" style:font-style-complex="normal" style:font-weight-complex="bold" loext:padding="0in" loext:border="none"/>
    </style:style>
    <style:style style:name="P6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0956" officeooo:paragraph-rsid="00f40956" style:text-blinking="false" fo:background-color="transparent" style:font-size-asian="8pt" style:font-style-asian="normal" style:font-weight-asian="bold" style:font-size-complex="8pt" style:font-style-complex="normal" style:font-weight-complex="bold" loext:padding="0in" loext:border="none"/>
    </style:style>
    <style:style style:name="P6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e443" officeooo:paragraph-rsid="00f4e443" style:text-blinking="false" fo:background-color="transparent" style:font-size-asian="8pt" style:font-style-asian="normal" style:font-weight-asian="bold" style:font-size-complex="8pt" style:font-style-complex="normal" style:font-weight-complex="bold" loext:padding="0in" loext:border="none"/>
    </style:style>
    <style:style style:name="P6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6dcfb" officeooo:paragraph-rsid="00f6dcfb" style:text-blinking="false" fo:background-color="transparent" style:font-size-asian="8pt" style:font-style-asian="normal" style:font-weight-asian="bold" style:font-size-complex="8pt" style:font-style-complex="normal" style:font-weight-complex="bold" loext:padding="0in" loext:border="none"/>
    </style:style>
    <style:style style:name="P6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8c808" officeooo:paragraph-rsid="00f8c808" style:text-blinking="false" fo:background-color="transparent" style:font-size-asian="8pt" style:font-style-asian="normal" style:font-weight-asian="bold" style:font-size-complex="8pt" style:font-style-complex="normal" style:font-weight-complex="bold" loext:padding="0in" loext:border="none"/>
    </style:style>
    <style:style style:name="P6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36f1" officeooo:paragraph-rsid="00fb36f1" style:text-blinking="false" fo:background-color="transparent" style:font-size-asian="8pt" style:font-style-asian="normal" style:font-weight-asian="bold" style:font-size-complex="8pt" style:font-style-complex="normal" style:font-weight-complex="bold" loext:padding="0in" loext:border="none"/>
    </style:style>
    <style:style style:name="P7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36f1" officeooo:paragraph-rsid="00fb36f1" style:text-blinking="false" fo:background-color="transparent" style:font-size-asian="8pt" style:font-style-asian="normal" style:font-weight-asian="bold" style:font-size-complex="8pt" style:font-style-complex="normal" style:font-weight-complex="bold" loext:padding="0in" loext:border="none"/>
    </style:style>
    <style:style style:name="P7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d10d" officeooo:paragraph-rsid="00fbd10d" style:text-blinking="false" fo:background-color="transparent" style:font-size-asian="8pt" style:font-style-asian="normal" style:font-weight-asian="bold" style:font-size-complex="8pt" style:font-style-complex="normal" style:font-weight-complex="bold" loext:padding="0in" loext:border="none"/>
    </style:style>
    <style:style style:name="P7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7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7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f9b3" officeooo:paragraph-rsid="00fdf9b3" style:text-blinking="false" fo:background-color="transparent" style:font-size-asian="8pt" style:font-style-asian="normal" style:font-weight-asian="bold" style:font-size-complex="8pt" style:font-style-complex="normal" style:font-weight-complex="bold" loext:padding="0in" loext:border="none"/>
    </style:style>
    <style:style style:name="P7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f9b3" officeooo:paragraph-rsid="00fdf9b3" style:text-blinking="false" fo:background-color="transparent" style:font-size-asian="8pt" style:font-style-asian="normal" style:font-weight-asian="bold" style:font-size-complex="8pt" style:font-style-complex="normal" style:font-weight-complex="bold" loext:padding="0in" loext:border="none"/>
    </style:style>
    <style:style style:name="P7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1026" officeooo:paragraph-rsid="00ff1026" style:text-blinking="false" fo:background-color="transparent" style:font-size-asian="8pt" style:font-style-asian="normal" style:font-weight-asian="bold" style:font-size-complex="8pt" style:font-style-complex="normal" style:font-weight-complex="bold" loext:padding="0in" loext:border="none"/>
    </style:style>
    <style:style style:name="P7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7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7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9367" officeooo:paragraph-rsid="01039367" style:text-blinking="false" fo:background-color="transparent" style:font-size-asian="8pt" style:font-style-asian="normal" style:font-weight-asian="bold" style:font-size-complex="8pt" style:font-style-complex="normal" style:font-weight-complex="bold" loext:padding="0in" loext:border="none"/>
    </style:style>
    <style:style style:name="P8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b5e9" officeooo:paragraph-rsid="0103b5e9" style:text-blinking="false" fo:background-color="transparent" style:font-size-asian="8pt" style:font-style-asian="normal" style:font-weight-asian="bold" style:font-size-complex="8pt" style:font-style-complex="normal" style:font-weight-complex="bold" loext:padding="0in" loext:border="none"/>
    </style:style>
    <style:style style:name="P8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07b3" officeooo:paragraph-rsid="010407b3" style:text-blinking="false" fo:background-color="transparent" style:font-size-asian="8pt" style:font-style-asian="normal" style:font-weight-asian="bold" style:font-size-complex="8pt" style:font-style-complex="normal" style:font-weight-complex="bold" loext:padding="0in" loext:border="none"/>
    </style:style>
    <style:style style:name="P8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8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8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5d4de" officeooo:paragraph-rsid="0105d4de" style:text-blinking="false" fo:background-color="transparent" style:font-size-asian="8pt" style:font-style-asian="normal" style:font-weight-asian="bold" style:font-size-complex="8pt" style:font-style-complex="normal" style:font-weight-complex="bold" loext:padding="0in" loext:border="none"/>
    </style:style>
    <style:style style:name="P8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71a03" officeooo:paragraph-rsid="01071a03" style:text-blinking="false" fo:background-color="transparent" style:font-size-asian="8pt" style:font-style-asian="normal" style:font-weight-asian="bold" style:font-size-complex="8pt" style:font-style-complex="normal" style:font-weight-complex="bold" loext:padding="0in" loext:border="none"/>
    </style:style>
    <style:style style:name="P8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880a4" officeooo:paragraph-rsid="010880a4" style:text-blinking="false" fo:background-color="transparent" style:font-size-asian="8pt" style:font-style-asian="normal" style:font-weight-asian="bold" style:font-size-complex="8pt" style:font-style-complex="normal" style:font-weight-complex="bold" loext:padding="0in" loext:border="none"/>
    </style:style>
    <style:style style:name="P8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880a4" officeooo:paragraph-rsid="010880a4" style:text-blinking="false" fo:background-color="transparent" style:font-size-asian="8pt" style:font-style-asian="normal" style:font-weight-asian="bold" style:font-size-complex="8pt" style:font-style-complex="normal" style:font-weight-complex="bold" loext:padding="0in" loext:border="none"/>
    </style:style>
    <style:style style:name="P8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9b762" officeooo:paragraph-rsid="0109b762" style:text-blinking="false" fo:background-color="transparent" style:font-size-asian="8pt" style:font-style-asian="normal" style:font-weight-asian="bold" style:font-size-complex="8pt" style:font-style-complex="normal" style:font-weight-complex="bold" loext:padding="0in" loext:border="none"/>
    </style:style>
    <style:style style:name="P8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679c" officeooo:paragraph-rsid="010b679c" style:text-blinking="false" fo:background-color="transparent" style:font-size-asian="8pt" style:font-style-asian="normal" style:font-weight-asian="bold" style:font-size-complex="8pt" style:font-style-complex="normal" style:font-weight-complex="bold" loext:padding="0in" loext:border="none"/>
    </style:style>
    <style:style style:name="P9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679c" officeooo:paragraph-rsid="010b679c" style:text-blinking="false" fo:background-color="transparent" style:font-size-asian="8pt" style:font-style-asian="normal" style:font-weight-asian="bold" style:font-size-complex="8pt" style:font-style-complex="normal" style:font-weight-complex="bold" loext:padding="0in" loext:border="none"/>
    </style:style>
    <style:style style:name="P9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a5e0" officeooo:paragraph-rsid="010ba5e0" style:text-blinking="false" fo:background-color="transparent" style:font-size-asian="8pt" style:font-style-asian="normal" style:font-weight-asian="bold" style:font-size-complex="8pt" style:font-style-complex="normal" style:font-weight-complex="bold" loext:padding="0in" loext:border="none"/>
    </style:style>
    <style:style style:name="P9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c01fc" officeooo:paragraph-rsid="010c01fc" style:text-blinking="false" fo:background-color="transparent" style:font-size-asian="8pt" style:font-style-asian="normal" style:font-weight-asian="bold" style:font-size-complex="8pt" style:font-style-complex="normal" style:font-weight-complex="bold" loext:padding="0in" loext:border="none"/>
    </style:style>
    <style:style style:name="P9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c01fc" officeooo:paragraph-rsid="010c01fc" style:text-blinking="false" fo:background-color="transparent" style:font-size-asian="8pt" style:font-style-asian="normal" style:font-weight-asian="bold" style:font-size-complex="8pt" style:font-style-complex="normal" style:font-weight-complex="bold" loext:padding="0in" loext:border="none"/>
    </style:style>
    <style:style style:name="P9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e7383" officeooo:paragraph-rsid="010e7383" style:text-blinking="false" fo:background-color="transparent" style:font-size-asian="8pt" style:font-style-asian="normal" style:font-weight-asian="bold" style:font-size-complex="8pt" style:font-style-complex="normal" style:font-weight-complex="bold" loext:padding="0in" loext:border="none"/>
    </style:style>
    <style:style style:name="P9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0d9e5" officeooo:paragraph-rsid="0110d9e5" style:text-blinking="false" fo:background-color="transparent" style:font-size-asian="8pt" style:font-style-asian="normal" style:font-weight-asian="bold" style:font-size-complex="8pt" style:font-style-complex="normal" style:font-weight-complex="bold" loext:padding="0in" loext:border="none"/>
    </style:style>
    <style:style style:name="P9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23608" officeooo:paragraph-rsid="01123608" style:text-blinking="false" fo:background-color="transparent" style:font-size-asian="8pt" style:font-style-asian="normal" style:font-weight-asian="bold" style:font-size-complex="8pt" style:font-style-complex="normal" style:font-weight-complex="bold" loext:padding="0in" loext:border="none"/>
    </style:style>
    <style:style style:name="P9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23608" officeooo:paragraph-rsid="01123608" style:text-blinking="false" fo:background-color="transparent" style:font-size-asian="8pt" style:font-style-asian="normal" style:font-weight-asian="bold" style:font-size-complex="8pt" style:font-style-complex="normal" style:font-weight-complex="bold" loext:padding="0in" loext:border="none"/>
    </style:style>
    <style:style style:name="P9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5fe79" officeooo:paragraph-rsid="0115fe79" style:text-blinking="false" fo:background-color="transparent" style:font-size-asian="8pt" style:font-style-asian="normal" style:font-weight-asian="bold" style:font-size-complex="8pt" style:font-style-complex="normal" style:font-weight-complex="bold" loext:padding="0in" loext:border="none"/>
    </style:style>
    <style:style style:name="P9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625f5" officeooo:paragraph-rsid="011625f5" style:text-blinking="false" fo:background-color="transparent" style:font-size-asian="8pt" style:font-style-asian="normal" style:font-weight-asian="bold" style:font-size-complex="8pt" style:font-style-complex="normal" style:font-weight-complex="bold" loext:padding="0in" loext:border="none"/>
    </style:style>
    <style:style style:name="P10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7e57e" officeooo:paragraph-rsid="0117e57e" style:text-blinking="false" fo:background-color="transparent" style:font-size-asian="8pt" style:font-style-asian="normal" style:font-weight-asian="bold" style:font-size-complex="8pt" style:font-style-complex="normal" style:font-weight-complex="bold" loext:padding="0in" loext:border="none"/>
    </style:style>
    <style:style style:name="P10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8166a" officeooo:paragraph-rsid="0118166a" style:text-blinking="false" fo:background-color="transparent" style:font-size-asian="8pt" style:font-style-asian="normal" style:font-weight-asian="bold" style:font-size-complex="8pt" style:font-style-complex="normal" style:font-weight-complex="bold" loext:padding="0in" loext:border="none"/>
    </style:style>
    <style:style style:name="P10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992c4" officeooo:paragraph-rsid="011992c4" style:text-blinking="false" fo:background-color="transparent" style:font-size-asian="8pt" style:font-style-asian="normal" style:font-weight-asian="bold" style:font-size-complex="8pt" style:font-style-complex="normal" style:font-weight-complex="bold" loext:padding="0in" loext:border="none"/>
    </style:style>
    <style:style style:name="P10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992c4" officeooo:paragraph-rsid="011992c4" style:text-blinking="false" fo:background-color="transparent" style:font-size-asian="8pt" style:font-style-asian="normal" style:font-weight-asian="bold" style:font-size-complex="8pt" style:font-style-complex="normal" style:font-weight-complex="bold" loext:padding="0in" loext:border="none"/>
    </style:style>
    <style:style style:name="P10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b39c9" officeooo:paragraph-rsid="011b39c9" style:text-blinking="false" fo:background-color="transparent" style:font-size-asian="8pt" style:font-style-asian="normal" style:font-weight-asian="bold" style:font-size-complex="8pt" style:font-style-complex="normal" style:font-weight-complex="bold" loext:padding="0in" loext:border="none"/>
    </style:style>
    <style:style style:name="P10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b39c9" officeooo:paragraph-rsid="011b39c9" style:text-blinking="false" fo:background-color="transparent" style:font-size-asian="8pt" style:font-style-asian="normal" style:font-weight-asian="bold" style:font-size-complex="8pt" style:font-style-complex="normal" style:font-weight-complex="bold" loext:padding="0in" loext:border="none"/>
    </style:style>
    <style:style style:name="P10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cd278" officeooo:paragraph-rsid="011cd278" style:text-blinking="false" fo:background-color="transparent" style:font-size-asian="8pt" style:font-style-asian="normal" style:font-weight-asian="bold" style:font-size-complex="8pt" style:font-style-complex="normal" style:font-weight-complex="bold" loext:padding="0in" loext:border="none"/>
    </style:style>
    <style:style style:name="P10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e8902" officeooo:paragraph-rsid="011e8902" style:text-blinking="false" fo:background-color="transparent" style:font-size-asian="8pt" style:font-style-asian="normal" style:font-weight-asian="bold" style:font-size-complex="8pt" style:font-style-complex="normal" style:font-weight-complex="bold" loext:padding="0in" loext:border="none"/>
    </style:style>
    <style:style style:name="P10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54f1" officeooo:paragraph-rsid="012154f1" style:text-blinking="false" fo:background-color="transparent" style:font-size-asian="8pt" style:font-style-asian="normal" style:font-weight-asian="bold" style:font-size-complex="8pt" style:font-style-complex="normal" style:font-weight-complex="bold" loext:padding="0in" loext:border="none"/>
    </style:style>
    <style:style style:name="P10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54f1" officeooo:paragraph-rsid="012154f1" style:text-blinking="false" fo:background-color="transparent" style:font-size-asian="8pt" style:font-style-asian="normal" style:font-weight-asian="bold" style:font-size-complex="8pt" style:font-style-complex="normal" style:font-weight-complex="bold" loext:padding="0in" loext:border="none"/>
    </style:style>
    <style:style style:name="P11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833b" officeooo:paragraph-rsid="0121833b" style:text-blinking="false" fo:background-color="transparent" style:font-size-asian="8pt" style:font-style-asian="normal" style:font-weight-asian="bold" style:font-size-complex="8pt" style:font-style-complex="normal" style:font-weight-complex="bold" loext:padding="0in" loext:border="none"/>
    </style:style>
    <style:style style:name="P11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833b" officeooo:paragraph-rsid="0121833b" style:text-blinking="false" fo:background-color="transparent" style:font-size-asian="8pt" style:font-style-asian="normal" style:font-weight-asian="bold" style:font-size-complex="8pt" style:font-style-complex="normal" style:font-weight-complex="bold" loext:padding="0in" loext:border="none"/>
    </style:style>
    <style:style style:name="P11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95f4" officeooo:paragraph-rsid="012395f4" style:text-blinking="false" fo:background-color="transparent" style:font-size-asian="8pt" style:font-style-asian="normal" style:font-weight-asian="bold" style:font-size-complex="8pt" style:font-style-complex="normal" style:font-weight-complex="bold" loext:padding="0in" loext:border="none"/>
    </style:style>
    <style:style style:name="P11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95f4" officeooo:paragraph-rsid="012395f4" style:text-blinking="false" fo:background-color="transparent" style:font-size-asian="8pt" style:font-style-asian="normal" style:font-weight-asian="bold" style:font-size-complex="8pt" style:font-style-complex="normal" style:font-weight-complex="bold" loext:padding="0in" loext:border="none"/>
    </style:style>
    <style:style style:name="P11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df63" officeooo:paragraph-rsid="0123df63" style:text-blinking="false" fo:background-color="transparent" style:font-size-asian="8pt" style:font-style-asian="normal" style:font-weight-asian="bold" style:font-size-complex="8pt" style:font-style-complex="normal" style:font-weight-complex="bold" loext:padding="0in" loext:border="none"/>
    </style:style>
    <style:style style:name="P11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df63" officeooo:paragraph-rsid="0123df63" style:text-blinking="false" fo:background-color="transparent" style:font-size-asian="8pt" style:font-style-asian="normal" style:font-weight-asian="bold" style:font-size-complex="8pt" style:font-style-complex="normal" style:font-weight-complex="bold" loext:padding="0in" loext:border="none"/>
    </style:style>
    <style:style style:name="P11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4f7e4" officeooo:paragraph-rsid="0124f7e4" style:text-blinking="false" fo:background-color="transparent" style:font-size-asian="8pt" style:font-style-asian="normal" style:font-weight-asian="bold" style:font-size-complex="8pt" style:font-style-complex="normal" style:font-weight-complex="bold" loext:padding="0in" loext:border="none"/>
    </style:style>
    <style:style style:name="P1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5faad" officeooo:paragraph-rsid="0125faad" style:text-blinking="false" fo:background-color="transparent" style:font-size-asian="8pt" style:font-style-asian="normal" style:font-weight-asian="bold" style:font-size-complex="8pt" style:font-style-complex="normal" style:font-weight-complex="bold" loext:padding="0in" loext:border="none"/>
    </style:style>
    <style:style style:name="P11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7e373" officeooo:paragraph-rsid="0127e373" style:text-blinking="false" fo:background-color="transparent" style:font-size-asian="8pt" style:font-style-asian="normal" style:font-weight-asian="bold" style:font-size-complex="8pt" style:font-style-complex="normal" style:font-weight-complex="bold" loext:padding="0in" loext:border="none"/>
    </style:style>
    <style:style style:name="P11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9c099" officeooo:paragraph-rsid="0129c099" style:text-blinking="false" fo:background-color="transparent" style:font-size-asian="8pt" style:font-style-asian="normal" style:font-weight-asian="bold" style:font-size-complex="8pt" style:font-style-complex="normal" style:font-weight-complex="bold" loext:padding="0in" loext:border="none"/>
    </style:style>
    <style:style style:name="P12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abf4f" officeooo:paragraph-rsid="012abf4f" style:text-blinking="false" fo:background-color="transparent" style:font-size-asian="8pt" style:font-style-asian="normal" style:font-weight-asian="bold" style:font-size-complex="8pt" style:font-style-complex="normal" style:font-weight-complex="bold" loext:padding="0in" loext:border="none"/>
    </style:style>
    <style:style style:name="P12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b7709" officeooo:paragraph-rsid="012b7709" style:text-blinking="false" fo:background-color="transparent" style:font-size-asian="8pt" style:font-style-asian="normal" style:font-weight-asian="bold" style:font-size-complex="8pt" style:font-style-complex="normal" style:font-weight-complex="bold" loext:padding="0in" loext:border="none"/>
    </style:style>
    <style:style style:name="P12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b7709" officeooo:paragraph-rsid="012b7709" style:text-blinking="false" fo:background-color="transparent" style:font-size-asian="8pt" style:font-style-asian="normal" style:font-weight-asian="bold" style:font-size-complex="8pt" style:font-style-complex="normal" style:font-weight-complex="bold" loext:padding="0in" loext:border="none"/>
    </style:style>
    <style:style style:name="P12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c3a24" officeooo:paragraph-rsid="012c3a24" style:text-blinking="false" fo:background-color="transparent" style:font-size-asian="8pt" style:font-style-asian="normal" style:font-weight-asian="bold" style:font-size-complex="8pt" style:font-style-complex="normal" style:font-weight-complex="bold" loext:padding="0in" loext:border="none"/>
    </style:style>
    <style:style style:name="P12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c3a24" officeooo:paragraph-rsid="012c3a24" style:text-blinking="false" fo:background-color="transparent" style:font-size-asian="8pt" style:font-style-asian="normal" style:font-weight-asian="bold" style:font-size-complex="8pt" style:font-style-complex="normal" style:font-weight-complex="bold" loext:padding="0in" loext:border="none"/>
    </style:style>
    <style:style style:name="P12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C059" fo:font-size="16pt" fo:letter-spacing="normal" fo:font-style="normal" style:text-underline-style="none" fo:font-weight="normal" officeooo:rsid="00de68b1" officeooo:paragraph-rsid="00de68b1" style:text-blinking="false" fo:background-color="transparent" style:font-size-asian="16pt" style:font-style-asian="normal" style:font-weight-asian="normal" style:font-size-complex="16pt" style:font-style-complex="normal" style:font-weight-complex="normal" loext:padding="0in" loext:border="none"/>
    </style:style>
    <style:style style:name="P12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de68b1" style:text-blinking="false" fo:background-color="transparent" style:font-size-asian="8pt" style:font-style-asian="normal" style:font-weight-asian="normal" style:font-size-complex="8pt" style:font-style-complex="normal" style:font-weight-complex="normal" loext:padding="0in" loext:border="none"/>
    </style:style>
    <style:style style:name="P1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de68b1" style:text-blinking="false" fo:background-color="transparent" style:font-size-asian="8pt" style:font-style-asian="normal" style:font-weight-asian="normal" style:font-size-complex="8pt" style:font-style-complex="normal" style:font-weight-complex="normal" loext:padding="0in" loext:border="none"/>
    </style:style>
    <style:style style:name="P1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003f0" style:text-blinking="false" fo:background-color="transparent" style:font-size-asian="8pt" style:font-style-asian="normal" style:font-weight-asian="normal" style:font-size-complex="8pt" style:font-style-complex="normal" style:font-weight-complex="normal" loext:padding="0in" loext:border="none"/>
    </style:style>
    <style:style style:name="P12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0a9e2" style:text-blinking="false" fo:background-color="transparent" style:font-size-asian="8pt" style:font-style-asian="normal" style:font-weight-asian="normal" style:font-size-complex="8pt" style:font-style-complex="normal" style:font-weight-complex="normal" loext:padding="0in" loext:border="none"/>
    </style:style>
    <style:style style:name="P1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3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3a479" style:text-blinking="false" fo:background-color="transparent" style:font-size-asian="8pt" style:font-style-asian="normal" style:font-weight-asian="normal" style:font-size-complex="8pt" style:font-style-complex="normal" style:font-weight-complex="normal" loext:padding="0in" loext:border="none"/>
    </style:style>
    <style:style style:name="P13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6c0cb" style:text-blinking="false" fo:background-color="transparent" style:font-size-asian="8pt" style:font-style-asian="normal" style:font-weight-asian="normal" style:font-size-complex="8pt" style:font-style-complex="normal" style:font-weight-complex="normal" loext:padding="0in" loext:border="none"/>
    </style:style>
    <style:style style:name="P13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13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3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de68b1" style:text-blinking="false" fo:background-color="transparent" style:font-size-asian="8pt" style:font-style-asian="normal" style:font-weight-asian="normal" style:font-size-complex="8pt" style:font-style-complex="normal" style:font-weight-complex="normal" loext:padding="0in" loext:border="none"/>
    </style:style>
    <style:style style:name="P13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003f0" style:text-blinking="false" fo:background-color="transparent" style:font-size-asian="8pt" style:font-style-asian="normal" style:font-weight-asian="normal" style:font-size-complex="8pt" style:font-style-complex="normal" style:font-weight-complex="normal" loext:padding="0in" loext:border="none"/>
    </style:style>
    <style:style style:name="P13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0a9e2" style:text-blinking="false" fo:background-color="transparent" style:font-size-asian="8pt" style:font-style-asian="normal" style:font-weight-asian="normal" style:font-size-complex="8pt" style:font-style-complex="normal" style:font-weight-complex="normal" loext:padding="0in" loext:border="none"/>
    </style:style>
    <style:style style:name="P13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3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3a479" style:text-blinking="false" fo:background-color="transparent" style:font-size-asian="8pt" style:font-style-asian="normal" style:font-weight-asian="normal" style:font-size-complex="8pt" style:font-style-complex="normal" style:font-weight-complex="normal" loext:padding="0in" loext:border="none"/>
    </style:style>
    <style:style style:name="P14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6c0cb" style:text-blinking="false" fo:background-color="transparent" style:font-size-asian="8pt" style:font-style-asian="normal" style:font-weight-asian="normal" style:font-size-complex="8pt" style:font-style-complex="normal" style:font-weight-complex="normal" loext:padding="0in" loext:border="none"/>
    </style:style>
    <style:style style:name="P14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14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003f0" officeooo:paragraph-rsid="00e003f0" style:text-blinking="false" fo:background-color="transparent" style:font-size-asian="8pt" style:font-style-asian="normal" style:font-weight-asian="normal" style:font-size-complex="8pt" style:font-style-complex="normal" style:font-weight-complex="normal" loext:padding="0in" loext:border="none"/>
    </style:style>
    <style:style style:name="P14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0a9e2" officeooo:paragraph-rsid="00e0a9e2" style:text-blinking="false" fo:background-color="transparent" style:font-size-asian="8pt" style:font-style-asian="normal" style:font-weight-asian="normal" style:font-size-complex="8pt" style:font-style-complex="normal" style:font-weight-complex="normal" loext:padding="0in" loext:border="none"/>
    </style:style>
    <style:style style:name="P14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29c18"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4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29c18"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4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3a479"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4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3a479" officeooo:paragraph-rsid="00e3a479" style:text-blinking="false" fo:background-color="transparent" style:font-size-asian="8pt" style:font-style-asian="normal" style:font-weight-asian="normal" style:font-size-complex="8pt" style:font-style-complex="normal" style:font-weight-complex="normal" loext:padding="0in" loext:border="none"/>
    </style:style>
    <style:style style:name="P14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6c0cb" officeooo:paragraph-rsid="00e6c0cb" style:text-blinking="false" fo:background-color="transparent" style:font-size-asian="8pt" style:font-style-asian="normal" style:font-weight-asian="normal" style:font-size-complex="8pt" style:font-style-complex="normal" style:font-weight-complex="normal" loext:padding="0in" loext:border="none"/>
    </style:style>
    <style:style style:name="P15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7fb20"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15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9002e"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5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c824b"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5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c824b" officeooo:paragraph-rsid="00ec824b" style:text-blinking="false" fo:background-color="transparent" style:font-size-asian="8pt" style:font-style-asian="normal" style:font-weight-asian="normal" style:font-size-complex="8pt" style:font-style-complex="normal" style:font-weight-complex="normal" loext:padding="0in" loext:border="none"/>
    </style:style>
    <style:style style:name="P15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c824b"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5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0072" officeooo:paragraph-rsid="00ee0072" style:text-blinking="false" fo:background-color="transparent" style:font-size-asian="8pt" style:font-style-asian="normal" style:font-weight-asian="normal" style:font-size-complex="8pt" style:font-style-complex="normal" style:font-weight-complex="normal" loext:padding="0in" loext:border="none"/>
    </style:style>
    <style:style style:name="P15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69a5" officeooo:paragraph-rsid="00ee0072" style:text-blinking="false" fo:background-color="transparent" style:font-size-asian="8pt" style:font-style-asian="normal" style:font-weight-asian="normal" style:font-size-complex="8pt" style:font-style-complex="normal" style:font-weight-complex="normal" loext:padding="0in" loext:border="none"/>
    </style:style>
    <style:style style:name="P15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69a5" officeooo:paragraph-rsid="00ee69a5" style:text-blinking="false" fo:background-color="transparent" style:font-size-asian="8pt" style:font-style-asian="normal" style:font-weight-asian="normal" style:font-size-complex="8pt" style:font-style-complex="normal" style:font-weight-complex="normal" loext:padding="0in" loext:border="none"/>
    </style:style>
    <style:style style:name="P15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69a5" officeooo:paragraph-rsid="00ee69a5" style:text-blinking="false" fo:background-color="transparent" style:font-size-asian="8pt" style:font-style-asian="normal" style:font-weight-asian="normal" style:font-size-complex="8pt" style:font-style-complex="normal" style:font-weight-complex="normal" loext:padding="0in" loext:border="none"/>
    </style:style>
    <style:style style:name="P15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69a5" officeooo:paragraph-rsid="00ee69a5" style:text-blinking="false" fo:background-color="transparent" style:font-size-asian="8pt" style:font-style-asian="normal" style:font-weight-asian="normal" style:font-size-complex="8pt" style:font-style-complex="normal" style:font-weight-complex="normal" loext:padding="0in" loext:border="none"/>
    </style:style>
    <style:style style:name="P16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f6a68" officeooo:paragraph-rsid="00eed448" style:text-blinking="false" fo:background-color="transparent" style:font-size-asian="8pt" style:font-style-asian="normal" style:font-weight-asian="normal" style:font-size-complex="8pt" style:font-style-complex="normal" style:font-weight-complex="normal" loext:padding="0in" loext:border="none"/>
    </style:style>
    <style:style style:name="P16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f6a68" officeooo:paragraph-rsid="00ef6a68" style:text-blinking="false" fo:background-color="transparent" style:font-size-asian="8pt" style:font-style-asian="normal" style:font-weight-asian="normal" style:font-size-complex="8pt" style:font-style-complex="normal" style:font-weight-complex="normal" loext:padding="0in" loext:border="none"/>
    </style:style>
    <style:style style:name="P16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4d88" officeooo:paragraph-rsid="00ef6a68" style:text-blinking="false" fo:background-color="transparent" style:font-size-asian="8pt" style:font-style-asian="normal" style:font-weight-asian="normal" style:font-size-complex="8pt" style:font-style-complex="normal" style:font-weight-complex="normal" loext:padding="0in" loext:border="none"/>
    </style:style>
    <style:style style:name="P16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4d88" officeooo:paragraph-rsid="00f04d88" style:text-blinking="false" fo:background-color="transparent" style:font-size-asian="8pt" style:font-style-asian="normal" style:font-weight-asian="normal" style:font-size-complex="8pt" style:font-style-complex="normal" style:font-weight-complex="normal" loext:padding="0in" loext:border="none"/>
    </style:style>
    <style:style style:name="P16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4d88" officeooo:paragraph-rsid="00ef6a68" style:text-blinking="false" fo:background-color="transparent" style:font-size-asian="8pt" style:font-style-asian="normal" style:font-weight-asian="normal" style:font-size-complex="8pt" style:font-style-complex="normal" style:font-weight-complex="normal" loext:padding="0in" loext:border="none"/>
    </style:style>
    <style:style style:name="P16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4d88" officeooo:paragraph-rsid="00f04d88" style:text-blinking="false" fo:background-color="transparent" style:font-size-asian="8pt" style:font-style-asian="normal" style:font-weight-asian="normal" style:font-size-complex="8pt" style:font-style-complex="normal" style:font-weight-complex="normal" loext:padding="0in" loext:border="none"/>
    </style:style>
    <style:style style:name="P16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6f3b" officeooo:paragraph-rsid="00f04d88" style:text-blinking="false" fo:background-color="transparent" style:font-size-asian="8pt" style:font-style-asian="normal" style:font-weight-asian="normal" style:font-size-complex="8pt" style:font-style-complex="normal" style:font-weight-complex="normal" loext:padding="0in" loext:border="none"/>
    </style:style>
    <style:style style:name="P16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6f3b" officeooo:paragraph-rsid="00f04d88" style:text-blinking="false" fo:background-color="transparent" style:font-size-asian="8pt" style:font-style-asian="normal" style:font-weight-asian="normal" style:font-size-complex="8pt" style:font-style-complex="normal" style:font-weight-complex="normal" loext:padding="0in" loext:border="none"/>
    </style:style>
    <style:style style:name="P16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0956"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16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9a29"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17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9a29" officeooo:paragraph-rsid="00f49a29" style:text-blinking="false" fo:background-color="transparent" style:font-size-asian="8pt" style:font-style-asian="normal" style:font-weight-asian="normal" style:font-size-complex="8pt" style:font-style-complex="normal" style:font-weight-complex="normal" loext:padding="0in" loext:border="none"/>
    </style:style>
    <style:style style:name="P17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9a29"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17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e443" officeooo:paragraph-rsid="00f4e443" style:text-blinking="false" fo:background-color="transparent" style:font-size-asian="8pt" style:font-style-asian="normal" style:font-weight-asian="normal" style:font-size-complex="8pt" style:font-style-complex="normal" style:font-weight-complex="normal" loext:padding="0in" loext:border="none"/>
    </style:style>
    <style:style style:name="P17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6dcfb" officeooo:paragraph-rsid="00f4e443" style:text-blinking="false" fo:background-color="transparent" style:font-size-asian="8pt" style:font-style-asian="normal" style:font-weight-asian="normal" style:font-size-complex="8pt" style:font-style-complex="normal" style:font-weight-complex="normal" loext:padding="0in" loext:border="none"/>
    </style:style>
    <style:style style:name="P17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6dcfb" officeooo:paragraph-rsid="00f6dcfb" style:text-blinking="false" fo:background-color="transparent" style:font-size-asian="8pt" style:font-style-asian="normal" style:font-weight-asian="normal" style:font-size-complex="8pt" style:font-style-complex="normal" style:font-weight-complex="normal" loext:padding="0in" loext:border="none"/>
    </style:style>
    <style:style style:name="P17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6dcfb" officeooo:paragraph-rsid="00f4e443" style:text-blinking="false" fo:background-color="transparent" style:font-size-asian="8pt" style:font-style-asian="normal" style:font-weight-asian="normal" style:font-size-complex="8pt" style:font-style-complex="normal" style:font-weight-complex="normal" loext:padding="0in" loext:border="none"/>
    </style:style>
    <style:style style:name="P17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8c808" officeooo:paragraph-rsid="00f6dcfb" style:text-blinking="false" fo:background-color="transparent" style:font-size-asian="8pt" style:font-style-asian="normal" style:font-weight-asian="normal" style:font-size-complex="8pt" style:font-style-complex="normal" style:font-weight-complex="normal" loext:padding="0in" loext:border="none"/>
    </style:style>
    <style:style style:name="P17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8c808" officeooo:paragraph-rsid="00f8c808" style:text-blinking="false" fo:background-color="transparent" style:font-size-asian="8pt" style:font-style-asian="normal" style:font-weight-asian="normal" style:font-size-complex="8pt" style:font-style-complex="normal" style:font-weight-complex="normal" loext:padding="0in" loext:border="none"/>
    </style:style>
    <style:style style:name="P17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a99d5" officeooo:paragraph-rsid="00f8c808" style:text-blinking="false" fo:background-color="transparent" style:font-size-asian="8pt" style:font-style-asian="normal" style:font-weight-asian="normal" style:font-size-complex="8pt" style:font-style-complex="normal" style:font-weight-complex="normal" loext:padding="0in" loext:border="none"/>
    </style:style>
    <style:style style:name="P17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d10d" officeooo:paragraph-rsid="00fbd10d" style:text-blinking="false" fo:background-color="transparent" style:font-size-asian="8pt" style:font-style-asian="normal" style:font-weight-asian="normal" style:font-size-complex="8pt" style:font-style-complex="normal" style:font-weight-complex="normal" loext:padding="0in" loext:border="none"/>
    </style:style>
    <style:style style:name="P18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3eca" officeooo:paragraph-rsid="00fbd10d" style:text-blinking="false" fo:background-color="transparent" style:font-size-asian="8pt" style:font-style-asian="normal" style:font-weight-asian="normal" style:font-size-complex="8pt" style:font-style-complex="normal" style:font-weight-complex="normal" loext:padding="0in" loext:border="none"/>
    </style:style>
    <style:style style:name="P18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3eca" officeooo:paragraph-rsid="00fd3eca" style:text-blinking="false" fo:background-color="transparent" style:font-size-asian="8pt" style:font-style-asian="normal" style:font-weight-asian="normal" style:font-size-complex="8pt" style:font-style-complex="normal" style:font-weight-complex="normal" loext:padding="0in" loext:border="none"/>
    </style:style>
    <style:style style:name="P18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3eca" officeooo:paragraph-rsid="00fd3eca" style:text-blinking="false" fo:background-color="transparent" style:font-size-asian="8pt" style:font-style-asian="normal" style:font-weight-asian="normal" style:font-size-complex="8pt" style:font-style-complex="normal" style:font-weight-complex="normal" loext:padding="0in" loext:border="none"/>
    </style:style>
    <style:style style:name="P18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f9b3" officeooo:paragraph-rsid="00fd3eca" style:text-blinking="false" fo:background-color="transparent" style:font-size-asian="8pt" style:font-style-asian="normal" style:font-weight-asian="normal" style:font-size-complex="8pt" style:font-style-complex="normal" style:font-weight-complex="normal" loext:padding="0in" loext:border="none"/>
    </style:style>
    <style:style style:name="P18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f9b3" officeooo:paragraph-rsid="00fdf9b3" style:text-blinking="false" fo:background-color="transparent" style:font-size-asian="8pt" style:font-style-asian="normal" style:font-weight-asian="normal" style:font-size-complex="8pt" style:font-style-complex="normal" style:font-weight-complex="normal" loext:padding="0in" loext:border="none"/>
    </style:style>
    <style:style style:name="P18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f9b3" officeooo:paragraph-rsid="00fd3eca" style:text-blinking="false" fo:background-color="transparent" style:font-size-asian="8pt" style:font-style-asian="normal" style:font-weight-asian="normal" style:font-size-complex="8pt" style:font-style-complex="normal" style:font-weight-complex="normal" loext:padding="0in" loext:border="none"/>
    </style:style>
    <style:style style:name="P18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f9b3" officeooo:paragraph-rsid="00fdf9b3" style:text-blinking="false" fo:background-color="transparent" style:font-size-asian="8pt" style:font-style-asian="normal" style:font-weight-asian="normal" style:font-size-complex="8pt" style:font-style-complex="normal" style:font-weight-complex="normal" loext:padding="0in" loext:border="none"/>
    </style:style>
    <style:style style:name="P18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1026" officeooo:paragraph-rsid="00ff1026" style:text-blinking="false" fo:background-color="transparent" style:font-size-asian="8pt" style:font-style-asian="normal" style:font-weight-asian="normal" style:font-size-complex="8pt" style:font-style-complex="normal" style:font-weight-complex="normal" loext:padding="0in" loext:border="none"/>
    </style:style>
    <style:style style:name="P18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1026" officeooo:paragraph-rsid="00ff1026" style:text-blinking="false" fo:background-color="transparent" style:font-size-asian="8pt" style:font-style-asian="normal" style:font-weight-asian="normal" style:font-size-complex="8pt" style:font-style-complex="normal" style:font-weight-complex="normal" loext:padding="0in" loext:border="none"/>
    </style:style>
    <style:style style:name="P18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6f1c" officeooo:paragraph-rsid="00ff1026" style:text-blinking="false" fo:background-color="transparent" style:font-size-asian="8pt" style:font-style-asian="normal" style:font-weight-asian="normal" style:font-size-complex="8pt" style:font-style-complex="normal" style:font-weight-complex="normal" loext:padding="0in" loext:border="none"/>
    </style:style>
    <style:style style:name="P19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9e14"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9e14"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9e14"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17239"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17239"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28ca0" officeooo:paragraph-rsid="01028ca0" style:text-blinking="false" fo:background-color="transparent" style:font-size-asian="8pt" style:font-style-asian="normal" style:font-weight-asian="normal" style:font-size-complex="8pt" style:font-style-complex="normal" style:font-weight-complex="normal" loext:padding="0in" loext:border="none"/>
    </style:style>
    <style:style style:name="P19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39367" officeooo:paragraph-rsid="01039367" style:text-blinking="false" fo:background-color="transparent" style:font-size-asian="8pt" style:font-style-asian="normal" style:font-weight-asian="normal" style:font-size-complex="8pt" style:font-style-complex="normal" style:font-weight-complex="normal" loext:padding="0in" loext:border="none"/>
    </style:style>
    <style:style style:name="P19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3b5e9" officeooo:paragraph-rsid="01039367" style:text-blinking="false" fo:background-color="transparent" style:font-size-asian="8pt" style:font-style-asian="normal" style:font-weight-asian="normal" style:font-size-complex="8pt" style:font-style-complex="normal" style:font-weight-complex="normal" loext:padding="0in" loext:border="none"/>
    </style:style>
    <style:style style:name="P19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3b5e9" officeooo:paragraph-rsid="0103b5e9" style:text-blinking="false" fo:background-color="transparent" style:font-size-asian="8pt" style:font-style-asian="normal" style:font-weight-asian="normal" style:font-size-complex="8pt" style:font-style-complex="normal" style:font-weight-complex="normal" loext:padding="0in" loext:border="none"/>
    </style:style>
    <style:style style:name="P19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3b5e9" officeooo:paragraph-rsid="01039367" style:text-blinking="false" fo:background-color="transparent" style:font-size-asian="8pt" style:font-style-asian="normal" style:font-weight-asian="normal" style:font-size-complex="8pt" style:font-style-complex="normal" style:font-weight-complex="normal" loext:padding="0in" loext:border="none"/>
    </style:style>
    <style:style style:name="P20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3b5e9" style:text-blinking="false" fo:background-color="transparent" style:font-size-asian="8pt" style:font-style-asian="normal" style:font-weight-asian="normal" style:font-size-complex="8pt" style:font-style-complex="normal" style:font-weight-complex="normal" loext:padding="0in" loext:border="none"/>
    </style:style>
    <style:style style:name="P20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6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20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6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20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5d4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20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5d4de" officeooo:paragraph-rsid="0105d4de" style:text-blinking="false" fo:background-color="transparent" style:font-size-asian="8pt" style:font-style-asian="normal" style:font-weight-asian="normal" style:font-size-complex="8pt" style:font-style-complex="normal" style:font-weight-complex="normal" loext:padding="0in" loext:border="none"/>
    </style:style>
    <style:style style:name="P20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71a03" officeooo:paragraph-rsid="01071a03" style:text-blinking="false" fo:background-color="transparent" style:font-size-asian="8pt" style:font-style-asian="normal" style:font-weight-asian="normal" style:font-size-complex="8pt" style:font-style-complex="normal" style:font-weight-complex="normal" loext:padding="0in" loext:border="none"/>
    </style:style>
    <style:style style:name="P20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880a4" officeooo:paragraph-rsid="010880a4" style:text-blinking="false" fo:background-color="transparent" style:font-size-asian="8pt" style:font-style-asian="normal" style:font-weight-asian="normal" style:font-size-complex="8pt" style:font-style-complex="normal" style:font-weight-complex="normal" loext:padding="0in" loext:border="none"/>
    </style:style>
    <style:style style:name="P20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9b762" officeooo:paragraph-rsid="010880a4" style:text-blinking="false" fo:background-color="transparent" style:font-size-asian="8pt" style:font-style-asian="normal" style:font-weight-asian="normal" style:font-size-complex="8pt" style:font-style-complex="normal" style:font-weight-complex="normal" loext:padding="0in" loext:border="none"/>
    </style:style>
    <style:style style:name="P20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9b762" officeooo:paragraph-rsid="0109b762" style:text-blinking="false" fo:background-color="transparent" style:font-size-asian="8pt" style:font-style-asian="normal" style:font-weight-asian="normal" style:font-size-complex="8pt" style:font-style-complex="normal" style:font-weight-complex="normal" loext:padding="0in" loext:border="none"/>
    </style:style>
    <style:style style:name="P20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9b762" officeooo:paragraph-rsid="010880a4" style:text-blinking="false" fo:background-color="transparent" style:font-size-asian="8pt" style:font-style-asian="normal" style:font-weight-asian="normal" style:font-size-complex="8pt" style:font-style-complex="normal" style:font-weight-complex="normal" loext:padding="0in" loext:border="none"/>
    </style:style>
    <style:style style:name="P21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9b762" style:text-blinking="false" fo:background-color="transparent" style:font-size-asian="8pt" style:font-style-asian="normal" style:font-weight-asian="normal" style:font-size-complex="8pt" style:font-style-complex="normal" style:font-weight-complex="normal" loext:padding="0in" loext:border="none"/>
    </style:style>
    <style:style style:name="P21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21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9b762" style:text-blinking="false" fo:background-color="transparent" style:font-size-asian="8pt" style:font-style-asian="normal" style:font-weight-asian="normal" style:font-size-complex="8pt" style:font-style-complex="normal" style:font-weight-complex="normal" loext:padding="0in" loext:border="none"/>
    </style:style>
    <style:style style:name="P21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21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a5e0"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21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a5e0" officeooo:paragraph-rsid="010ba5e0" style:text-blinking="false" fo:background-color="transparent" style:font-size-asian="8pt" style:font-style-asian="normal" style:font-weight-asian="normal" style:font-size-complex="8pt" style:font-style-complex="normal" style:font-weight-complex="normal" loext:padding="0in" loext:border="none"/>
    </style:style>
    <style:style style:name="P21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a5e0"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2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ba5e0" style:text-blinking="false" fo:background-color="transparent" style:font-size-asian="8pt" style:font-style-asian="normal" style:font-weight-asian="normal" style:font-size-complex="8pt" style:font-style-complex="normal" style:font-weight-complex="normal" loext:padding="0in" loext:border="none"/>
    </style:style>
    <style:style style:name="P21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c01fc" style:text-blinking="false" fo:background-color="transparent" style:font-size-asian="8pt" style:font-style-asian="normal" style:font-weight-asian="normal" style:font-size-complex="8pt" style:font-style-complex="normal" style:font-weight-complex="normal" loext:padding="0in" loext:border="none"/>
    </style:style>
    <style:style style:name="P21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e7383" officeooo:paragraph-rsid="010e7383" style:text-blinking="false" fo:background-color="transparent" style:font-size-asian="8pt" style:font-style-asian="normal" style:font-weight-asian="normal" style:font-size-complex="8pt" style:font-style-complex="normal" style:font-weight-complex="normal" loext:padding="0in" loext:border="none"/>
    </style:style>
    <style:style style:name="P22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00ad" officeooo:paragraph-rsid="010e7383" style:text-blinking="false" fo:background-color="transparent" style:font-size-asian="8pt" style:font-style-asian="normal" style:font-weight-asian="normal" style:font-size-complex="8pt" style:font-style-complex="normal" style:font-weight-complex="normal" loext:padding="0in" loext:border="none"/>
    </style:style>
    <style:style style:name="P22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00ad" officeooo:paragraph-rsid="011000ad" style:text-blinking="false" fo:background-color="transparent" style:font-size-asian="8pt" style:font-style-asian="normal" style:font-weight-asian="normal" style:font-size-complex="8pt" style:font-style-complex="normal" style:font-weight-complex="normal" loext:padding="0in" loext:border="none"/>
    </style:style>
    <style:style style:name="P22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00ad" officeooo:paragraph-rsid="010e7383" style:text-blinking="false" fo:background-color="transparent" style:font-size-asian="8pt" style:font-style-asian="normal" style:font-weight-asian="normal" style:font-size-complex="8pt" style:font-style-complex="normal" style:font-weight-complex="normal" loext:padding="0in" loext:border="none"/>
    </style:style>
    <style:style style:name="P22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00ad" officeooo:paragraph-rsid="011000ad" style:text-blinking="false" fo:background-color="transparent" style:font-size-asian="8pt" style:font-style-asian="normal" style:font-weight-asian="normal" style:font-size-complex="8pt" style:font-style-complex="normal" style:font-weight-complex="normal" loext:padding="0in" loext:border="none"/>
    </style:style>
    <style:style style:name="P22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d9e5" officeooo:paragraph-rsid="0110d9e5" style:text-blinking="false" fo:background-color="transparent" style:font-size-asian="8pt" style:font-style-asian="normal" style:font-weight-asian="normal" style:font-size-complex="8pt" style:font-style-complex="normal" style:font-weight-complex="normal" loext:padding="0in" loext:border="none"/>
    </style:style>
    <style:style style:name="P22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23608" officeooo:paragraph-rsid="0110d9e5" style:text-blinking="false" fo:background-color="transparent" style:font-size-asian="8pt" style:font-style-asian="normal" style:font-weight-asian="normal" style:font-size-complex="8pt" style:font-style-complex="normal" style:font-weight-complex="normal" loext:padding="0in" loext:border="none"/>
    </style:style>
    <style:style style:name="P2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23608" officeooo:paragraph-rsid="01123608" style:text-blinking="false" fo:background-color="transparent" style:font-size-asian="8pt" style:font-style-asian="normal" style:font-weight-asian="normal" style:font-size-complex="8pt" style:font-style-complex="normal" style:font-weight-complex="normal" loext:padding="0in" loext:border="none"/>
    </style:style>
    <style:style style:name="P2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506d1" officeooo:paragraph-rsid="01123608" style:text-blinking="false" fo:background-color="transparent" style:font-size-asian="8pt" style:font-style-asian="normal" style:font-weight-asian="normal" style:font-size-complex="8pt" style:font-style-complex="normal" style:font-weight-complex="normal" loext:padding="0in" loext:border="none"/>
    </style:style>
    <style:style style:name="P2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5fe79" officeooo:paragraph-rsid="0115fe79" style:text-blinking="false" fo:background-color="transparent" style:font-size-asian="8pt" style:font-style-asian="normal" style:font-weight-asian="normal" style:font-size-complex="8pt" style:font-style-complex="normal" style:font-weight-complex="normal" loext:padding="0in" loext:border="none"/>
    </style:style>
    <style:style style:name="P22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5fe79" officeooo:paragraph-rsid="0115fe79" style:text-blinking="false" fo:background-color="transparent" style:font-size-asian="8pt" style:font-style-asian="normal" style:font-weight-asian="normal" style:font-size-complex="8pt" style:font-style-complex="normal" style:font-weight-complex="normal" loext:padding="0in" loext:border="none"/>
    </style:style>
    <style:style style:name="P2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625f5" officeooo:paragraph-rsid="011625f5" style:text-blinking="false" fo:background-color="transparent" style:font-size-asian="8pt" style:font-style-asian="normal" style:font-weight-asian="normal" style:font-size-complex="8pt" style:font-style-complex="normal" style:font-weight-complex="normal" loext:padding="0in" loext:border="none"/>
    </style:style>
    <style:style style:name="P23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7e57e" officeooo:paragraph-rsid="011625f5" style:text-blinking="false" fo:background-color="transparent" style:font-size-asian="8pt" style:font-style-asian="normal" style:font-weight-asian="normal" style:font-size-complex="8pt" style:font-style-complex="normal" style:font-weight-complex="normal" loext:padding="0in" loext:border="none"/>
    </style:style>
    <style:style style:name="P23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7e57e" officeooo:paragraph-rsid="0117e57e" style:text-blinking="false" fo:background-color="transparent" style:font-size-asian="8pt" style:font-style-asian="normal" style:font-weight-asian="normal" style:font-size-complex="8pt" style:font-style-complex="normal" style:font-weight-complex="normal" loext:padding="0in" loext:border="none"/>
    </style:style>
    <style:style style:name="P23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8166a" officeooo:paragraph-rsid="0117e57e" style:text-blinking="false" fo:background-color="transparent" style:font-size-asian="8pt" style:font-style-asian="normal" style:font-weight-asian="normal" style:font-size-complex="8pt" style:font-style-complex="normal" style:font-weight-complex="normal" loext:padding="0in" loext:border="none"/>
    </style:style>
    <style:style style:name="P23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8166a" officeooo:paragraph-rsid="0118166a" style:text-blinking="false" fo:background-color="transparent" style:font-size-asian="8pt" style:font-style-asian="normal" style:font-weight-asian="normal" style:font-size-complex="8pt" style:font-style-complex="normal" style:font-weight-complex="normal" loext:padding="0in" loext:border="none"/>
    </style:style>
    <style:style style:name="P23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992c4" officeooo:paragraph-rsid="0118166a" style:text-blinking="false" fo:background-color="transparent" style:font-size-asian="8pt" style:font-style-asian="normal" style:font-weight-asian="normal" style:font-size-complex="8pt" style:font-style-complex="normal" style:font-weight-complex="normal" loext:padding="0in" loext:border="none"/>
    </style:style>
    <style:style style:name="P23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992c4" officeooo:paragraph-rsid="011992c4" style:text-blinking="false" fo:background-color="transparent" style:font-size-asian="8pt" style:font-style-asian="normal" style:font-weight-asian="normal" style:font-size-complex="8pt" style:font-style-complex="normal" style:font-weight-complex="normal" loext:padding="0in" loext:border="none"/>
    </style:style>
    <style:style style:name="P23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992c4" officeooo:paragraph-rsid="0118166a" style:text-blinking="false" fo:background-color="transparent" style:font-size-asian="8pt" style:font-style-asian="normal" style:font-weight-asian="normal" style:font-size-complex="8pt" style:font-style-complex="normal" style:font-weight-complex="normal" loext:padding="0in" loext:border="none"/>
    </style:style>
    <style:style style:name="P23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992c4" officeooo:paragraph-rsid="011992c4" style:text-blinking="false" fo:background-color="transparent" style:font-size-asian="8pt" style:font-style-asian="normal" style:font-weight-asian="normal" style:font-size-complex="8pt" style:font-style-complex="normal" style:font-weight-complex="normal" loext:padding="0in" loext:border="none"/>
    </style:style>
    <style:style style:name="P23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b39c9" officeooo:paragraph-rsid="011992c4" style:text-blinking="false" fo:background-color="transparent" style:font-size-asian="8pt" style:font-style-asian="normal" style:font-weight-asian="normal" style:font-size-complex="8pt" style:font-style-complex="normal" style:font-weight-complex="normal" loext:padding="0in" loext:border="none"/>
    </style:style>
    <style:style style:name="P24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cd278" officeooo:paragraph-rsid="011cd278" style:text-blinking="false" fo:background-color="transparent" style:font-size-asian="8pt" style:font-style-asian="normal" style:font-weight-asian="normal" style:font-size-complex="8pt" style:font-style-complex="normal" style:font-weight-complex="normal" loext:padding="0in" loext:border="none"/>
    </style:style>
    <style:style style:name="P24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e8902" officeooo:paragraph-rsid="011cd278" style:text-blinking="false" fo:background-color="transparent" style:font-size-asian="8pt" style:font-style-asian="normal" style:font-weight-asian="normal" style:font-size-complex="8pt" style:font-style-complex="normal" style:font-weight-complex="normal" loext:padding="0in" loext:border="none"/>
    </style:style>
    <style:style style:name="P24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e8902" officeooo:paragraph-rsid="011e8902" style:text-blinking="false" fo:background-color="transparent" style:font-size-asian="8pt" style:font-style-asian="normal" style:font-weight-asian="normal" style:font-size-complex="8pt" style:font-style-complex="normal" style:font-weight-complex="normal" loext:padding="0in" loext:border="none"/>
    </style:style>
    <style:style style:name="P2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fdb7d" officeooo:paragraph-rsid="011e8902" style:text-blinking="false" fo:background-color="transparent" style:font-size-asian="8pt" style:font-style-asian="normal" style:font-weight-asian="normal" style:font-size-complex="8pt" style:font-style-complex="normal" style:font-weight-complex="normal" loext:padding="0in" loext:border="none"/>
    </style:style>
    <style:style style:name="P24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1833b" officeooo:paragraph-rsid="0121833b" style:text-blinking="false" fo:background-color="transparent" style:font-size-asian="8pt" style:font-style-asian="normal" style:font-weight-asian="normal" style:font-size-complex="8pt" style:font-style-complex="normal" style:font-weight-complex="normal" loext:padding="0in" loext:border="none"/>
    </style:style>
    <style:style style:name="P24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3f7a" officeooo:paragraph-rsid="0121833b" style:text-blinking="false" fo:background-color="transparent" style:font-size-asian="8pt" style:font-style-asian="normal" style:font-weight-asian="normal" style:font-size-complex="8pt" style:font-style-complex="normal" style:font-weight-complex="normal" loext:padding="0in" loext:border="none"/>
    </style:style>
    <style:style style:name="P24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95f4" officeooo:paragraph-rsid="012395f4" style:text-blinking="false" fo:background-color="transparent" style:font-size-asian="8pt" style:font-style-asian="normal" style:font-weight-asian="normal" style:font-size-complex="8pt" style:font-style-complex="normal" style:font-weight-complex="normal" loext:padding="0in" loext:border="none"/>
    </style:style>
    <style:style style:name="P24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95f4" officeooo:paragraph-rsid="012395f4" style:text-blinking="false" fo:background-color="transparent" style:font-size-asian="8pt" style:font-style-asian="normal" style:font-weight-asian="normal" style:font-size-complex="8pt" style:font-style-complex="normal" style:font-weight-complex="normal" loext:padding="0in" loext:border="none"/>
    </style:style>
    <style:style style:name="P24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95f4" officeooo:paragraph-rsid="012395f4" style:text-blinking="false" fo:background-color="transparent" style:font-size-asian="8pt" style:font-style-asian="normal" style:font-weight-asian="normal" style:font-size-complex="8pt" style:font-style-complex="normal" style:font-weight-complex="normal" loext:padding="0in" loext:border="none"/>
    </style:style>
    <style:style style:name="P24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df63" officeooo:paragraph-rsid="0123df63" style:text-blinking="false" fo:background-color="transparent" style:font-size-asian="8pt" style:font-style-asian="normal" style:font-weight-asian="normal" style:font-size-complex="8pt" style:font-style-complex="normal" style:font-weight-complex="normal" loext:padding="0in" loext:border="none"/>
    </style:style>
    <style:style style:name="P25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4f7e4" officeooo:paragraph-rsid="0123df63" style:text-blinking="false" fo:background-color="transparent" style:font-size-asian="8pt" style:font-style-asian="normal" style:font-weight-asian="normal" style:font-size-complex="8pt" style:font-style-complex="normal" style:font-weight-complex="normal" loext:padding="0in" loext:border="none"/>
    </style:style>
    <style:style style:name="P25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4f7e4" officeooo:paragraph-rsid="0124f7e4" style:text-blinking="false" fo:background-color="transparent" style:font-size-asian="8pt" style:font-style-asian="normal" style:font-weight-asian="normal" style:font-size-complex="8pt" style:font-style-complex="normal" style:font-weight-complex="normal" loext:padding="0in" loext:border="none"/>
    </style:style>
    <style:style style:name="P25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5faad" officeooo:paragraph-rsid="0124f7e4" style:text-blinking="false" fo:background-color="transparent" style:font-size-asian="8pt" style:font-style-asian="normal" style:font-weight-asian="normal" style:font-size-complex="8pt" style:font-style-complex="normal" style:font-weight-complex="normal" loext:padding="0in" loext:border="none"/>
    </style:style>
    <style:style style:name="P25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5faad" officeooo:paragraph-rsid="0125faad" style:text-blinking="false" fo:background-color="transparent" style:font-size-asian="8pt" style:font-style-asian="normal" style:font-weight-asian="normal" style:font-size-complex="8pt" style:font-style-complex="normal" style:font-weight-complex="normal" loext:padding="0in" loext:border="none"/>
    </style:style>
    <style:style style:name="P25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7e373" officeooo:paragraph-rsid="0127e373" style:text-blinking="false" fo:background-color="transparent" style:font-size-asian="8pt" style:font-style-asian="normal" style:font-weight-asian="normal" style:font-size-complex="8pt" style:font-style-complex="normal" style:font-weight-complex="normal" loext:padding="0in" loext:border="none"/>
    </style:style>
    <style:style style:name="P25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7e373" officeooo:paragraph-rsid="0127e373" style:text-blinking="false" fo:background-color="transparent" style:font-size-asian="8pt" style:font-style-asian="normal" style:font-weight-asian="normal" style:font-size-complex="8pt" style:font-style-complex="normal" style:font-weight-complex="normal" loext:padding="0in" loext:border="none"/>
    </style:style>
    <style:style style:name="P25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7e373" officeooo:paragraph-rsid="0127e373" style:text-blinking="false" fo:background-color="transparent" style:font-size-asian="8pt" style:font-style-asian="normal" style:font-weight-asian="normal" style:font-size-complex="8pt" style:font-style-complex="normal" style:font-weight-complex="normal" loext:padding="0in" loext:border="none"/>
    </style:style>
    <style:style style:name="P25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9c099" officeooo:paragraph-rsid="0129c099" style:text-blinking="false" fo:background-color="transparent" style:font-size-asian="8pt" style:font-style-asian="normal" style:font-weight-asian="normal" style:font-size-complex="8pt" style:font-style-complex="normal" style:font-weight-complex="normal" loext:padding="0in" loext:border="none"/>
    </style:style>
    <style:style style:name="P25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abf4f" officeooo:paragraph-rsid="0129c099" style:text-blinking="false" fo:background-color="transparent" style:font-size-asian="8pt" style:font-style-asian="normal" style:font-weight-asian="normal" style:font-size-complex="8pt" style:font-style-complex="normal" style:font-weight-complex="normal" loext:padding="0in" loext:border="none"/>
    </style:style>
    <style:style style:name="P25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abf4f" officeooo:paragraph-rsid="012abf4f" style:text-blinking="false" fo:background-color="transparent" style:font-size-asian="8pt" style:font-style-asian="normal" style:font-weight-asian="normal" style:font-size-complex="8pt" style:font-style-complex="normal" style:font-weight-complex="normal" loext:padding="0in" loext:border="none"/>
    </style:style>
    <style:style style:name="P26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abf4f" officeooo:paragraph-rsid="0129c099" style:text-blinking="false" fo:background-color="transparent" style:font-size-asian="8pt" style:font-style-asian="normal" style:font-weight-asian="normal" style:font-size-complex="8pt" style:font-style-complex="normal" style:font-weight-complex="normal" loext:padding="0in" loext:border="none"/>
    </style:style>
    <style:style style:name="P26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b7709" officeooo:paragraph-rsid="012abf4f" style:text-blinking="false" fo:background-color="transparent" style:font-size-asian="8pt" style:font-style-asian="normal" style:font-weight-asian="normal" style:font-size-complex="8pt" style:font-style-complex="normal" style:font-weight-complex="normal" loext:padding="0in" loext:border="none"/>
    </style:style>
    <style:style style:name="P26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b7709" officeooo:paragraph-rsid="012b7709" style:text-blinking="false" fo:background-color="transparent" style:font-size-asian="8pt" style:font-style-asian="normal" style:font-weight-asian="normal" style:font-size-complex="8pt" style:font-style-complex="normal" style:font-weight-complex="normal" loext:padding="0in" loext:border="none"/>
    </style:style>
    <style:style style:name="P26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b7709" officeooo:paragraph-rsid="012b7709" style:text-blinking="false" fo:background-color="transparent" style:font-size-asian="8pt" style:font-style-asian="normal" style:font-weight-asian="normal" style:font-size-complex="8pt" style:font-style-complex="normal" style:font-weight-complex="normal" loext:padding="0in" loext:border="none"/>
    </style:style>
    <style:style style:name="P26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b7709" officeooo:paragraph-rsid="012b7709" style:text-blinking="false" fo:background-color="transparent" style:font-size-asian="8pt" style:font-style-asian="normal" style:font-weight-asian="normal" style:font-size-complex="8pt" style:font-style-complex="normal" style:font-weight-complex="normal" loext:padding="0in" loext:border="none"/>
    </style:style>
    <style:style style:name="P26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c3a24" officeooo:paragraph-rsid="012b7709" style:text-blinking="false" fo:background-color="transparent" style:font-size-asian="8pt" style:font-style-asian="normal" style:font-weight-asian="normal" style:font-size-complex="8pt" style:font-style-complex="normal" style:font-weight-complex="normal" loext:padding="0in" loext:border="none"/>
    </style:style>
    <style:style style:name="P26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c3a24" officeooo:paragraph-rsid="012c3a24" style:text-blinking="false" fo:background-color="transparent" style:font-size-asian="8pt" style:font-style-asian="normal" style:font-weight-asian="normal" style:font-size-complex="8pt" style:font-style-complex="normal" style:font-weight-complex="normal" loext:padding="0in" loext:border="none"/>
    </style:style>
    <style:style style:name="P26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c3a24" officeooo:paragraph-rsid="012c3a24" style:text-blinking="false" fo:background-color="transparent" style:font-size-asian="8pt" style:font-style-asian="normal" style:font-weight-asian="normal" style:font-size-complex="8pt" style:font-style-complex="normal" style:font-weight-complex="normal" loext:padding="0in" loext:border="none"/>
    </style:style>
    <style:style style:name="P26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c3a24" officeooo:paragraph-rsid="012c3a24" style:text-blinking="false" fo:background-color="transparent" style:font-size-asian="8pt" style:font-style-asian="normal" style:font-weight-asian="normal" style:font-size-complex="8pt" style:font-style-complex="normal" style:font-weight-complex="normal" loext:padding="0in" loext:border="none"/>
    </style:style>
    <style:style style:name="P26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d1f47" officeooo:paragraph-rsid="012d1f47" style:text-blinking="false" fo:background-color="transparent" style:font-size-asian="8pt" style:font-style-asian="normal" style:font-weight-asian="normal" style:font-size-complex="8pt" style:font-style-complex="normal" style:font-weight-complex="normal" loext:padding="0in" loext:border="none"/>
    </style:style>
    <style:style style:name="P27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d1f47" officeooo:paragraph-rsid="012d1f47" style:text-blinking="false" fo:background-color="transparent" style:font-size-asian="8pt" style:font-style-asian="normal" style:font-weight-asian="normal" style:font-size-complex="8pt" style:font-style-complex="normal" style:font-weight-complex="normal" loext:padding="0in" loext:border="none"/>
    </style:style>
    <style:style style:name="P27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ed3dc" officeooo:paragraph-rsid="012ed3dc" style:text-blinking="false" fo:background-color="transparent" style:font-size-asian="8pt" style:font-style-asian="normal" style:font-weight-asian="normal" style:font-size-complex="8pt" style:font-style-complex="normal" style:font-weight-complex="normal" loext:padding="0in" loext:border="none"/>
    </style:style>
    <style:style style:name="P27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3182e1" officeooo:paragraph-rsid="013182e1" style:text-blinking="false" fo:background-color="transparent" style:font-size-asian="8pt" style:font-style-asian="normal" style:font-weight-asian="normal" style:font-size-complex="8pt" style:font-style-complex="normal" style:font-weight-complex="normal" loext:padding="0in" loext:border="none"/>
    </style:style>
    <style:style style:name="P27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27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3a9d57" officeooo:paragraph-rsid="013a9d57" style:text-blinking="false" fo:background-color="transparent" style:font-size-asian="8pt" style:font-style-asian="normal" style:font-weight-asian="normal" style:font-size-complex="8pt" style:font-style-complex="normal" style:font-weight-complex="normal" loext:padding="0in" loext:border="none"/>
    </style:style>
    <style:style style:name="P27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44c63a" officeooo:paragraph-rsid="0144c63a" style:text-blinking="false" fo:background-color="transparent" style:font-size-asian="8pt" style:font-style-asian="normal" style:font-weight-asian="normal" style:font-size-complex="8pt" style:font-style-complex="normal" style:font-weight-complex="normal" loext:padding="0in" loext:border="none"/>
    </style:style>
    <style:style style:name="P27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c3a24" officeooo:paragraph-rsid="012c3a24" style:text-blinking="false" fo:background-color="transparent" style:font-size-asian="8pt" style:font-style-asian="normal" style:font-weight-asian="bold" style:font-size-complex="8pt" style:font-style-complex="normal" style:font-weight-complex="bold" loext:padding="0in" loext:border="none"/>
    </style:style>
    <style:style style:name="P27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c3a24" officeooo:paragraph-rsid="012c3a24" style:text-blinking="false" fo:background-color="transparent" style:font-size-asian="8pt" style:font-style-asian="normal" style:font-weight-asian="bold" style:font-size-complex="8pt" style:font-style-complex="normal" style:font-weight-complex="bold" loext:padding="0in" loext:border="none"/>
    </style:style>
    <style:style style:name="P27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d1f47" officeooo:paragraph-rsid="012d1f47" style:text-blinking="false" fo:background-color="transparent" style:font-size-asian="8pt" style:font-style-asian="normal" style:font-weight-asian="bold" style:font-size-complex="8pt" style:font-style-complex="normal" style:font-weight-complex="bold" loext:padding="0in" loext:border="none"/>
    </style:style>
    <style:style style:name="P27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ed3dc" officeooo:paragraph-rsid="012ed3dc" style:text-blinking="false" fo:background-color="transparent" style:font-size-asian="8pt" style:font-style-asian="normal" style:font-weight-asian="bold" style:font-size-complex="8pt" style:font-style-complex="normal" style:font-weight-complex="bold" loext:padding="0in" loext:border="none"/>
    </style:style>
    <style:style style:name="P28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ed3dc" officeooo:paragraph-rsid="012ed3dc" style:text-blinking="false" fo:background-color="transparent" style:font-size-asian="8pt" style:font-style-asian="normal" style:font-weight-asian="bold" style:font-size-complex="8pt" style:font-style-complex="normal" style:font-weight-complex="bold" loext:padding="0in" loext:border="none"/>
    </style:style>
    <style:style style:name="P28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091db" officeooo:paragraph-rsid="013091db" style:text-blinking="false" fo:background-color="transparent" style:font-size-asian="8pt" style:font-style-asian="normal" style:font-weight-asian="bold" style:font-size-complex="8pt" style:font-style-complex="normal" style:font-weight-complex="bold" loext:padding="0in" loext:border="none"/>
    </style:style>
    <style:style style:name="P28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091db" officeooo:paragraph-rsid="013091db" style:text-blinking="false" fo:background-color="transparent" style:font-size-asian="8pt" style:font-style-asian="normal" style:font-weight-asian="bold" style:font-size-complex="8pt" style:font-style-complex="normal" style:font-weight-complex="bold" loext:padding="0in" loext:border="none"/>
    </style:style>
    <style:style style:name="P28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091db" officeooo:paragraph-rsid="013091db" style:text-blinking="false" fo:background-color="transparent" style:font-size-asian="8pt" style:font-style-asian="normal" style:font-weight-asian="bold" style:font-size-complex="8pt" style:font-style-complex="normal" style:font-weight-complex="bold" loext:padding="0in" loext:border="none"/>
    </style:style>
    <style:style style:name="P28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182e1" officeooo:paragraph-rsid="013182e1" style:text-blinking="false" fo:background-color="transparent" style:font-size-asian="8pt" style:font-style-asian="normal" style:font-weight-asian="bold" style:font-size-complex="8pt" style:font-style-complex="normal" style:font-weight-complex="bold" loext:padding="0in" loext:border="none"/>
    </style:style>
    <style:style style:name="P28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182e1" officeooo:paragraph-rsid="013182e1" style:text-blinking="false" fo:background-color="transparent" style:font-size-asian="8pt" style:font-style-asian="normal" style:font-weight-asian="bold" style:font-size-complex="8pt" style:font-style-complex="normal" style:font-weight-complex="bold" loext:padding="0in" loext:border="none"/>
    </style:style>
    <style:style style:name="P28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182e1" officeooo:paragraph-rsid="013182e1" style:text-blinking="false" fo:background-color="transparent" style:font-size-asian="8pt" style:font-style-asian="normal" style:font-weight-asian="bold" style:font-size-complex="8pt" style:font-style-complex="normal" style:font-weight-complex="bold" loext:padding="0in" loext:border="none"/>
    </style:style>
    <style:style style:name="P28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3372f" officeooo:paragraph-rsid="0133372f" style:text-blinking="false" fo:background-color="transparent" style:font-size-asian="8pt" style:font-style-asian="normal" style:font-weight-asian="bold" style:font-size-complex="8pt" style:font-style-complex="normal" style:font-weight-complex="bold" loext:padding="0in" loext:border="none"/>
    </style:style>
    <style:style style:name="P28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3372f" officeooo:paragraph-rsid="0133372f" style:text-blinking="false" fo:background-color="transparent" style:font-size-asian="8pt" style:font-style-asian="normal" style:font-weight-asian="bold" style:font-size-complex="8pt" style:font-style-complex="normal" style:font-weight-complex="bold" loext:padding="0in" loext:border="none"/>
    </style:style>
    <style:style style:name="P28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3372f" officeooo:paragraph-rsid="0133372f" style:text-blinking="false" fo:background-color="transparent" style:font-size-asian="8pt" style:font-style-asian="normal" style:font-weight-asian="bold" style:font-size-complex="8pt" style:font-style-complex="normal" style:font-weight-complex="bold" loext:padding="0in" loext:border="none"/>
    </style:style>
    <style:style style:name="P29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41479" officeooo:paragraph-rsid="01341479" style:text-blinking="false" fo:background-color="transparent" style:font-size-asian="8pt" style:font-style-asian="normal" style:font-weight-asian="bold" style:font-size-complex="8pt" style:font-style-complex="normal" style:font-weight-complex="bold" loext:padding="0in" loext:border="none"/>
    </style:style>
    <style:style style:name="P29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4624c" officeooo:paragraph-rsid="0134624c" style:text-blinking="false" fo:background-color="transparent" style:font-size-asian="8pt" style:font-style-asian="normal" style:font-weight-asian="bold" style:font-size-complex="8pt" style:font-style-complex="normal" style:font-weight-complex="bold" loext:padding="0in" loext:border="none"/>
    </style:style>
    <style:style style:name="P29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4624c" officeooo:paragraph-rsid="0134624c" style:text-blinking="false" fo:background-color="transparent" style:font-size-asian="8pt" style:font-style-asian="normal" style:font-weight-asian="bold" style:font-size-complex="8pt" style:font-style-complex="normal" style:font-weight-complex="bold" loext:padding="0in" loext:border="none"/>
    </style:style>
    <style:style style:name="P29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5ebbf" officeooo:paragraph-rsid="0135ebbf" style:text-blinking="false" fo:background-color="transparent" style:font-size-asian="8pt" style:font-style-asian="normal" style:font-weight-asian="bold" style:font-size-complex="8pt" style:font-style-complex="normal" style:font-weight-complex="bold" loext:padding="0in" loext:border="none"/>
    </style:style>
    <style:style style:name="P29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5ebbf" officeooo:paragraph-rsid="0135ebbf" style:text-blinking="false" fo:background-color="transparent" style:font-size-asian="8pt" style:font-style-asian="normal" style:font-weight-asian="bold" style:font-size-complex="8pt" style:font-style-complex="normal" style:font-weight-complex="bold" loext:padding="0in" loext:border="none"/>
    </style:style>
    <style:style style:name="P29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5ebbf" officeooo:paragraph-rsid="0135ebbf" style:text-blinking="false" fo:background-color="transparent" style:font-size-asian="8pt" style:font-style-asian="normal" style:font-weight-asian="bold" style:font-size-complex="8pt" style:font-style-complex="normal" style:font-weight-complex="bold" loext:padding="0in" loext:border="none"/>
    </style:style>
    <style:style style:name="P29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6a111" officeooo:paragraph-rsid="0136a111" style:text-blinking="false" fo:background-color="transparent" style:font-size-asian="8pt" style:font-style-asian="normal" style:font-weight-asian="bold" style:font-size-complex="8pt" style:font-style-complex="normal" style:font-weight-complex="bold" loext:padding="0in" loext:border="none"/>
    </style:style>
    <style:style style:name="P29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7f3b6" officeooo:paragraph-rsid="0137f3b6" style:text-blinking="false" fo:background-color="transparent" style:font-size-asian="8pt" style:font-style-asian="normal" style:font-weight-asian="bold" style:font-size-complex="8pt" style:font-style-complex="normal" style:font-weight-complex="bold" loext:padding="0in" loext:border="none"/>
    </style:style>
    <style:style style:name="P29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7f3b6" officeooo:paragraph-rsid="0137f3b6" style:text-blinking="false" fo:background-color="transparent" style:font-size-asian="8pt" style:font-style-asian="normal" style:font-weight-asian="bold" style:font-size-complex="8pt" style:font-style-complex="normal" style:font-weight-complex="bold" loext:padding="0in" loext:border="none"/>
    </style:style>
    <style:style style:name="P29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7f3b6" officeooo:paragraph-rsid="0137f3b6" style:text-blinking="false" fo:background-color="transparent" style:font-size-asian="8pt" style:font-style-asian="normal" style:font-weight-asian="bold" style:font-size-complex="8pt" style:font-style-complex="normal" style:font-weight-complex="bold" loext:padding="0in" loext:border="none"/>
    </style:style>
    <style:style style:name="P30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a9d57" officeooo:paragraph-rsid="013a9d57" style:text-blinking="false" fo:background-color="transparent" style:font-size-asian="8pt" style:font-style-asian="normal" style:font-weight-asian="bold" style:font-size-complex="8pt" style:font-style-complex="normal" style:font-weight-complex="bold" loext:padding="0in" loext:border="none"/>
    </style:style>
    <style:style style:name="P30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b266d" officeooo:paragraph-rsid="013b266d" style:text-blinking="false" fo:background-color="transparent" style:font-size-asian="8pt" style:font-style-asian="normal" style:font-weight-asian="bold" style:font-size-complex="8pt" style:font-style-complex="normal" style:font-weight-complex="bold" loext:padding="0in" loext:border="none"/>
    </style:style>
    <style:style style:name="P30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b266d" officeooo:paragraph-rsid="013b266d" style:text-blinking="false" fo:background-color="transparent" style:font-size-asian="8pt" style:font-style-asian="normal" style:font-weight-asian="bold" style:font-size-complex="8pt" style:font-style-complex="normal" style:font-weight-complex="bold" loext:padding="0in" loext:border="none"/>
    </style:style>
    <style:style style:name="P30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b266d" officeooo:paragraph-rsid="013b266d" style:text-blinking="false" fo:background-color="transparent" style:font-size-asian="8pt" style:font-style-asian="normal" style:font-weight-asian="bold" style:font-size-complex="8pt" style:font-style-complex="normal" style:font-weight-complex="bold" loext:padding="0in" loext:border="none"/>
    </style:style>
    <style:style style:name="P30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c170c" officeooo:paragraph-rsid="013c170c" style:text-blinking="false" fo:background-color="transparent" style:font-size-asian="8pt" style:font-style-asian="normal" style:font-weight-asian="bold" style:font-size-complex="8pt" style:font-style-complex="normal" style:font-weight-complex="bold" loext:padding="0in" loext:border="none"/>
    </style:style>
    <style:style style:name="P30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c170c" officeooo:paragraph-rsid="013c170c" style:text-blinking="false" fo:background-color="transparent" style:font-size-asian="8pt" style:font-style-asian="normal" style:font-weight-asian="bold" style:font-size-complex="8pt" style:font-style-complex="normal" style:font-weight-complex="bold" loext:padding="0in" loext:border="none"/>
    </style:style>
    <style:style style:name="P30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cbc2a" officeooo:paragraph-rsid="013cbc2a" style:text-blinking="false" fo:background-color="transparent" style:font-size-asian="8pt" style:font-style-asian="normal" style:font-weight-asian="bold" style:font-size-complex="8pt" style:font-style-complex="normal" style:font-weight-complex="bold" loext:padding="0in" loext:border="none"/>
    </style:style>
    <style:style style:name="P30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cbc2a" officeooo:paragraph-rsid="013cbc2a" style:text-blinking="false" fo:background-color="transparent" style:font-size-asian="8pt" style:font-style-asian="normal" style:font-weight-asian="bold" style:font-size-complex="8pt" style:font-style-complex="normal" style:font-weight-complex="bold" loext:padding="0in" loext:border="none"/>
    </style:style>
    <style:style style:name="P30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cbc2a" officeooo:paragraph-rsid="013cbc2a" style:text-blinking="false" fo:background-color="transparent" style:font-size-asian="8pt" style:font-style-asian="normal" style:font-weight-asian="bold" style:font-size-complex="8pt" style:font-style-complex="normal" style:font-weight-complex="bold" loext:padding="0in" loext:border="none"/>
    </style:style>
    <style:style style:name="P30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e2abc" officeooo:paragraph-rsid="013e2abc" style:text-blinking="false" fo:background-color="transparent" style:font-size-asian="8pt" style:font-style-asian="normal" style:font-weight-asian="bold" style:font-size-complex="8pt" style:font-style-complex="normal" style:font-weight-complex="bold" loext:padding="0in" loext:border="none"/>
    </style:style>
    <style:style style:name="P31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e2abc" officeooo:paragraph-rsid="013e2abc" style:text-blinking="false" fo:background-color="transparent" style:font-size-asian="8pt" style:font-style-asian="normal" style:font-weight-asian="bold" style:font-size-complex="8pt" style:font-style-complex="normal" style:font-weight-complex="bold" loext:padding="0in" loext:border="none"/>
    </style:style>
    <style:style style:name="P31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e2abc" officeooo:paragraph-rsid="013e2abc" style:text-blinking="false" fo:background-color="transparent" style:font-size-asian="8pt" style:font-style-asian="normal" style:font-weight-asian="bold" style:font-size-complex="8pt" style:font-style-complex="normal" style:font-weight-complex="bold" loext:padding="0in" loext:border="none"/>
    </style:style>
    <style:style style:name="P31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ef7d5" officeooo:paragraph-rsid="013ef7d5" style:text-blinking="false" fo:background-color="transparent" style:font-size-asian="8pt" style:font-style-asian="normal" style:font-weight-asian="bold" style:font-size-complex="8pt" style:font-style-complex="normal" style:font-weight-complex="bold" loext:padding="0in" loext:border="none"/>
    </style:style>
    <style:style style:name="P31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ef7d5" officeooo:paragraph-rsid="013ef7d5" style:text-blinking="false" fo:background-color="transparent" style:font-size-asian="8pt" style:font-style-asian="normal" style:font-weight-asian="bold" style:font-size-complex="8pt" style:font-style-complex="normal" style:font-weight-complex="bold" loext:padding="0in" loext:border="none"/>
    </style:style>
    <style:style style:name="P31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f109e" officeooo:paragraph-rsid="013f109e" style:text-blinking="false" fo:background-color="transparent" style:font-size-asian="8pt" style:font-style-asian="normal" style:font-weight-asian="bold" style:font-size-complex="8pt" style:font-style-complex="normal" style:font-weight-complex="bold" loext:padding="0in" loext:border="none"/>
    </style:style>
    <style:style style:name="P31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f109e" officeooo:paragraph-rsid="013f109e" style:text-blinking="false" fo:background-color="transparent" style:font-size-asian="8pt" style:font-style-asian="normal" style:font-weight-asian="bold" style:font-size-complex="8pt" style:font-style-complex="normal" style:font-weight-complex="bold" loext:padding="0in" loext:border="none"/>
    </style:style>
    <style:style style:name="P31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f109e" officeooo:paragraph-rsid="013f109e" style:text-blinking="false" fo:background-color="transparent" style:font-size-asian="8pt" style:font-style-asian="normal" style:font-weight-asian="bold" style:font-size-complex="8pt" style:font-style-complex="normal" style:font-weight-complex="bold" loext:padding="0in" loext:border="none"/>
    </style:style>
    <style:style style:name="P3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082c5" officeooo:paragraph-rsid="014082c5" style:text-blinking="false" fo:background-color="transparent" style:font-size-asian="8pt" style:font-style-asian="normal" style:font-weight-asian="bold" style:font-size-complex="8pt" style:font-style-complex="normal" style:font-weight-complex="bold" loext:padding="0in" loext:border="none"/>
    </style:style>
    <style:style style:name="P31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23f6d" officeooo:paragraph-rsid="01423f6d" style:text-blinking="false" fo:background-color="transparent" style:font-size-asian="8pt" style:font-style-asian="normal" style:font-weight-asian="bold" style:font-size-complex="8pt" style:font-style-complex="normal" style:font-weight-complex="bold" loext:padding="0in" loext:border="none"/>
    </style:style>
    <style:style style:name="P31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23f6d" officeooo:paragraph-rsid="01423f6d" style:text-blinking="false" fo:background-color="transparent" style:font-size-asian="8pt" style:font-style-asian="normal" style:font-weight-asian="bold" style:font-size-complex="8pt" style:font-style-complex="normal" style:font-weight-complex="bold" loext:padding="0in" loext:border="none"/>
    </style:style>
    <style:style style:name="P32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34358" officeooo:paragraph-rsid="01434358" style:text-blinking="false" fo:background-color="transparent" style:font-size-asian="8pt" style:font-style-asian="normal" style:font-weight-asian="bold" style:font-size-complex="8pt" style:font-style-complex="normal" style:font-weight-complex="bold" loext:padding="0in" loext:border="none"/>
    </style:style>
    <style:style style:name="P32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34358" officeooo:paragraph-rsid="01434358" style:text-blinking="false" fo:background-color="transparent" style:font-size-asian="8pt" style:font-style-asian="normal" style:font-weight-asian="bold" style:font-size-complex="8pt" style:font-style-complex="normal" style:font-weight-complex="bold" loext:padding="0in" loext:border="none"/>
    </style:style>
    <style:style style:name="P32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46fdd" officeooo:paragraph-rsid="01446fdd" style:text-blinking="false" fo:background-color="transparent" style:font-size-asian="8pt" style:font-style-asian="normal" style:font-weight-asian="bold" style:font-size-complex="8pt" style:font-style-complex="normal" style:font-weight-complex="bold" loext:padding="0in" loext:border="none"/>
    </style:style>
    <style:style style:name="P32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46fdd" officeooo:paragraph-rsid="01446fdd" style:text-blinking="false" fo:background-color="transparent" style:font-size-asian="8pt" style:font-style-asian="normal" style:font-weight-asian="bold" style:font-size-complex="8pt" style:font-style-complex="normal" style:font-weight-complex="bold" loext:padding="0in" loext:border="none"/>
    </style:style>
    <style:style style:name="P32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46fdd" officeooo:paragraph-rsid="01446fdd" style:text-blinking="false" fo:background-color="transparent" style:font-size-asian="8pt" style:font-style-asian="normal" style:font-weight-asian="bold" style:font-size-complex="8pt" style:font-style-complex="normal" style:font-weight-complex="bold" loext:padding="0in" loext:border="none"/>
    </style:style>
    <style:style style:name="P32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4c63a" officeooo:paragraph-rsid="0144c63a" style:text-blinking="false" fo:background-color="transparent" style:font-size-asian="8pt" style:font-style-asian="normal" style:font-weight-asian="bold" style:font-size-complex="8pt" style:font-style-complex="normal" style:font-weight-complex="bold" loext:padding="0in" loext:border="none"/>
    </style:style>
    <style:style style:name="P32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4c63a" officeooo:paragraph-rsid="0144c63a" style:text-blinking="false" fo:background-color="transparent" style:font-size-asian="8pt" style:font-style-asian="normal" style:font-weight-asian="bold" style:font-size-complex="8pt" style:font-style-complex="normal" style:font-weight-complex="bold" loext:padding="0in" loext:border="none"/>
    </style:style>
    <style:style style:name="P32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4c63a" officeooo:paragraph-rsid="0144c63a" style:text-blinking="false" fo:background-color="transparent" style:font-size-asian="8pt" style:font-style-asian="normal" style:font-weight-asian="bold" style:font-size-complex="8pt" style:font-style-complex="normal" style:font-weight-complex="bold" loext:padding="0in" loext:border="none"/>
    </style:style>
    <style:style style:name="P3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54051" officeooo:paragraph-rsid="01454051" style:text-blinking="false" fo:background-color="transparent" style:font-size-asian="8pt" style:font-style-asian="normal" style:font-weight-asian="bold" style:font-size-complex="8pt" style:font-style-complex="normal" style:font-weight-complex="bold" loext:padding="0in" loext:border="none"/>
    </style:style>
    <style:style style:name="P32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54051" officeooo:paragraph-rsid="01454051" style:text-blinking="false" fo:background-color="transparent" style:font-size-asian="8pt" style:font-style-asian="normal" style:font-weight-asian="bold" style:font-size-complex="8pt" style:font-style-complex="normal" style:font-weight-complex="bold" loext:padding="0in" loext:border="none"/>
    </style:style>
    <style:style style:name="P33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54051" officeooo:paragraph-rsid="01454051" style:text-blinking="false" fo:background-color="transparent" style:font-size-asian="8pt" style:font-style-asian="normal" style:font-weight-asian="bold" style:font-size-complex="8pt" style:font-style-complex="normal" style:font-weight-complex="bold" loext:padding="0in" loext:border="none"/>
    </style:style>
    <style:style style:name="P33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6c5e6" officeooo:paragraph-rsid="0146c5e6" style:text-blinking="false" fo:background-color="transparent" style:font-size-asian="8pt" style:font-style-asian="normal" style:font-weight-asian="bold" style:font-size-complex="8pt" style:font-style-complex="normal" style:font-weight-complex="bold" loext:padding="0in" loext:border="none"/>
    </style:style>
    <style:style style:name="P33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6c5e6" officeooo:paragraph-rsid="0146c5e6" style:text-blinking="false" fo:background-color="transparent" style:font-size-asian="8pt" style:font-style-asian="normal" style:font-weight-asian="bold" style:font-size-complex="8pt" style:font-style-complex="normal" style:font-weight-complex="bold" loext:padding="0in" loext:border="none"/>
    </style:style>
    <style:style style:name="P33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6c5e6" officeooo:paragraph-rsid="0146c5e6" style:text-blinking="false" fo:background-color="transparent" style:font-size-asian="8pt" style:font-style-asian="normal" style:font-weight-asian="bold" style:font-size-complex="8pt" style:font-style-complex="normal" style:font-weight-complex="bold" loext:padding="0in" loext:border="none"/>
    </style:style>
    <style:style style:name="P33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8afe7" officeooo:paragraph-rsid="0148afe7" style:text-blinking="false" fo:background-color="transparent" style:font-size-asian="8pt" style:font-style-asian="normal" style:font-weight-asian="bold" style:font-size-complex="8pt" style:font-style-complex="normal" style:font-weight-complex="bold" loext:padding="0in" loext:border="none"/>
    </style:style>
    <style:style style:name="P33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8afe7" officeooo:paragraph-rsid="0148afe7" style:text-blinking="false" fo:background-color="transparent" style:font-size-asian="8pt" style:font-style-asian="normal" style:font-weight-asian="bold" style:font-size-complex="8pt" style:font-style-complex="normal" style:font-weight-complex="bold" loext:padding="0in" loext:border="none"/>
    </style:style>
    <style:style style:name="P33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8afe7" officeooo:paragraph-rsid="0148afe7" style:text-blinking="false" fo:background-color="transparent" style:font-size-asian="8pt" style:font-style-asian="normal" style:font-weight-asian="bold" style:font-size-complex="8pt" style:font-style-complex="normal" style:font-weight-complex="bold" loext:padding="0in" loext:border="none"/>
    </style:style>
    <style:style style:name="P33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a6264" officeooo:paragraph-rsid="014a6264" style:text-blinking="false" fo:background-color="transparent" style:font-size-asian="8pt" style:font-style-asian="normal" style:font-weight-asian="bold" style:font-size-complex="8pt" style:font-style-complex="normal" style:font-weight-complex="bold" loext:padding="0in" loext:border="none"/>
    </style:style>
    <style:style style:name="P33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aa4a7" officeooo:paragraph-rsid="014aa4a7" style:text-blinking="false" fo:background-color="transparent" style:font-size-asian="8pt" style:font-style-asian="normal" style:font-weight-asian="bold" style:font-size-complex="8pt" style:font-style-complex="normal" style:font-weight-complex="bold" loext:padding="0in" loext:border="none"/>
    </style:style>
    <style:style style:name="P33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aa4a7" officeooo:paragraph-rsid="014aa4a7" style:text-blinking="false" fo:background-color="transparent" style:font-size-asian="8pt" style:font-style-asian="normal" style:font-weight-asian="bold" style:font-size-complex="8pt" style:font-style-complex="normal" style:font-weight-complex="bold" loext:padding="0in" loext:border="none"/>
    </style:style>
    <style:style style:name="P34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c4717" officeooo:paragraph-rsid="014c4717" style:text-blinking="false" fo:background-color="transparent" style:font-size-asian="8pt" style:font-style-asian="normal" style:font-weight-asian="bold" style:font-size-complex="8pt" style:font-style-complex="normal" style:font-weight-complex="bold" loext:padding="0in" loext:border="none"/>
    </style:style>
    <style:style style:name="P34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d94c6" officeooo:paragraph-rsid="014d94c6" style:text-blinking="false" fo:background-color="transparent" style:font-size-asian="8pt" style:font-style-asian="normal" style:font-weight-asian="bold" style:font-size-complex="8pt" style:font-style-complex="normal" style:font-weight-complex="bold" loext:padding="0in" loext:border="none"/>
    </style:style>
    <style:style style:name="P34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d94c6" officeooo:paragraph-rsid="014d94c6" style:text-blinking="false" fo:background-color="transparent" style:font-size-asian="8pt" style:font-style-asian="normal" style:font-weight-asian="bold" style:font-size-complex="8pt" style:font-style-complex="normal" style:font-weight-complex="bold" loext:padding="0in" loext:border="none"/>
    </style:style>
    <style:style style:name="P34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d94c6" officeooo:paragraph-rsid="014d94c6" style:text-blinking="false" fo:background-color="transparent" style:font-size-asian="8pt" style:font-style-asian="normal" style:font-weight-asian="bold" style:font-size-complex="8pt" style:font-style-complex="normal" style:font-weight-complex="bold" loext:padding="0in" loext:border="none"/>
    </style:style>
    <style:style style:name="T1" style:family="text">
      <style:text-properties officeooo:rsid="00d913e9"/>
    </style:style>
    <style:style style:name="T2" style:family="text">
      <style:text-properties fo:font-weight="normal" style:font-weight-asian="normal" style:font-weight-complex="normal"/>
    </style:style>
    <style:style style:name="T3" style:family="text">
      <style:text-properties fo:font-weight="normal" officeooo:rsid="00e3a479" style:font-weight-asian="normal" style:font-weight-complex="normal"/>
    </style:style>
    <style:style style:name="T4" style:family="text">
      <style:text-properties fo:font-weight="normal" officeooo:rsid="00e7fb20" style:font-weight-asian="normal" style:font-weight-complex="normal"/>
    </style:style>
    <style:style style:name="T5" style:family="text">
      <style:text-properties fo:font-weight="normal" officeooo:rsid="00ec824b" style:font-weight-asian="normal" style:font-weight-complex="normal"/>
    </style:style>
    <style:style style:name="T6" style:family="text">
      <style:text-properties fo:font-weight="normal" officeooo:rsid="00ee69a5" style:font-weight-asian="normal" style:font-weight-complex="normal"/>
    </style:style>
    <style:style style:name="T7" style:family="text">
      <style:text-properties fo:font-weight="normal" officeooo:rsid="00ef6a68" style:font-weight-asian="normal" style:font-weight-complex="normal"/>
    </style:style>
    <style:style style:name="T8" style:family="text">
      <style:text-properties fo:font-weight="normal" officeooo:rsid="00f04d88" style:font-weight-asian="normal" style:font-weight-complex="normal"/>
    </style:style>
    <style:style style:name="T9" style:family="text">
      <style:text-properties fo:font-weight="normal" officeooo:rsid="00f06f3b" style:font-weight-asian="normal" style:font-weight-complex="normal"/>
    </style:style>
    <style:style style:name="T10" style:family="text">
      <style:text-properties fo:font-weight="normal" officeooo:rsid="00f49a29" style:font-weight-asian="normal" style:font-weight-complex="normal"/>
    </style:style>
    <style:style style:name="T11" style:family="text">
      <style:text-properties fo:font-weight="normal" officeooo:rsid="00f6dcfb" style:font-weight-asian="normal" style:font-weight-complex="normal"/>
    </style:style>
    <style:style style:name="T12" style:family="text">
      <style:text-properties fo:font-weight="normal" officeooo:rsid="00f8c808" style:font-weight-asian="normal" style:font-weight-complex="normal"/>
    </style:style>
    <style:style style:name="T13" style:family="text">
      <style:text-properties fo:font-weight="normal" officeooo:rsid="00fa99d5" style:font-weight-asian="normal" style:font-weight-complex="normal"/>
    </style:style>
    <style:style style:name="T14" style:family="text">
      <style:text-properties fo:font-weight="normal" officeooo:rsid="00fd3eca" style:font-weight-asian="normal" style:font-weight-complex="normal"/>
    </style:style>
    <style:style style:name="T15" style:family="text">
      <style:text-properties fo:font-weight="normal" officeooo:rsid="00fdf9b3" style:font-weight-asian="normal" style:font-weight-complex="normal"/>
    </style:style>
    <style:style style:name="T16" style:family="text">
      <style:text-properties fo:font-weight="normal" officeooo:rsid="00ff6f1c" style:font-weight-asian="normal" style:font-weight-complex="normal"/>
    </style:style>
    <style:style style:name="T17" style:family="text">
      <style:text-properties fo:font-weight="normal" officeooo:rsid="01017239" style:font-weight-asian="normal" style:font-weight-complex="normal"/>
    </style:style>
    <style:style style:name="T18" style:family="text">
      <style:text-properties fo:font-weight="normal" officeooo:rsid="0103b5e9" style:font-weight-asian="normal" style:font-weight-complex="normal"/>
    </style:style>
    <style:style style:name="T19" style:family="text">
      <style:text-properties fo:font-weight="normal" officeooo:rsid="010407b3" style:font-weight-asian="normal" style:font-weight-complex="normal"/>
    </style:style>
    <style:style style:name="T20" style:family="text">
      <style:text-properties fo:font-weight="normal" officeooo:rsid="0105d4de" style:font-weight-asian="normal" style:font-weight-complex="normal"/>
    </style:style>
    <style:style style:name="T21" style:family="text">
      <style:text-properties fo:font-weight="normal" officeooo:rsid="0109b762" style:font-weight-asian="normal" style:font-weight-complex="normal"/>
    </style:style>
    <style:style style:name="T22" style:family="text">
      <style:text-properties fo:font-weight="normal" officeooo:rsid="010b679c" style:font-weight-asian="normal" style:font-weight-complex="normal"/>
    </style:style>
    <style:style style:name="T23" style:family="text">
      <style:text-properties fo:font-weight="normal" officeooo:rsid="010ba5e0" style:font-weight-asian="normal" style:font-weight-complex="normal"/>
    </style:style>
    <style:style style:name="T24" style:family="text">
      <style:text-properties fo:font-weight="normal" officeooo:rsid="010c01fc" style:font-weight-asian="normal" style:font-weight-complex="normal"/>
    </style:style>
    <style:style style:name="T25" style:family="text">
      <style:text-properties fo:font-weight="normal" officeooo:rsid="011000ad" style:font-weight-asian="normal" style:font-weight-complex="normal"/>
    </style:style>
    <style:style style:name="T26" style:family="text">
      <style:text-properties fo:font-weight="normal" officeooo:rsid="01123608" style:font-weight-asian="normal" style:font-weight-complex="normal"/>
    </style:style>
    <style:style style:name="T27" style:family="text">
      <style:text-properties fo:font-weight="normal" officeooo:rsid="011506d1" style:font-weight-asian="normal" style:font-weight-complex="normal"/>
    </style:style>
    <style:style style:name="T28" style:family="text">
      <style:text-properties fo:font-weight="normal" officeooo:rsid="0117e57e" style:font-weight-asian="normal" style:font-weight-complex="normal"/>
    </style:style>
    <style:style style:name="T29" style:family="text">
      <style:text-properties fo:font-weight="normal" officeooo:rsid="0118166a" style:font-weight-asian="normal" style:font-weight-complex="normal"/>
    </style:style>
    <style:style style:name="T30" style:family="text">
      <style:text-properties fo:font-weight="normal" officeooo:rsid="011992c4" style:font-weight-asian="normal" style:font-weight-complex="normal"/>
    </style:style>
    <style:style style:name="T31" style:family="text">
      <style:text-properties fo:font-weight="normal" officeooo:rsid="011b39c9" style:font-weight-asian="normal" style:font-weight-complex="normal"/>
    </style:style>
    <style:style style:name="T32" style:family="text">
      <style:text-properties fo:font-weight="normal" officeooo:rsid="011e8902" style:font-weight-asian="normal" style:font-weight-complex="normal"/>
    </style:style>
    <style:style style:name="T33" style:family="text">
      <style:text-properties fo:font-weight="normal" officeooo:rsid="011fdb7d" style:font-weight-asian="normal" style:font-weight-complex="normal"/>
    </style:style>
    <style:style style:name="T34" style:family="text">
      <style:text-properties fo:font-weight="normal" officeooo:rsid="01233f7a" style:font-weight-asian="normal" style:font-weight-complex="normal"/>
    </style:style>
    <style:style style:name="T35" style:family="text">
      <style:text-properties fo:font-weight="normal" officeooo:rsid="0124f7e4" style:font-weight-asian="normal" style:font-weight-complex="normal"/>
    </style:style>
    <style:style style:name="T36" style:family="text">
      <style:text-properties fo:font-weight="normal" officeooo:rsid="0125faad" style:font-weight-asian="normal" style:font-weight-complex="normal"/>
    </style:style>
    <style:style style:name="T37" style:family="text">
      <style:text-properties fo:font-weight="normal" officeooo:rsid="0127e373" style:font-weight-asian="normal" style:font-weight-complex="normal"/>
    </style:style>
    <style:style style:name="T38" style:family="text">
      <style:text-properties fo:font-weight="normal" officeooo:rsid="012abf4f" style:font-weight-asian="normal" style:font-weight-complex="normal"/>
    </style:style>
    <style:style style:name="T39" style:family="text">
      <style:text-properties fo:font-weight="normal" officeooo:rsid="012b7709" style:font-weight-asian="normal" style:font-weight-complex="normal"/>
    </style:style>
    <style:style style:name="T40" style:family="text">
      <style:text-properties fo:font-weight="normal" officeooo:rsid="012c3a24" style:font-weight-asian="normal" style:font-weight-complex="normal"/>
    </style:style>
    <style:style style:name="T41" style:family="text">
      <style:text-properties fo:font-weight="normal" officeooo:rsid="013182e1" style:font-weight-asian="normal" style:font-weight-complex="normal"/>
    </style:style>
    <style:style style:name="T42" style:family="text">
      <style:text-properties fo:font-weight="normal" officeooo:rsid="01341479" style:font-weight-asian="normal" style:font-weight-complex="normal"/>
    </style:style>
    <style:style style:name="T43" style:family="text">
      <style:text-properties fo:font-weight="normal" officeooo:rsid="0136a111" style:font-weight-asian="normal" style:font-weight-complex="normal"/>
    </style:style>
    <style:style style:name="T44" style:family="text">
      <style:text-properties fo:font-weight="normal" officeooo:rsid="0136f627" style:font-weight-asian="normal" style:font-weight-complex="normal"/>
    </style:style>
    <style:style style:name="T45" style:family="text">
      <style:text-properties fo:font-weight="normal" officeooo:rsid="013a9d57" style:font-weight-asian="normal" style:font-weight-complex="normal"/>
    </style:style>
    <style:style style:name="T46" style:family="text">
      <style:text-properties fo:font-weight="normal" officeooo:rsid="013cbc2a" style:font-weight-asian="normal" style:font-weight-complex="normal"/>
    </style:style>
    <style:style style:name="T47" style:family="text">
      <style:text-properties fo:font-weight="normal" officeooo:rsid="013f109e" style:font-weight-asian="normal" style:font-weight-complex="normal"/>
    </style:style>
    <style:style style:name="T48" style:family="text">
      <style:text-properties fo:font-weight="normal" officeooo:rsid="01423f6d" style:font-weight-asian="normal" style:font-weight-complex="normal"/>
    </style:style>
    <style:style style:name="T49" style:family="text">
      <style:text-properties fo:font-weight="normal" officeooo:rsid="01446fdd" style:font-weight-asian="normal" style:font-weight-complex="normal"/>
    </style:style>
    <style:style style:name="T50" style:family="text">
      <style:text-properties fo:font-weight="normal" officeooo:rsid="0144c63a" style:font-weight-asian="normal" style:font-weight-complex="normal"/>
    </style:style>
    <style:style style:name="T51" style:family="text">
      <style:text-properties fo:font-weight="normal" officeooo:rsid="01454051" style:font-weight-asian="normal" style:font-weight-complex="normal"/>
    </style:style>
    <style:style style:name="T52" style:family="text">
      <style:text-properties fo:font-weight="normal" officeooo:rsid="0146c5e6" style:font-weight-asian="normal" style:font-weight-complex="normal"/>
    </style:style>
    <style:style style:name="T53" style:family="text">
      <style:text-properties fo:font-weight="normal" officeooo:rsid="0148afe7" style:font-weight-asian="normal" style:font-weight-complex="normal"/>
    </style:style>
    <style:style style:name="T54" style:family="text">
      <style:text-properties fo:font-weight="normal" officeooo:rsid="01492381" style:font-weight-asian="normal" style:font-weight-complex="normal"/>
    </style:style>
    <style:style style:name="T55" style:family="text">
      <style:text-properties fo:font-weight="normal" officeooo:rsid="014a9dc6" style:font-weight-asian="normal" style:font-weight-complex="normal"/>
    </style:style>
    <style:style style:name="T56" style:family="text">
      <style:text-properties fo:font-weight="normal" officeooo:rsid="014aa4a7" style:font-weight-asian="normal" style:font-weight-complex="normal"/>
    </style:style>
    <style:style style:name="T57" style:family="text">
      <style:text-properties fo:font-weight="normal" officeooo:rsid="014ca713" style:font-weight-asian="normal" style:font-weight-complex="normal"/>
    </style:style>
    <style:style style:name="T58" style:family="text">
      <style:text-properties fo:font-style="italic" fo:font-weight="normal" style:font-style-asian="italic" style:font-weight-asian="normal" style:font-style-complex="italic" style:font-weight-complex="normal"/>
    </style:style>
    <style:style style:name="T59" style:family="text">
      <style:text-properties fo:font-style="italic" style:font-style-asian="italic" style:font-style-complex="italic"/>
    </style:style>
    <style:style style:name="T60" style:family="text">
      <style:text-properties style:text-position="super 58%" fo:font-weight="normal" style:font-weight-asian="normal" style:font-weight-complex="normal"/>
    </style:style>
    <style:style style:name="T61" style:family="text">
      <style:text-properties officeooo:rsid="00ddb14a"/>
    </style:style>
    <style:style style:name="T62" style:family="text">
      <style:text-properties officeooo:rsid="00e6c0cb"/>
    </style:style>
    <style:style style:name="T63" style:family="text">
      <style:text-properties officeooo:rsid="00e9002e"/>
    </style:style>
    <style:style style:name="T64" style:family="text">
      <style:text-properties officeooo:rsid="00f40956"/>
    </style:style>
    <style:style style:name="T65" style:family="text">
      <style:text-properties officeooo:rsid="00fbd10d"/>
    </style:style>
    <style:style style:name="T66" style:family="text">
      <style:text-properties officeooo:rsid="01047184"/>
    </style:style>
    <style:style style:name="T67" style:family="text">
      <style:text-properties officeooo:rsid="01072dc4"/>
    </style:style>
    <style:style style:name="T68" style:family="text">
      <style:text-properties fo:font-weight="bold" style:font-weight-asian="bold" style:font-weight-complex="bold"/>
    </style:style>
    <style:style style:name="T69" style:family="text">
      <style:text-properties officeooo:rsid="010d5a79"/>
    </style:style>
    <style:style style:name="T70" style:family="text">
      <style:text-properties officeooo:rsid="011cd278"/>
    </style:style>
    <style:style style:name="T71" style:family="text">
      <style:text-properties officeooo:rsid="0121833b"/>
    </style:style>
    <style:style style:name="T72" style:family="text">
      <style:text-properties officeooo:rsid="0124f7e4"/>
    </style:style>
    <style:style style:name="T73" style:family="text">
      <style:text-properties style:text-position="0% 100%"/>
    </style:style>
    <style:style style:name="T74" style:family="text">
      <style:text-properties style:text-line-through-style="solid" style:text-line-through-type="single" fo:font-weight="normal" officeooo:rsid="01492381"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9">——<text:span text:style-name="T1">XII.XXV.XXI</text:span></text:p>
      <text:p text:style-name="P2"/>
      <text:p text:style-name="P3">Slept until 1:00PM and had the nicest, laziest Christmas with Cait. We drank coffee, laid in bed, opened presents and talked about the wild Xmas eve we had had at Wendex’s. We ate a frozen pizza so that we would have the strength to visit Chuck &amp; Lucy in Weaverville.</text:p>
      <text:p text:style-name="P3"><text:s text:c="3"/>We’ve already selected a few potential films to watch when we get home, so the outing could be short-lived compared to the night before.</text:p>
      <text:p text:style-name="P3"/>
      <text:p text:style-name="P4">. . .</text:p>
      <text:p text:style-name="P4"/>
      <text:p text:style-name="P5">The party was small and short, but rowdy. Lucy was still roughhousing the air and sometimes the floor and furniture. Chuck made roast beef, collards &amp; mushrooms. Cait brought a casserole and stuffing from work. Chuck’s slow cooking was the subject of much harassment and meddling. Lucy was repeatedly stabbing the beast and even spilled the mushrooms on the floor.</text:p>
      <text:p text:style-name="P5"><text:s text:c="3"/>I drove us home. We didn’t even bother with a movie, fell fast asleep.</text:p>
      <text:p text:style-name="P5"/>
      <text:p text:style-name="P40">XII.XXVI</text:p>
      <text:p text:style-name="P6"/>
      <text:p text:style-name="P6">Woke, made coffee, did the dishes and made the bed. Cait headed swiftly off to work, and so I walked home, excited to lay on the couch with Nutmeg all day. Will gave me Xmas greetings from the couch, and then took a phone call from the orch. He was apparently supposed to work after all.</text:p>
      <text:p text:style-name="P40"><text:soft-page-break/><text:span text:style-name="T2"><text:s text:c="3"/>I soon got a text from him. “</text:span><text:span text:style-name="T58">Hey, it’s Will. Looks like I have COVID.</text:span><text:span text:style-name="T2">” He also sent a picture of the test and some government info on how I could get one. Sunny was still asleep. I decided I would change my underwear, pack a small bag and bounce around town on this beautiful day. I’m presently at izzy’s, drinking a coffee.</text:span></text:p>
      <text:p text:style-name="P6"/>
      <text:p text:style-name="P8">. . .</text:p>
      <text:p text:style-name="P8"/>
      <text:p text:style-name="P6">Fursty texted me at 1:20 about our 3PM Battery Park gig. I had completely forgotten. Maybe I didn’t check my calendar. I walked home, gathered my gear and hung out on the back porch. Sunny was doing something in the kitchen.</text:p>
      <text:p text:style-name="P6"><text:s text:c="3"/>“Do you have COVID?” I said.</text:p>
      <text:p text:style-name="P6"><text:s text:c="3"/>She sounded annoyed when she said, “I don’t have COVID.”</text:p>
      <text:p text:style-name="P40"><text:span text:style-name="T2"><text:s text:c="3"/>I didn’t trust that and used waiting on Fursty as an excuse to stay outside. “Don’t you want to see your dogs?” she said. I told her I had been there around 10AM and seen them then. I don’t think I had been home much since around December 20</text:span><text:span text:style-name="T60">th</text:span><text:span text:style-name="T2">.</text:span></text:p>
      <text:p text:style-name="P6"/>
      <text:p text:style-name="P8">. . .</text:p>
      <text:p text:style-name="P8"/>
      <text:p text:style-name="P6">The gig was just me and Ry playing outside. He didn’t seem to feel well, but we made good money. I left my drums in his car and had Cait pick me up. We stopped at Homegrown so I could eat some ham, and then went to Frazier’s with Wendex. Blake and Jesse joined us for a drink. I think I was drinking Peoples Porters, but I don’t really remember. We mostly played Flip the Box, complained about Nelia and went home to bed.</text:p>
      <text:p text:style-name="P41"><text:soft-page-break/>XII.XXVII</text:p>
      <text:p text:style-name="P10"/>
      <text:p text:style-name="P11">At some point late at night, I awoke to the sound of cait puking. My face instantly felt hot, and my throat scratchy. She said it was some of the worst puking she had ever done.</text:p>
      <text:p text:style-name="P11"><text:s text:c="3"/>Wende and Shari picked us up to go get PCR tests in Biltmore Village. I wasn’t really interested in getting one, but agreed to go. Iris, who had been at HG and the Xmas eve party had tested positive for COVID.</text:p>
      <text:p text:style-name="P11"><text:s text:c="3"/>Wendex drove like a maniac, but we only made it to Shelbourne before she got a text saying that the wait was three hours long. “Whoa, we’ve got some coffees back here,” I said as we caught air on a speed bump.</text:p>
      <text:p text:style-name="P11"><text:s text:c="3"/>I think before that, I got some food from Simple: avacado toast and a bfast sandwich. Cait’s mood was very low.</text:p>
      <text:p text:style-name="P7"/>
      <text:p text:style-name="P9">. . .</text:p>
      <text:p text:style-name="P7"/>
      <text:p text:style-name="P11">We eventually went downtown to Thomas Wolfe for PCR testing, but it was indoor testing with a tightly packed line around the block. Many folks weren’t even wearing masks. We saw Jesse and E and all agreed to bail, for safety’s sake.</text:p>
      <text:p text:style-name="P11"><text:s text:c="3"/>We went to Homegrown for rapid tests and I met a teary-eyed Mikki for the first time. We took a test to Lucy at HG West and got some food there (roasted veggie sammich, chicken salad sando, iced coffee and a bat smoothie.) We stoped at the Brew Pump for Ibuprophin and then went home to watch movies.</text:p>
      <text:p text:style-name="P42"><text:span text:style-name="T2"><text:s text:c="3"/>Actually, I went to the market for carrots, onions, juice, chicken and stock. Cait made soup and </text:span><text:soft-page-break/><text:span text:style-name="T2">I went to the Brew Pump to have 1.5 beers w/ Eric. Holly informed me sadly that they would be closing for a while due to COVID as soon as Lil’ Nick was done.</text:span></text:p>
      <text:p text:style-name="P11"><text:s text:c="3"/>I went back to Cait’s where we ate soup, watched movies and went to sleep.</text:p>
      <text:p text:style-name="P11"/>
      <text:p text:style-name="P42">XII.XXVIII</text:p>
      <text:p text:style-name="P11"/>
      <text:p text:style-name="P12">we only left the house for a walk to the market: greens, pineapple, coffee, chips and salsa. Cait made salmon + pesto pasta. I got an 11% stout bomber and got drunk from it. We watched my new favorite movie.</text:p>
      <text:p text:style-name="P12"/>
      <text:p text:style-name="P43">XII.XXIX</text:p>
      <text:p text:style-name="P12"/>
      <text:p text:style-name="P12">I think this is the day we went downtown for curry. We hoped for Little Bee, but they were closed, so we ordered from Blue Dream. I had a shot when we got home and found a four-year-old Burial camp stout.</text:p>
      <text:p text:style-name="P12"/>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4"><text:soft-page-break/>XII.XXX</text:p>
      <text:p text:style-name="P12"/>
      <text:p text:style-name="P12">I don’t remember this day very well at all. I think we ate leftovers and drank wine. This must have been when Penny and Nelia got home. We watched the first three episodes of Freaks &amp; Geeks before falling asleep.</text:p>
      <text:p text:style-name="P12"><text:s text:c="3"/>The other movies and shows we watched in the four days before that are as follows, in no particular order.</text:p>
      <text:p text:style-name="P12"><text:tab/>Rushmore (Didn’t Finish) = *</text:p>
      <text:p text:style-name="P12"><text:tab/>Raising Arizona</text:p>
      <text:p text:style-name="P12"><text:tab/>The Ballad of Buster Scruggs*</text:p>
      <text:p text:style-name="P12"><text:tab/>Fantastic Mr. Fox</text:p>
      <text:p text:style-name="P12"><text:tab/>Life Aquatic*</text:p>
      <text:p text:style-name="P12"><text:tab/>Darjeeling Limited</text:p>
      <text:p text:style-name="P12"><text:tab/>Hotel Chevalier</text:p>
      <text:p text:style-name="P12"><text:tab/>The Secret of Roan Innish ☆☆☆☆☆x1,000,000</text:p>
      <text:p text:style-name="P12"><text:tab/>30 Rock (2-3 episodes)</text:p>
      <text:p text:style-name="P12"><text:tab/>Sabrina</text:p>
      <text:p text:style-name="P12"><text:tab/>10 Things I Hate About You</text:p>
      <text:p text:style-name="P12"><text:tab/>The Survivors*</text:p>
      <text:p text:style-name="P12"><text:tab/>A Boy Named Christmas</text:p>
      <text:p text:style-name="P12"><text:tab/>Hummingbirds: Jeweled Messengers</text:p>
      <text:p text:style-name="P12"><text:tab/>A bad turtle documentary (still turtles)</text:p>
      <text:p text:style-name="P12"><text:tab/>My Octopus Teacher</text:p>
      <text:p text:style-name="P12"><text:tab/>Pineapple Express</text:p>
      <text:p text:style-name="P12"><text:tab/>British Villages (2-3 episodes)</text:p>
      <text:p text:style-name="P12"><text:tab/>A Very Murray Christmas</text:p>
      <text:p text:style-name="P12"><text:tab/>Secret Window</text:p>
      <text:p text:style-name="P12"><text:tab/>Fantastic Fungi</text:p>
      <text:p text:style-name="P12"><text:tab/>Our Planet (Forests)</text:p>
      <text:p text:style-name="P12"/>
      <text:p text:style-name="P12"/>
      <text:p text:style-name="P12"/>
      <text:p text:style-name="P43"><text:soft-page-break/>XII.XXXI</text:p>
      <text:p text:style-name="P12"/>
      <text:p text:style-name="P12">We woke kinda late and drank coffee. <text:span text:style-name="T61">I took a rapid test w/ negative result. Cait said I should go to the party alone, but it didn’t sit well when I said okay… with either of us. We decided we would eat lasagna and drink champagne. She was feeling down.</text:span></text:p>
      <text:p text:style-name="P12"><text:s text:c="3"/><text:span text:style-name="T61">I played Battery Park from 2-4 with Ry &amp; Kev, and then went to Ingles for lasagna stuff. Chuck and Lucy were in the street when I pulled up, bearing many gifts. And so, we made lasagna and drunkelny rang in the new year. Cait had her first cigarettes since falling ill. We almost fell asleep around 11:00, but the Decemberists kept us alive until Nelia announced that Chuck had returned and it was five til’. I had champagne all but uncorked, so we poured, drank, kissed and eventually fell asleep on the bed listening to Ziggy Stardust until Chuck’s uber (Lucy) arrived.</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5"/>
      <text:p text:style-name="P125"/>
      <text:p text:style-name="P125"/>
      <text:p text:style-name="P125"/>
      <text:p text:style-name="P125"/>
      <text:p text:style-name="P125">2022</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45"><text:soft-page-break/>I.I.XXI</text:p>
      <text:p text:style-name="P126"/>
      <text:p text:style-name="P127">I awoke feeling sweaty again. Cait was tearing around the kitchen, cleaning up. I announced I would be going to Carrier street for the first time since Will had gotten COVID. Cait and I had cuddled and giggled on the bed for a while.</text:p>
      <text:p text:style-name="P127"><text:s text:c="3"/>I strolled, scrolled, made coffee and wrote in my journal. Sunny has been trying to talk to me and clean around me, but I haven’t had anything to say. What a strange week to end a strange year. I think I neglected to mention that everyone in WAVL got COVID and most of the businesses shut down.</text:p>
      <text:p text:style-name="P127"/>
      <text:p text:style-name="P135">. . .</text:p>
      <text:p text:style-name="P127"/>
      <text:p text:style-name="P127">I washed my hair, shaved my face, flossed and brushed my teeth. I fulfilled an easy order to Mountain View and then cleaned my room to make space for a large order to Korea. As soon as I got done xx logged onto my discord and told me he had emailed me wanting to cancel his order due to lack of a num row… bummer.</text:p>
      <text:p text:style-name="P127"><text:s text:c="3"/>Now I’m texting with Cait and writing in my journal. Cait and I had earlier talked about watching some Freaks &amp; Geeks, but I kinda feel like staying on this couch unfortunately. Sunny is hollering from the other room about a wrestling PPV and trying to get me to come watch.</text:p>
      <text:p text:style-name="P127"/>
      <text:p text:style-name="P135">. . .</text:p>
      <text:p text:style-name="P127"/>
      <text:p text:style-name="P127">Ate a taco and, later, some mac &amp; cheese. I decided to watch Isle of Dogs and enjoyed it. Sunny came in after 30 mins and enjoyed it even more than I did.</text:p>
      <text:p text:style-name="P127"><text:soft-page-break/></text:p>
      <text:p text:style-name="P46">I.II</text:p>
      <text:p text:style-name="P127"/>
      <text:p text:style-name="P127">A big rain started at 4AM, accompanied by a single large crack of thunder. Whiskey took Nutmeg’s spot at the end of the couch and Nutmeg climbed on top of me.</text:p>
      <text:p text:style-name="P127"><text:s text:c="3"/>My phone buzzed in a strange way at 11:30 and I knew it was Cait. I stretched a little too aggressively and got a cramp in my left leg, the worst I’ve ever had. Spud and Megan were locked in my room, and so, once I knew I wasn’t going to puke, I got their food ready.</text:p>
      <text:p text:style-name="P127"><text:s text:c="3"/>Ryand and Melissa were walking by when I took Spud’s food outside. Melissa said the NYE party was just her, gary, Fox and Alex plus Charlie and Jackson playing chess. I made a cup of coffee, read Be Here Now and wrote in my journal. I also ate the worst, dryest banana I’ve ever had in my life.</text:p>
      <text:p text:style-name="P127"/>
      <text:p text:style-name="P135">. . .</text:p>
      <text:p text:style-name="P127"/>
      <text:p text:style-name="P143">I modded my Boba U4 Rebound to use a Buddy-C and did a couple monkeytypes, and, before that, talked to Cait on the phone. I cleaned my room a little bit more and packed my messenger bag with the Rebound, Be Here Now, a pair of socks, my new PJ pants, my phone charger, the mushroom tin, an empty Bronner’s bottle and my journal.</text:p>
      <text:p text:style-name="P47"><text:span text:style-name="T2"><text:s text:c="3"/>I fixed up some chicken wire, got dressed and walked to the post office. I forgot to mention that an order for Mountain View was in my bag. I was tired but somewhat centered on my walk to Cait’s house. I knocked on her door, kissed her face, took </text:span><text:soft-page-break/><text:span text:style-name="T2">off my raincoat and then wrote in my journal while she talked to her mom.</text:span></text:p>
      <text:p text:style-name="P128"/>
      <text:p text:style-name="P136">. . .</text:p>
      <text:p text:style-name="P128"/>
      <text:p text:style-name="P144">I read BHN while cait took a shower. We kissed on the couch for a while after that and then walked to the market. We were in front of The Amp Shop on the way back home when Cait said, “I wanna have a bloody Mary at the Pub.” I said, “I’d have a nitro stout!”</text:p>
      <text:p text:style-name="P144"><text:s text:c="3"/>So, we turned around and did that, sitting in the window. I had a second and cait had a Ginger’s Revenge. We walked to cait’s house and listened to Sublime while I chopped vegetables: carrots, celery, garlic and onions. Lauren Crawley came over, so we poured some Dominga/champagne mimosas. I decided to quickly jot all that down in my journal.</text:p>
      <text:p text:style-name="P129"/>
      <text:p text:style-name="P137">. . .</text:p>
      <text:p text:style-name="P129"/>
      <text:p text:style-name="P144">we ended up drinking Woodford Reserve and eating mushies, listening to records, smoking cigarettes and typing on my Rebound. Eventually, Cait announced it was, “Time to get vertical——no, I mean horizontal!”</text:p>
      <text:p text:style-name="P144"/>
      <text:p text:style-name="P48">I.III</text:p>
      <text:p text:style-name="P12"/>
      <text:p text:style-name="P14">The weather did all its things throughout the night. I’d wake up to a fogged-over window, but could hear rain and sometimes sleet. I was dreaming about being able to walk through walls and, while at a Boogie wedding, shapeshift. When I woke, the window was clear and I could see it had snowed.</text:p>
      <text:p text:style-name="P14"><text:soft-page-break/><text:s text:c="3"/>Then, there was an explosion outside and the power went out. I felt content staring out the window, and, while Cait was in the bathroom, witnessed another explosion. We laid in bed wondering what the day would be like and looking at outage maps on cait’s phone. Around noon, the power was restored, so I made coffee, read BHN, laid in bed w/ Cait and wrote in my journal.</text:p>
      <text:p text:style-name="P130"/>
      <text:p text:style-name="P138">. . .</text:p>
      <text:p text:style-name="P130"/>
      <text:p text:style-name="P14">Eventually, we went to Pizza Mind for lunch, where we ordered a large margarita pie with pepperoni and a small salad. I had a People’s Porter and Cait drank a Coke. Cait mentioned wanting to put her design skills to use, and I said I would handle the technical end as long as I didn’t have to deal w/ the clients. We came across the name Turtle Moon and really liked it.</text:p>
      <text:p text:style-name="P14"><text:s text:c="3"/>She drove me home and I started working. Unfortunately, turtlemoon.net is already a design firm, so back to the drawing board. I decided to make some coffee and write in my journal.</text:p>
      <text:p text:style-name="P130"/>
      <text:p text:style-name="P138">. . .</text:p>
      <text:p text:style-name="P130"/>
      <text:p text:style-name="P14">I worked most of the night (person on parole and conflicted abortion lady) took a bath, talked to Cait and cuddled Nutmeg. I fell asleep around 11PM after letting my phone die from scrolling.</text:p>
      <text:p text:style-name="P14"/>
      <text:p text:style-name="P14"/>
      <text:p text:style-name="P14"/>
      <text:p text:style-name="P14"/>
      <text:p text:style-name="P14"/>
      <text:p text:style-name="P50"><text:soft-page-break/>I.IV</text:p>
      <text:p text:style-name="P146"/>
      <text:p text:style-name="P49"><text:span text:style-name="T2">I woke at 9, fed </text:span><text:span text:style-name="T3">the dogs, plugged my phone in, made coffee and wrote in my journal. My dreams were kinda Ragsdale-oriented, but all over the place. I finished the conflicted abortion lady assignment and then learned about AlbaCare, who wants to stimulate ovaries in a manner identical to egg retrieval.</text:span></text:p>
      <text:p text:style-name="P147"><text:s text:c="3"/>I wrote in my journal, got dressed and left the house. I called cait and said I was thinking of going to UJ. She said she would join me, and so I met her at her house. We sat on the couch for a minute and then walked up to UJ. I ordered a turkey pita w/ tots + a Ninjabread Man. Cait had a couple tacos and a Pisgah Pale.</text:p>
      <text:p text:style-name="P147"><text:s text:c="3"/>We decided that misscait.com was the most sensible domain name, and then realized that Eric was sitting at the bar. We joined him and talked about keyboards for a while. We realized it was time to go, and so downed our beers, paid our tab. Cait offered me a ride, but I declined and then felt that might have been rude.</text:p>
      <text:p text:style-name="P147"><text:s text:c="3"/>Either way, I grabbed my sticks, rags and throne from the house and then walked down to Kev’s. I was the first in the basement. It sounded like Fursty was upstairs.</text:p>
      <text:p text:style-name="P131"/>
      <text:p text:style-name="P139">. . .</text:p>
      <text:p text:style-name="P131"/>
      <text:p text:style-name="P148">They came down the stairs masked, so I masked up as well. Something about that made me sad. Amber and Uma arrived next, then Amanda and then Dulci. Sav was there soon after to pick up Uma. I wasn’t feeling conversational. I guess I was anxious about how Cait’s evening would turn out.</text:p>
      <text:p text:style-name="P148"><text:soft-page-break/><text:s text:c="3"/>We ran through the tunes on the following page* and then called it a little early. Well, I’m clearly neglecting to mention that Melissa wasn’t there. She wasn’t feeling well, hence the last minute change to Kevin’s house. The whole thing was a bit of a drag, in a way. I grabbed my sticks, rags and throne and started walking up to the house.</text:p>
      <text:p text:style-name="P148"><text:s text:c="3"/>I tried calling Cait, but her phone was not ringing. I texted her from my computer when I got home and was feeling anxious. Will and Sunny were watching The Bachelor. I sat on the orange couch and pulled my hat down over my eyes. 20 minutes later, I got a call from Wendex’s phone. I was Cait and Barbie insisting I come out to Frazier’s. From the sound of things, I decided to take an Uber. It was the driver’s first day and he was chatty.</text:p>
      <text:p text:style-name="P148"><text:s text:c="3"/>Cait seemed in good spirits at first, but she got visibly sad when we went outside to smoke. I thumbwrestled with Barbie, Sean and a couple other strangers. I remain undefeated. I followed sad Cait inside and sat with her at the bar. She said she’s always right. She’d had a bad dream. She said everyone always leaves her and I would too. I’d stop finding her sexy and that had already begun.</text:p>
      <text:p text:style-name="P148"><text:s text:c="3"/>Barbie approached with good timing and said how much she loves our love and how good it made her feel. We agreed that neither of us knew the future and so I took her home. We quickly got into the bed and watched Something About Mary.</text:p>
      <text:p text:style-name="P12"/>
      <text:p text:style-name="P12"/>
      <text:p text:style-name="P12"/>
      <text:p text:style-name="P12"/>
      <text:p text:style-name="P12"/>
      <text:p text:style-name="P12"/>
      <text:p text:style-name="P51"><text:soft-page-break/>I.V</text:p>
      <text:p text:style-name="P51"/>
      <text:p text:style-name="P15">Weird dreams about a snake trying to <text:span text:style-name="T62">get me at Cait’s house, and also being on a comedy tour w/ Eddie Murphy. Cait was feeling very sad and sorry this morning. I decided I would go to the post office and home. As I was getting dressed, I said, “I wonder what you wrote in my journal last night.” she turned white and said, “Oh no.” She wanted to find it and destroy it, but it had a cute drawing of a bunny on the back.</text:span></text:p>
      <text:p text:style-name="P15"><text:s text:c="3"/><text:span text:style-name="T62">She started to cry and hate herself for being insecure. I held onto her and told her it was okay until she started to feel better. Eventually, I got dressed, walked to the post office, then home. I drank juice and coffee on the couch w/ Nutmeg and wrote in my journal . . . I did a minimal amount of coding and then some Facebook inviting for the Black Mountain gig and went back to the couch, my last bit of coffee perfectly warmed from my desktop heater.</text:span></text:p>
      <text:p text:style-name="P132"/>
      <text:p text:style-name="P140">. . .</text:p>
      <text:p text:style-name="P132"/>
      <text:p text:style-name="P149">I mindlessly accepted a transcrioption (C4 petrochemicals,) ordered a new phone off Amazon, took a bath and went out to Gary’s for Get Back episode two. Darwin was being cute and, after a while of calling me Ryry, got the hang of Ross. Got a text saying our White Horse gig would be a webcast at best and drank two beers.</text:p>
      <text:p text:style-name="P149"><text:s text:c="3"/>I came home, typed 10 mins of tape, ate some noodles Sunny had made and fell asleep.</text:p>
      <text:p text:style-name="P149"/>
      <text:p text:style-name="P149"/>
      <text:p text:style-name="P149"/>
      <text:p text:style-name="P52"><text:soft-page-break/>I.VI</text:p>
      <text:p text:style-name="P149"/>
      <text:p text:style-name="P52"><text:span text:style-name="T2">Woke at 8. Will </text:span><text:span text:style-name="T4">was feeding the dogs and doing dishes. I drank some juice, made some coffee and drank it on the couch while writing in my journal til 930. I worked til 11:45 and then walked down to Cait’s and made a lil’ love, then wrote in my journal some more . . . We decided on Simple for lunch and Cait drove up there. She ordered a vegan Reuben w/ an iced coffee and I got a turkey havardi w/ hot coffee. </text:span></text:p>
      <text:p text:style-name="P133"/>
      <text:p text:style-name="P141">. . .</text:p>
      <text:p text:style-name="P133"/>
      <text:p text:style-name="P16">Cait drove me home and I immediately got the news that the White Horse show/webcast was canceled, which bummed me out. I spent a long time looking for a transcription while wearing my outside clothes because I figured Cait might want to hang out some more.</text:p>
      <text:p text:style-name="P16"><text:s text:c="3"/>I found a Sonos project and slowly shed some articles of clothing. After transcribing about 40 minutes of tape, I laid down on the couch. The sun had gone down and I was feeling sad. I called Cait and could tell from her voice she had a wild hair. After going to the grocery store and the Levi’s outlet, she was ready to crack the last Innovation sour and had picked up a muchilleto from the store that I needed to try.</text:p>
      <text:p text:style-name="P53"><text:span text:style-name="T2"><text:s text:c="3"/>That was enough of a plan for me, so I reapplied the layers I had shed and walked down to her house. The beer was a straight-up bloody Mary with salt rim, lemon, olive and a straw. We decided to go to the Pub and play pool. There were stouts, sours, </text:span><text:soft-page-break/><text:span text:style-name="T2">Jager and Fireball, plus John Casey, Jim, fried pickles and, eventually, a cheese steak to go.</text:span></text:p>
      <text:p text:style-name="P16"><text:s text:c="3"/>I was spinning when I got to bed and so happy to listen to Cait talk about her grandmother. She asked me why I was crying. I said it was the happiest she’d ever seemed. </text:p>
      <text:p text:style-name="P16"/>
      <text:p text:style-name="P54">I.VII</text:p>
      <text:p text:style-name="P54"/>
      <text:p text:style-name="P16">Woke at Cait’s, ate a clementine, made <text:span text:style-name="T63">a French press and wrote in my journal on the couch.</text:span></text:p>
      <text:p text:style-name="P134"/>
      <text:p text:style-name="P142">. . .</text:p>
      <text:p text:style-name="P134"/>
      <text:p text:style-name="P151">Cait left for work. I walked home with my coffee and finished the Sonos project at 1145 and then found a tutorial for Si-Quote, which estimates HVAC/fire installations for Siemens. I finished that at 4:45 and then talked to Cait on the phone about possibly hanging out. We’re both very tired. I wrote in my journal after that and am seriously considering a nap.</text:p>
      <text:p text:style-name="P134"/>
      <text:p text:style-name="P142">. . .</text:p>
      <text:p text:style-name="P134"/>
      <text:p text:style-name="P151">I chilled pretty hard for a little over an hour until Cait came and got me. We watched the end of Runaway Bride in her bed, and then she went to make tacos. We enjoyed those in the living room with an Innovation IPA and then returned to the bed for The Big Lebowksi. We made it through the whole film but fell asleep immediately after.</text:p>
      <text:p text:style-name="P151"/>
      <text:p text:style-name="P151"/>
      <text:p text:style-name="P151"/>
      <text:p text:style-name="P55"><text:soft-page-break/>I.VIII</text:p>
      <text:p text:style-name="P151"/>
      <text:p text:style-name="P55"><text:span text:style-name="T2">Woke at 9:45, </text:span><text:span text:style-name="T5">ate two clementines, made a French press and wrote in my journal. I’d had a dream about Cait ghosting me and was relieved to find it untrue.</text:span></text:p>
      <text:p text:style-name="P152"/>
      <text:p text:style-name="P154">. . .</text:p>
      <text:p text:style-name="P154"/>
      <text:p text:style-name="P153">Cait joined me on the couch and wanted to figure out some life plans regarding traveling when her lease is up and she leaves work. I must admit I haven’t thought very clearly about it. I was also a little anxious about my Sierra Nevada gig and low on time to get home, so I left in a bit of a hurry.</text:p>
      <text:p text:style-name="P153"><text:s text:c="3"/>I walked home, loaded my drums and sat on the couch looking at my phone for a while. I drove the truck down Brevard Rd. to Sierra Nevada, checked in at the truck entrance, parked and let myself inside.</text:p>
      <text:p text:style-name="P153"><text:s text:c="3"/>Joel was backstage and surprised, but glad to see me. I grabbed a cart, loaded my drums, set them up and then went to help Juan load in. he had brought a photographer friend with him. I ordered a beer, porter, a turkey Reuben + fries and sat backstage.</text:p>
      <text:p text:style-name="P153"><text:s text:c="3"/>Juan’s time management wasn’t very good, but the music was. Ora sang a couple songs with us and gave me a nice note about my drumming. I got paid, packed up, drove home, did a 15-minute file about gitDefender, talked to Cait, ate some carbs and then found a podcast with Dana Carvey &amp; David Spade interviewing Rob Lowe.</text:p>
      <text:p text:style-name="P153"><text:s text:c="3"/>I finally felt okay with sitting down and writing in my journal.</text:p>
      <text:p text:style-name="P12"/>
      <text:p text:style-name="P12"/>
      <text:p text:style-name="P12"/>
      <text:p text:style-name="P56"><text:soft-page-break/>I.IX</text:p>
      <text:p text:style-name="P155"/>
      <text:p text:style-name="P57"><text:span text:style-name="T2">The dogs woke me up at 8:30, and so I fed </text:span><text:span text:style-name="T6">them, let them out, made coffee, drank it on the couch and started transcribing.</text:span></text:p>
      <text:p text:style-name="P156"/>
      <text:p text:style-name="P156">. . .</text:p>
      <text:p text:style-name="P156"/>
      <text:p text:style-name="P158">I finished the comedians and then learned about pet food packaging. I worked until close to 9:00 and then met Cait and Wende at the Malvern. We drank a sour and then a Last Word cocktail, and then went to Wende’s for a couple bong hits. We drove to Cait’s, made love and fell asleep.</text:p>
      <text:p text:style-name="P158"/>
      <text:p text:style-name="P58">I.X</text:p>
      <text:p text:style-name="P159"/>
      <text:p text:style-name="P158">Woke around 11 and had some coffee in bed with Cait. We made love, watched a duckpin bowling video, smoked some weed and got dressed. She headed into work and I drove home to find some work and set up my new (old) cellphone. I went to the bank and then found a pair of berenger headphones at Goodwill.</text:p>
      <text:p text:style-name="P158"><text:s text:c="3"/>I came home, found an assignment about one guy’s eurotrip, played with my phone, set my earbuds up through my old HDMI DAC, installed some software to let me control the volume in OSX, ate some soup, did some typing and wrote in my journal as the sun went down.</text:p>
      <text:p text:style-name="P158"/>
      <text:p text:style-name="P157">. . .</text:p>
      <text:p text:style-name="P158"/>
      <text:p text:style-name="P59"><text:span text:style-name="T2">I took a bath and finished my assignment. Cait got out of work a little early and decided to get cozy. Sunny announced Art was coming over, so I spent a </text:span><text:soft-page-break/><text:span text:style-name="T2">while looking for an assignment and found one about a kid in a poetry program at UW Madison, </text:span><text:span text:style-name="T7">New Wave. I did 14 mins of that and fell asleep.</text:span></text:p>
      <text:p text:style-name="P160"/>
      <text:p text:style-name="P60">I.XI</text:p>
      <text:p text:style-name="P161"/>
      <text:p text:style-name="P60"><text:span text:style-name="T2">Should have mentioned that Will came over after </text:span><text:span text:style-name="T8">Art, so, with the fighting, I didn’t sleep all that well, but I was cozy. I let Megan out into the living room when all the dogs stirred at 7:40 so that Will could feed them, and, shortly after that, made some coffee. I enjoyed scrolling on my new phone and then wrote in my journal.</text:span></text:p>
      <text:p text:style-name="P162"/>
      <text:p text:style-name="P164">. . .</text:p>
      <text:p text:style-name="P162"/>
      <text:p text:style-name="P163">I worked til nearly 1:00 and then walked down to Cait’s. We decided on lunch at Five Points restaurant, where I had never been. She got a gyro with salad and fries. I had a country ham with mac sal, mashed taters, beans and a couple rolls + lots of gravy.</text:p>
      <text:p text:style-name="P163"><text:s text:c="3"/>We walked around montford after that, and I got a cortado from All Day Darling. We decided after that to visit the library and checked out 10 books total. I got some Alan Watts and RZA. The security guard innundated us with calendars on our way out. We walked back to the car and drove to Cait’s, where I had just enough time for an amazing blowjob.</text:p>
      <text:p text:style-name="P61"><text:span text:style-name="T2"><text:s text:c="3"/>I waslked up to Carrier Street and then down to Middlemont. Neither Amber or Amanda would be joining us, so we decided to push back the concert and record a Moonfwuit album. At one point, Melissa pointed out that the piano was no longer in the yard! I jammed with Ry and Meliss for a bit after </text:span><text:soft-page-break/><text:span text:style-name="T2">Kev &amp; Dulce left, and then walked up to the house and found an assignment about an Alaskan lady on a diet, Usmesh or something. I fell asleep early.</text:span></text:p>
      <text:p text:style-name="P163"/>
      <text:p text:style-name="P62">I.XII</text:p>
      <text:p text:style-name="P165"/>
      <text:p text:style-name="P61"><text:span text:style-name="T2">I woke around 8, fed the dogs, made coffee, </text:span><text:span text:style-name="T9">rearranged the powerstrips &amp; extension cables in my room and then worked til about noon, read some Alan Watts, looked at my phone and wrote in my journal . . . I talked to Cait, brushed my hair, walked down to her house and tightened all the screws on her bedframe, thus desqueaking it. It was taking her a while to get ready for the day, so I sat on the couch and wrote in my journal.</text:span></text:p>
      <text:p text:style-name="P166"/>
      <text:p text:style-name="P167">. . .</text:p>
      <text:p text:style-name="P166"/>
      <text:p text:style-name="P63"><text:span text:style-name="T9">W</text:span><text:span text:style-name="T2">e decided we needed tacos from Zillacoa, so we had two beers there and then went to AMF Lanes for bowling with lots of Homegrown peeps. We went to the Country Club after that, played some chess and went to Alley Cat, where we danced to karaoke. We went home and Cait sang at me while I dozed, but we eventually made some love and fell asleep.</text:span></text:p>
      <text:p text:style-name="P12"/>
      <text:p text:style-name="P64">I.XIII</text:p>
      <text:p text:style-name="P64"/>
      <text:p text:style-name="P17">We woke and decided not to go to Sylva. <text:span text:style-name="T64">Instead, we went to uj. Cait had a burger with fries and I had a <text:s/>Cuban with tots. I walked her home and then went to my house to drink coffee and write in my journal.</text:span></text:p>
      <text:p text:style-name="P17"/>
      <text:p text:style-name="P18">. . .</text:p>
      <text:p text:style-name="P17"/>
      <text:p text:style-name="P19"><text:soft-page-break/>I chilled on the couch until Sunny went into work around 4 and then found a file——General Granger talking about his certifications for board leadership. I worked on that and <text:span text:style-name="T59">finally</text:span> started getting a JLC order together. Darth and Panda did preorders. Aside from a bath, that’s all I did.</text:p>
      <text:p text:style-name="P19"/>
      <text:p text:style-name="P65">I.XIV</text:p>
      <text:p text:style-name="P19"/>
      <text:p text:style-name="P65"><text:span text:style-name="T2">Got up at 7:50, fed dogs, drank coffee, played </text:span><text:span text:style-name="T10">Wordle, scrolled and wrote in my journal.</text:span></text:p>
      <text:p text:style-name="P169"/>
      <text:p text:style-name="P171">. . .</text:p>
      <text:p text:style-name="P169"/>
      <text:p text:style-name="P170">I worked, went to the post office and worked some more. My brain eventually turned to mush, and my tummy felt funny, too. I closed the door to my bedroom because Sunny said Art was coming over. I had a lovely chat with Cait. She was going to hang out at Chuck and Lucy’s.</text:p>
      <text:p text:style-name="P170"><text:s text:c="3"/>At around 3:30, I woke up and swore I heard sunny talking on the phone w/ Cait. I had action-movie-like dreams after that: driving in the snow, killing a cop, setting up massive speakers on a BRP overlook, talking about the gun being identifiable and fleeing . . .</text:p>
      <text:p text:style-name="P170"/>
      <text:p text:style-name="P66">I.XV</text:p>
      <text:p text:style-name="P172"/>
      <text:p text:style-name="P66"><text:span text:style-name="T2">I did the usual this morning: let the dogs out, </text:span><text:span text:style-name="T11">fed them, made coffee, drank it on the couch, played Wordle, won in 3, checked Reddit, Discord, Instagram (feed, stories and explore,) looked at the news, all my bank accounts (because I had an email saying I’d paid my phone bill.) I think I even hit Facebook for </text:span><text:soft-page-break/><text:span text:style-name="T11">a second and then checked them all again. I wrote in my journal. I was also texting with Cait, who had slept only an hour and had a nearly dead phone.</text:span></text:p>
      <text:p text:style-name="P173"><text:s text:c="3"/>I worked until she called me from work. She told me a couple anecdotes and then mentioned that Sunny had texted her at 2AM asking if she wanted to talk, and so she took her opportunity and talked on the phone with her for a while. Then we talked about jumping my bones.</text:p>
      <text:p text:style-name="P173"><text:s text:c="3"/>I worked until Sunny got up. She said, “Guess what, I talked to Cait! I decided to be bigger.” I’m not sure if she meant to say the bigger person of the two or bigger than she was before, so I said, “You’re so big, gonna call you Big Sunny.” before this, she said, “Can you take me into work? I slept through my alarm,” so, at noon, I did. I went to Chick-Fil-A, ate it at home, worked for a bit and then wrote in my journal.</text:p>
      <text:p text:style-name="P173"/>
      <text:p text:style-name="P175">. . .</text:p>
      <text:p text:style-name="P175"/>
      <text:p text:style-name="P174">I worked until around 3 and started to chill. Cait came over when she was done with work. We smoked a bowl, smooched a bit, watched a Lake Street Dive video and then went to meet Lauren at the Pub.</text:p>
      <text:p text:style-name="P174"><text:s text:c="3"/>We hung out at the end of the bar and were joined by Cashier Brian. Eventually, Lauren left, and so we played a game of pool, had another drink and drove home. We tried to watch The Net with Sandy B., but I was pretty drunky and, upon spooning Cait, fell fast asleep.</text:p>
      <text:p text:style-name="P174"/>
      <text:p text:style-name="P174"/>
      <text:p text:style-name="P174"/>
      <text:p text:style-name="P174"/>
      <text:p text:style-name="P67"><text:soft-page-break/>I.XVI</text:p>
      <text:p text:style-name="P174"/>
      <text:p text:style-name="P67"><text:span text:style-name="T2">The world was covered in snow when we </text:span><text:span text:style-name="T12">awoke. We laid there for a while, watching it blow around and continue to come down. Eventually, I made coffee, played Wordle. We must have laid in bed a long time, at least until Cait’s tummy started grumbling and she went to make eggs.</text:span></text:p>
      <text:p text:style-name="P176"><text:s text:c="3"/>We watched Kingpin after that. Before that, I now remember we made love for 15 minutes while the French press steeped. We made some more love after the movie and then got started on spaghetti.</text:p>
      <text:p text:style-name="P176"><text:s text:c="3"/>We watched a Netflix movie, Wild Oats, and ate spaghetti halfway through. We laid low and read books after the movie. Cait’s stomach started to hurt, so I tried to make her laugh.</text:p>
      <text:p text:style-name="P176"><text:s text:c="3"/>I dreamt about being random places and then eventually a studio to record the MoonFwuit album. Paul McCartney was there, but lots of stragglers kept showing up. Steve was there, which I resigned to be okay with, but when Hank showed up, he started punching Steve and telling him to leave.</text:p>
      <text:p text:style-name="P176"/>
      <text:p text:style-name="P68">I.XVII</text:p>
      <text:p text:style-name="P177"/>
      <text:p text:style-name="P68"><text:span text:style-name="T2">Woke and immediately played Wordle. </text:span><text:span text:style-name="T13">I guessed SHIRE in three guesses for the third day in a row. I scrolled through stuff uncil Cait woke up. She said she was feeling crummy and anxious and some other word that made me think she might want coffee, which she did. I made that and wrote in my journal. Cait told me her dreams and stories of fights with Francis and plans for the day and gripes about work and Nelia and drew a heart on my foot.</text:span></text:p>
      <text:p text:style-name="P178"><text:soft-page-break/><text:s text:c="3"/>We bundled up and then walked toward my house. It was bright outside and the sun felt very nice. We parted ways at the bottom of Delaware. I took off my layers, ate a clementine and wrote in my journal while cuddling Nutmeg. . . .I read through some old journals, found some synchronicities, finished up my Tree PCB from six months ago, took a bath, washed my hair and relaxed. I got a call from Cait before my bath saying she was going to Miki’s house for her birthday, that Chuck and Lucy would be joining.</text:p>
      <text:p text:style-name="P12"/>
      <text:p text:style-name="P13">. . .</text:p>
      <text:p text:style-name="P12"/>
      <text:p text:style-name="P20">I relaxed for a while, letting my hair dry, showing my PCB layout around. I told Cait I loved her and then missed her call while I was writing in my journal. It took her half an hour to call me back, and I was feeling anxious. I dropped some hints that I would like to come over, but they didn’t land. Rather, it seemed like they did, but she didn’t want that.</text:p>
      <text:p text:style-name="P20"><text:s text:c="3"/>I decided to find some work (Google automation startup church guy podcast guest) and thought about——well, remembered how Cait had eaten mushrooms. It was dark. The breeze was picking up and I was glad to be home. . . .I worked and looked at a lot of Discord, fell asleep with the lights on.</text:p>
      <text:p text:style-name="P20"/>
      <text:p text:style-name="P70">I.XVIII</text:p>
      <text:p text:style-name="P69"/>
      <text:p text:style-name="P21">Didn’t really want to get up with the dogs <text:span text:style-name="T65">this morning, but, at 7:40, I did. I fed them, made coffee, played Wordle (PROXY in six,) and worked until about 2:30 with some PCB and plate work mixed in. Cait didn’t have to go to work after all, so she </text:span><text:soft-page-break/><text:span text:style-name="T65">informed me after her nap that she was taking another nap. I played on the computer, folded my laundry, rank coffee, scrubbed the tub, opened a beer and wrote in my journal.</text:span></text:p>
      <text:p text:style-name="P21"/>
      <text:p text:style-name="P22">. . .</text:p>
      <text:p text:style-name="P21"/>
      <text:p text:style-name="P23">She woke and told me that she wanted to rest for the evening, so I found some work, an interview with the head of annual giving at UK. I did half of that and played around with some keyboard ideas. I think I will do the next version of my Layercase with gasket-mount strips stitting atop an extended FR4 midlayer. I went to bed around midnight.</text:p>
      <text:p text:style-name="P23"/>
      <text:p text:style-name="P71">I.XIX</text:p>
      <text:p text:style-name="P23"/>
      <text:p text:style-name="P71"><text:span text:style-name="T2">Dogs got me up at 7:40, so I fed them and let </text:span><text:span text:style-name="T14">them out. There was no coffee, so I decided to just plow through my assignment without. I went up to the market when I was finished, got some xmas presents for my parents (beer &amp; honey) and made it home by 10AM. I made coffee, played Wordle (POINT in 3,) and wrote in my journal.</text:span></text:p>
      <text:p text:style-name="P71"/>
      <text:p text:style-name="P180">. . .</text:p>
      <text:p text:style-name="P71"/>
      <text:p text:style-name="P181">I did some keyboard stuff and walked down to Cait’s. She was trying to get ready and freaking out a little. We got lunch at Gypsy Queen and then headed out to Innovation. My parents met us there, where we had two beers and went to their house.</text:p>
      <text:p text:style-name="P72"><text:span text:style-name="T2"><text:s text:c="3"/>Cait and my mom fixed dinner while I frantically started a 1,000-piece Norman Rockwell puzzle. We ate noodles, bacon-wrapped shallots and green beans. We </text:span><text:soft-page-break/><text:span text:style-name="T2">drank white wine and red wine aged in bourbon barrels and ate some kinda tasty glazed cake.</text:span></text:p>
      <text:p text:style-name="P72"><text:span text:style-name="T2"><text:s text:c="3"/>We played </text:span><text:span text:style-name="T58">Apples to Apples</text:span><text:span text:style-name="T2">, smoked some weed and then upgraded to </text:span><text:span text:style-name="T58">Carts Against Humanity</text:span><text:span text:style-name="T2">, which was a riot. Before all that, we opened presents. After cards, we opened stockings, shared a cider and then went to bed.</text:span></text:p>
      <text:p text:style-name="P181"/>
      <text:p text:style-name="P73">I.XX</text:p>
      <text:p text:style-name="P182"/>
      <text:p text:style-name="P72"><text:span text:style-name="T2">My alarm got me up at 9:30. Cait, my </text:span><text:span text:style-name="T15">mom and I drank coffee. My mom got ROBOT in Wordle faster than me, but both in three turns. We ate bagels and then drove to izzy’s and my house, where I finished my gasket-tooth midlayer design, bought some Gat yellows from Kirball, took a bath, got dapper and got in the car with Kev.</text:span></text:p>
      <text:p text:style-name="P183"><text:s text:c="3"/>We drove to the Purple Onion, loaded in, set up, sound checked, ordered food, ate noodles, drank champagne and coffee and wrote in my journal.</text:p>
      <text:p text:style-name="P183"/>
      <text:p text:style-name="P185">. . .</text:p>
      <text:p text:style-name="P185"/>
      <text:p text:style-name="P184">We played two great sets, made $130, posted up and headed home, Kev and I. Dulci was staying at Susan’s B&amp;B w/ her fam. Cait eventually picked me up and we met Wende at the Malvern. We drank and did photo booths until about 1AM and then headed to Wende’s for bong rips. We were there until about 4AM. I had mostly laid in bed and pet animals. We went to Cait’s, listened to music and fooled around.</text:p>
      <text:p text:style-name="P184"/>
      <text:p text:style-name="P75"/>
      <text:p text:style-name="P75"/>
      <text:p text:style-name="P75"/>
      <text:p text:style-name="P74"><text:soft-page-break/>I.XXI</text:p>
      <text:p text:style-name="P186"/>
      <text:p text:style-name="P187">Woke and nearly upset Cait by wanting to walk home. Instead, I made coffee and drank it in bed while she got ready for work——Wordle in 4/6, “PRICK.”</text:p>
      <text:p text:style-name="P187"><text:s text:c="3"/>Cait drove me home and I grumpily rarranged things. I even dropped a reciever on my foot. I was in a sour mood all day. I got the iMac up and running, but couldn’t find anything to do on it. I also found some work about senses.</text:p>
      <text:p text:style-name="P187"/>
      <text:p text:style-name="P188">. . .</text:p>
      <text:p text:style-name="P187"/>
      <text:p text:style-name="P187">I think I just worked and went to bed.</text:p>
      <text:p text:style-name="P187"/>
      <text:p text:style-name="P76">I.XXII</text:p>
      <text:p text:style-name="P187"/>
      <text:p text:style-name="P76"><text:span text:style-name="T2">Got up, finished work and got in the car w/ </text:span><text:span text:style-name="T16">Ryan at 12:30. we drove to Sierra Nevada, where we ate burgers, drank porters and played three hours of music. Ryan dropped me off at Cascade Lounge, where I hung out with Cait, Chuck, Barbie, Wild Bill, Lucy and the bartender Matt.</text:span></text:p>
      <text:p text:style-name="P189"><text:s text:c="3"/>Hours later, we went to Cait’s house and hung out a bit more, but I was very tired and perhaps invisible. I went to bed around 2 or 230.</text:p>
      <text:p text:style-name="P189"/>
      <text:p text:style-name="P77">I.XXIII</text:p>
      <text:p text:style-name="P190"/>
      <text:p text:style-name="P190">Overslept a bit with Cait, waking up at 10:05. I got dressed while she was in the bathroom. After that, she gave me a ride home. I loaded my drums in the truck, made coffee, played Wordle (CRIMP 4/6,) listened to a couple Beatle tunes and, at 11:05, drove down to Middlemont.</text:p>
      <text:p text:style-name="P190"><text:soft-page-break/><text:s text:c="3"/>I set up my drums, looked at my phone and wrote in my journal while Melissa frantically prepped food stuff. . . .We rehearsed New Anglola + Iguana Song. Tina came by for a few. We worked on a Caribbean <text:s/>sounding Fursty snippet and then started Queen of the Night. We worked on a Dulci that went from just a chant to a temper tantrum song.</text:p>
      <text:p text:style-name="P190"><text:s text:c="3"/>I drove home, showed a video of Queen of the Night to Sunny and Will, smoked a bowl and wrote in my journal.</text:p>
      <text:p text:style-name="P190"/>
      <text:p text:style-name="P191">. . .</text:p>
      <text:p text:style-name="P190"/>
      <text:p text:style-name="P190">I must have been pretty tired. I made shells w/ beet sauce, talked to Cait and fell asleep.</text:p>
      <text:p text:style-name="P190"/>
      <text:p text:style-name="P78">I.XXIV</text:p>
      <text:p text:style-name="P192"/>
      <text:p text:style-name="P77"><text:span text:style-name="T2">Nutmeg got me up at 7:30. the dogs had no food, so </text:span><text:span text:style-name="T17">Sunny gave them all eggs. I drank a coffee and struggled with Wordle (KNOLL, 6/6.) I also couldn’t find my Histle Wop hoodie, which was driving me nuts.</text:span></text:p>
      <text:p text:style-name="P193"><text:s text:c="3"/>I walked down to Middlemont, where we tracked Queen of the Night in a few takes on drums, bass and keys. We did some takes on New Angola as well, but realized the song needed some cuts. Ryan and melissa had school to teach, so at 1:30, we called it quits. I walked up to the house and talked to Cait. She invited me over before she went into work, so we snuggled and made love. I didn’t see Holly when I walked into the Brew Pump——I forgot to mention she texted me at 8:48 saying they would be open——so I had a Philly and a Green Man coffee porter at the Pub, served by KT.</text:p>
      <text:p text:style-name="P193"><text:soft-page-break/><text:s text:c="3"/>I went back to the Pump. Michael Scott and josh “Professor Swaggy” were at the bar. I ordered a porter, caught up with Holly and then went outside to soak up some sun and write in my journal.</text:p>
      <text:p text:style-name="P193"/>
      <text:p text:style-name="P194">. . .</text:p>
      <text:p text:style-name="P193"/>
      <text:p text:style-name="P195">Sunny, Will and Francis showed up right after that. I was getting a little chilly, and Sunny was telling me how I should enjoy my trip to Hot Springs, so I moved inside and sat at the bar. She immediately followed me. Eric showed up right after that, so I ordered another beer and closed out.</text:p>
      <text:p text:style-name="P195"><text:s text:c="3"/>The three of us rode home, and I reserved a tub for 4:30. I think I basically j stared at my phone until I fell asleep.</text:p>
      <text:p text:style-name="P195"/>
      <text:p text:style-name="P79">I.XXV</text:p>
      <text:p text:style-name="P196"/>
      <text:p text:style-name="P79"><text:span text:style-name="T2">Sunny fed the dogs, and so I slept until </text:span><text:span text:style-name="T18">11:30. I eventually made coffee and played Wordle (SUGAR 4/6.) Cait woke up an hour later and seemed a little grumpy, so I just ate a banana and listened to Tribe Called Quest. When she called me at 1:40, we laughed and made plans to go to Simple and Hot Springs. I walked down to her house and wrote in my journal while she was in the shower.</text:span></text:p>
      <text:p text:style-name="P197"/>
      <text:p text:style-name="P199">. . .</text:p>
      <text:p text:style-name="P199"/>
      <text:p text:style-name="P80"><text:span text:style-name="T2">We went to Simpleand got a delicious winter salad + vegan lox bagel. We were the only people there until a very weird couple came in and sat near us. Cait was fairly grumpy until she ate. We drove up to Hot Springs, parked by the tavern and tried to go </text:span><text:soft-page-break/><text:span text:style-name="T2">inside, but they’re closed on Tuesdays, so we went across the street to a cafe that had draft beers.</text:span></text:p>
      <text:p text:style-name="P198"><text:s text:c="3"/>We drank our imperial 10-W-40 and cherry cider very quickly and went to the spa, where we had a very relaxing soak in tub 12 by the pipes. We drove to Golden Pineapple, followed most of the way by a cop. Cait had a mezcal cocktail and I had a sour sour. We also shared a curry dip with roti &amp; veggies, paid and then had one-and-a-half at the Brew Pump.</text:p>
      <text:p text:style-name="P80"><text:span text:style-name="T2"><text:s text:c="3"/></text:span><text:span text:style-name="T19">We went home buzzed, made pasta and fell asleep.</text:span></text:p>
      <text:p text:style-name="P200"/>
      <text:p text:style-name="P81">I.XXVI</text:p>
      <text:p text:style-name="P12"/>
      <text:p text:style-name="P24">Had some nice morning cuddles with Cait and <text:span text:style-name="T66">then walked here around 9:40. I made coffee, played Wordle (WHACK 6/6,) put on a cool coat and walked down to Middlemont. We did around 10 takes of New Angola while drinking hot chocolate.</text:span></text:p>
      <text:p text:style-name="P24"/>
      <text:p text:style-name="P25">. . .</text:p>
      <text:p text:style-name="P24"/>
      <text:p text:style-name="P26">I think we did Dulci’s tantrum song after that. I don’t remember what all else, but I went home and waited for DHL. I placed diodes in my PCB, but didn’t do any soldering, watched Pawn Stars instead.</text:p>
      <text:p text:style-name="P26"/>
      <text:p text:style-name="P82">I.XXVII</text:p>
      <text:p text:style-name="P82"/>
      <text:p text:style-name="P27">Got up early, fed the dogs, drank coffee, played Wordle (4/6 ??,) soldered diodes and switches, went down to Middlemont and inserted them. We tracked Iguana Song and then scratched out Conga Line. Fox and Darwin came over and raised hell. Then, we tried to flesh out a Dulci tune.</text:p>
      <text:p text:style-name="P27"><text:soft-page-break/><text:s text:c="3"/>Before that, we scratched out Hot Air Baloon. Then, we scratched out Dulci’s new tune and tracked Hot Air Baloon. I was very high from half a weed cookie. I walked home, got in the car w/ Cait, went to Brew Pump, then Jack of the Wood w/ Jen Starr. We went to Alley Cat and Cait’s house after that, and Wende joined us. I was very sloppy.</text:p>
      <text:p text:style-name="P27"/>
      <text:p text:style-name="P83">I.XXVIII</text:p>
      <text:p text:style-name="P27"/>
      <text:p text:style-name="P27">Lots of morning snuggles with Cait. I walked home around 12:30, made iced coffee, typed on my Rebound-S and wrote in my journal.</text:p>
      <text:p text:style-name="P27"/>
      <text:p text:style-name="P202">. . .</text:p>
      <text:p text:style-name="P27"/>
      <text:p text:style-name="P27">I don’t remember what I did until 4:00, but that’s when I walked down to Middlemont studios. We tracked a much cleaner Hot Air Balloon w/ Kevin and then worked on the Dulci sad tune and tracked it. I was surprisingly pleased with the drum parts.</text:p>
      <text:p text:style-name="P27"><text:s text:c="3"/>At around 8, Kevin pronounced himself braindead, and everyone agreed, so we went home. Cait was planning on taking it easy, and so was I, but she went to Malvern nonetheless. I did not, could not. It had been snowing since before we went into the studio, and I was hoping LaZoom would be canceled in the morning.</text:p>
      <text:p text:style-name="P27"/>
      <text:p text:style-name="P83"/>
      <text:p text:style-name="P83"/>
      <text:p text:style-name="P83"/>
      <text:p text:style-name="P83"/>
      <text:p text:style-name="P83"/>
      <text:p text:style-name="P83"/>
      <text:p text:style-name="P82"><text:soft-page-break/>I.XXIX</text:p>
      <text:p text:style-name="P27"/>
      <text:p text:style-name="P83"><text:span text:style-name="T2">Dogs got me up early. The roads looked </text:span><text:span text:style-name="T20">frosted over and the wind was whistling, howling. I kept refreshing LaZoom’s Instagram, but there was never an update, so, at 11, I walked down to Middlemont, packed up my drums, drank a Ninjabread Man with Fursty. We sound checked and went on a great first tour. I ate a steak burrito at Mamacita’s and then got a coffee from the LaZoom room before embarking on a second tour, this one a little more subdued, but still fun. Melissa joined us as well. During our breaks, we played through Dig A Pony, Something &amp; Changes. We returned downtown and unloaded very quickly.</text:span></text:p>
      <text:p text:style-name="P203"><text:s text:c="3"/>I drank a Ninja Porter on the way to Middlemont and then loaded in my drums and walked home. I stayed dressed for about an hour because I wasn’t sure what Cait wanted to do, and she wasn’t either. She and Wendex eventually picked me up for a drink at the Malvern, which was followed by two Jager shots. There was a rumored third, but it thankfully never happened.</text:p>
      <text:p text:style-name="P203"><text:s text:c="3"/>Cait was getting a little sad, worried about our sex life and “Sunny stuff,” but she also had been drinking at work. I wanted to let her get lots of sleep, so she dropped me off. I did nothing until I fell asleep.</text:p>
      <text:p text:style-name="P203"/>
      <text:p text:style-name="P203"/>
      <text:p text:style-name="P203"/>
      <text:p text:style-name="P203"/>
      <text:p text:style-name="P203"/>
      <text:p text:style-name="P203"/>
      <text:p text:style-name="P203"/>
      <text:p text:style-name="P84"><text:soft-page-break/>I.XXX</text:p>
      <text:p text:style-name="P204"/>
      <text:p text:style-name="P28">Trapped Spud in my room when he tried to get me up too early. By 8, all the dogs were ready to eat and his stomach was rumbling, so I fed them and went back to bed until 11. I played Wordle (WRUNG, 4/6,) made coffee and wrote in my journal. I didn’t do much with my afternoon. I watched Ringo’s Masterclass, packed Panda &amp; Darth’s Rebound-S preorders, ate an Italian w/ a gose at the Odditorium, walked to the post office, got a latte from Izzald’s, and then walked to Middlemont. I think we worked on Gold Sweater all night, but it was sounding a little loose.</text:p>
      <text:p text:style-name="P28"><text:s text:c="3"/>I stayed home because Cait was riding a CBD wave. It was nice to fall asleep.</text:p>
      <text:p text:style-name="P28"/>
      <text:p text:style-name="P85">I.XXXI</text:p>
      <text:p text:style-name="P28"/>
      <text:p text:style-name="P28">Woke to three keyboard orders, which <text:span text:style-name="T67">required salvaging USB ports and building Mainframes, so I ended up in a bit of solder hell, and without coffee because Cait and I had talked about drinking it together. She slept until 1, and I very much enjoyed my pourover on the way down to her house.</text:span></text:p>
      <text:p text:style-name="P28"><text:s text:c="3"/><text:span text:style-name="T67">We fooled around and eventually hiked up to DeSoto for a sandwich. She had a bloody and I drank a Ninja Porter. We decided to have one at the Pump, where Sunny, Will and Isiah were hanging out. I chugged a stout and headed for Middlemont.</text:span></text:p>
      <text:p text:style-name="P28"><text:s text:c="3"/><text:span text:style-name="T67">But, I saw Kevin driving toward me. He had forgotten he was supposed to play Whistle Hop. I felt a little uneasy down there knowing Sunny and Cait were hanging out and knowing no drums would be </text:span><text:soft-page-break/><text:span text:style-name="T67">tracked, so I said, “I’m gonna take the night off, guys. You got this.”</text:span></text:p>
      <text:p text:style-name="P28"><text:s text:c="3"/><text:span text:style-name="T67">I walked back up and drank w/ Cait, Casey, Eric. . .Some guy started attacking Xavier so Cait and I drove him away. We eventually went with Eric down to Cait’s house to smoke the bong and watch Buffy the Vampire Slayer.</text:span></text:p>
      <text:p text:style-name="P28"/>
      <text:p text:style-name="P86">II.I</text:p>
      <text:p text:style-name="P206"/>
      <text:p text:style-name="P87"><text:span text:style-name="T2">Woke at Cait’s 15 mins before my alarm </text:span><text:span text:style-name="T21">went off. I got dressed, walked home, made coffee, played Wordle (3) and walked down to Middlemont. I met Laura Boswell, talked about Greensboro and then recorded brushes on her song Where Do You Go?</text:span></text:p>
      <text:p text:style-name="P207"><text:s text:c="3"/>I walked home and packed four keyboard orders, then walked to the post office, Walgreens, the library, Izzy’s, Orbit (found Anaconda &amp; Being John Malkovitch) and the Pub, where I ordered a porter + two chicken sliders and wrote in my journal.</text:p>
      <text:p text:style-name="P207"/>
      <text:p text:style-name="P209">. . .</text:p>
      <text:p text:style-name="P209"/>
      <text:p text:style-name="P208">I walked home and relaxed until nightfall, and then worked on lots of PCB stuff. I created 496 from 4.953, and then spun 4.965 from that. Will got some Chinese food, so I munched on pork lo-mein and took a bath. I also made Mainframe .83, which supports both sizes 32u4 and then doubled gaskettooth up for fab. Sleep happened somewhere.</text:p>
      <text:p text:style-name="P208"/>
      <text:p text:style-name="P208"/>
      <text:p text:style-name="P208"/>
      <text:p text:style-name="P208"/>
      <text:p text:style-name="P208"/>
      <text:p text:style-name="P88"><text:soft-page-break/>II.II</text:p>
      <text:p text:style-name="P208"/>
      <text:p text:style-name="P88"><text:span text:style-name="T2">Made someone else deal with the dogs </text:span><text:span text:style-name="T22">this morning. I was sleepy and glad we had pushed recording back to 11, not 10. I got up at 10:06, made coffee, played Wordle (MOIST 6/6) and got dressed. I walked down to Middlemont. It was colder and more dreary than I expected. We decided to learn Kevin’s “snippet,” but it was a fully complete song.</text:span></text:p>
      <text:p text:style-name="P210"><text:s text:c="3"/>We learned that and demoed it. Tina showed up needing a ride from Melissa, so Kevin and I did stuff on Celebrate. When Melissa returned, we recorded drums, bass and keys on Kev’s song. Mel had to leave again around 330, so Kev and I did stuff on Queen of the Night.</text:p>
      <text:p text:style-name="P210"><text:s text:c="3"/>We called it a day after that. I did some PCB work but eventually felt braindead. I did some laundry, stared at the computer way too long, wrote in my journal, and, before that, ate leftover udon.</text:p>
      <text:p text:style-name="P210"/>
      <text:p text:style-name="P212">. . .</text:p>
      <text:p text:style-name="P210"/>
      <text:p text:style-name="P29">I eventually put on an episode of the Simpsons, but quickly heard from Cait. She wanted me to join her for a glass of wine, so I got dressed and caught and Uber down to Bottle Riot for wine and desert. We went to Crucible after that, and then the Malvern, which was my suggestion. We had one drink and ordered a fried chicken sandwich, took it home, ate it and went to bed. Cait was very nauseous and spent most of the night on the couch.</text:p>
      <text:p text:style-name="P29"/>
      <text:p text:style-name="P29"/>
      <text:p text:style-name="P29"/>
      <text:p text:style-name="P89"><text:soft-page-break/><text:span text:style-name="T2">On </text:span>II.III<text:span text:style-name="T2">, I did lots of percussion tracking, made some noodles and then went to watch a movie, French Dispatch with Cait. I was very tired and I think she was, too.</text:span></text:p>
      <text:p text:style-name="P12"/>
      <text:p text:style-name="P29">On <text:span text:style-name="T68">II.IV</text:span> I woke up, drank coffee and played word games in bed w/ Cait, got a BJ, walked to Izzy’s for a latte and then home with the bongos. Recording wasn’t really happening, so I had 2.5 at the Pump with Eric, Francis &amp; Grant. I had a Blessed burger + fries, went home and relaxed. Cait stayed out late shaking her booty.</text:p>
      <text:p text:style-name="P29"/>
      <text:p text:style-name="P90">II.V</text:p>
      <text:p text:style-name="P213"/>
      <text:p text:style-name="P89"><text:span text:style-name="T2">So cold when I woke. Played Wordle,</text:span><text:span text:style-name="T23"> paid rent, made coffee and took some Rebound-S protos. I did some work the night before in separating them into RBOG and RBCS, both starting at v 401.</text:span></text:p>
      <text:p text:style-name="P214"/>
      <text:p text:style-name="P216">. . .</text:p>
      <text:p text:style-name="P214"/>
      <text:p text:style-name="P215">I found myself reworking my store, setting up a Rebound-S preorder and doing some advertising on Discord. I met Cait for two at the Pump, then went to Gary’s with Ryan and Melissa, where we watched the final episode of Get Back after powerbombing Darwin.</text:p>
      <text:p text:style-name="P215"><text:s text:c="3"/>We drove back to the west side and I walked to Wende’s house, where the girls were putting on their faces. We went downtown and talked to two different door guys before they’d let us into the sold out show——a shitty DJ.</text:p>
      <text:p text:style-name="P215"><text:soft-page-break/><text:s text:c="3"/>We eventually went back to Wende’s, where the girls did blow and I liad on the bed bored. We went to Cait’s at 4AM and had sex for a little too long.</text:p>
      <text:p text:style-name="P215"/>
      <text:p text:style-name="P91">II.VI</text:p>
      <text:p text:style-name="P215"/>
      <text:p text:style-name="P91"><text:span text:style-name="T2">Ten AM came rather early, but Cait </text:span><text:span text:style-name="T24">got ready for work and I, Ready-To-Go Man, went up to the market for coffee beans and a burrito, sausage. I walked home, made coffee, did Wordle and went into the studio.</text:span></text:p>
      <text:p text:style-name="P217"><text:s text:c="3"/>We wrote Snake Hole, tracked it and packed up my drums. It might be our tightest track. I drove Kev home and then laid on the couch in the dark all night, getting up only to make and eat noodles. I had the most amazing dream about being at Magic school.</text:p>
      <text:p text:style-name="P217"/>
      <text:p text:style-name="P92">II.VII</text:p>
      <text:p text:style-name="P30"/>
      <text:p text:style-name="P30">Slept til nearly 11, made coffee, got lost on Facebook for a while, switched to Wordle and Reddit and then wrote in my journal.</text:p>
      <text:p text:style-name="P217"><text:s text:c="3"/>I slowly worked for most of the day with a 4:00 post office break. I wanted to hit up Lil’ Nick and get a beer, but he wasn’t there, so I got some shitty felafel balls from the Malvern and went home to work some more.</text:p>
      <text:p text:style-name="P30"><text:s text:c="3"/>I finished around 8:30 and chilled on the couch until Cait and Chuck went to Malv a little before 10. Chuck was quiet and Cait was PMSing. She seemed like she needed alone time, but got upset when I accepted a ride home. I talked to her before I fell asleep, but her mood was erratic. I slept hard.</text:p>
      <text:p text:style-name="P30"/>
      <text:p text:style-name="P93"><text:soft-page-break/>II.VII</text:p>
      <text:p text:style-name="P92"/>
      <text:p text:style-name="P30">Did not want to get up this morning. When I <text:span text:style-name="T69">did to feed the dogs, I noticed Cait was online, so I told her I love her. We talked through some things and I fell back asleep.</text:span></text:p>
      <text:p text:style-name="P30"><text:s text:c="3"/><text:span text:style-name="T69">I woke around 11. it took me an hour to play Wordle, find work and make coffee. I wrote in my journal as I drank it.</text:span></text:p>
      <text:p text:style-name="P30"/>
      <text:p text:style-name="P31">. . .</text:p>
      <text:p text:style-name="P30"/>
      <text:p text:style-name="P32">My morning assignment was two girls working on a book about digital sisterhood. Cait said she needed a mental health day, so I did one after that about a lady trying not to get COVID. I took a bath after that and then found <text:span text:style-name="T59">another</text:span> project, a Kiwi doing a presentation on using Minecraft in the classroom. I went to bed around 1:30.</text:p>
      <text:p text:style-name="P32"/>
      <text:p text:style-name="P94">II.IX</text:p>
      <text:p text:style-name="P32"/>
      <text:p text:style-name="P94"><text:span text:style-name="T2">woke, fed the dogs, made coffee, posted </text:span><text:span text:style-name="T25">Rebound-S on Reddit for 40s Day, played Wordle (HUMOR in 4) and wrote in my journal.</text:span></text:p>
      <text:p text:style-name="P220"/>
      <text:p text:style-name="P222">. . .</text:p>
      <text:p text:style-name="P220"/>
      <text:p text:style-name="P221">I finished the Minecraft assignment, made a Reddit post for 40s Day, packed an order, got dressed, walked down to Cait’s, smoked some weed and wrote in my journal.</text:p>
      <text:p text:style-name="P221"/>
      <text:p text:style-name="P223">. . .</text:p>
      <text:p text:style-name="P221"/>
      <text:p text:style-name="P221"><text:soft-page-break/>We walked to the post office and then Jalisco. She had fish tacos and I ate a steak &amp; cheese burrito. We went into Instant Karma after that to get her a pair of glasses and then walked down to Battle Cat and got me a latte.</text:p>
      <text:p text:style-name="P221"><text:s text:c="3"/>We went to the Wedge after that and had a beer. We considered going to Catawba to see Lucy and Nick on the Purple People Feeder, but walked up to Brew Pump instead. Myles gave us a ride in his van to Cait’s house, where we smoked weed before heading to the Bowling Alley, where the guterslutz rolled our first game. I did horribly.</text:p>
      <text:p text:style-name="P221"><text:s text:c="3"/>Aside from Mike, we all went to Allen’s house after that. We considered going to Malvern for food, but Casey and Myles steered us to Alley Cat. We walked inside but changed our minds, went to Cait’s house, ate mac + cheese and slept.</text:p>
      <text:p text:style-name="P221"/>
      <text:p text:style-name="P95">II.X</text:p>
      <text:p text:style-name="P224"/>
      <text:p text:style-name="P95"><text:span text:style-name="T2">We took our time waking up and eventually </text:span><text:span text:style-name="T26">drove down to Simple. I had a breakfast sandwich and Cait had a kale salad. We drove down to Bent Creek and had a walk around Lake Powatan.</text:span></text:p>
      <text:p text:style-name="P225"><text:s text:c="3"/>We decided to part ways after that and enjoy some alone time. I found a generic business transcription and did as much as I could before falling asleep.</text:p>
      <text:p text:style-name="P225"/>
      <text:p text:style-name="P96">II.XI</text:p>
      <text:p text:style-name="P226"/>
      <text:p text:style-name="P226">Fell back asleep multiple times and eventually walked up to Izzy’s for coffee w/ Cait. I ran into Fox and Darwin on the way home and caught a ride. I finished my business transcription and walked up to the Pump, hung w/ Eric and Francis for 1.5.</text:p>
      <text:p text:style-name="P226"><text:soft-page-break/><text:s text:c="3"/>I ordered a salad and tots from UJ, walked home, ate, put on more clothes and got a ride with Kevin to the brewery formerly known as Sanctuary. We played a great set. I had two sours, a porter and a Kalikimaki.</text:p>
      <text:p text:style-name="P226"><text:s text:c="3"/>I had Kev drop me off at Alley Cat, where Cait and I drank champagne until Lauren convinced us to go across the street for Mario Kart. We couldn’t believe Adam was our bartender.</text:p>
      <text:p text:style-name="P226"><text:s text:c="3"/>We went home, made love and fell asleep.</text:p>
      <text:p text:style-name="P226"/>
      <text:p text:style-name="P97">II.XII</text:p>
      <text:p text:style-name="P226"/>
      <text:p text:style-name="P96"><text:span text:style-name="T2">Cait was quick to get up and ready. </text:span><text:span text:style-name="T27">I walked home and napped until Sunny needed a ride to work. I went and found the Foothills food truck after that, had a burger and beer. I went home and napped some more, made a coffee and walked to the carport jam.</text:span></text:p>
      <text:p text:style-name="P227"><text:s text:c="3"/>It was just me and Scott until AB and Kirsten eventually showed up. At 10, I walked home and did PCB stuff until I was ready for sleep.</text:p>
      <text:p text:style-name="P227"/>
      <text:p text:style-name="P98">II.XIII</text:p>
      <text:p text:style-name="P228"/>
      <text:p text:style-name="P228">Slept til 11, played Wordle, made coffee and ordered PCB stuff, about $350 worth. After that, I drank coffee and caught up on four days of journal entries.</text:p>
      <text:p text:style-name="P228"/>
      <text:p text:style-name="P229">. . .</text:p>
      <text:p text:style-name="P228"/>
      <text:p text:style-name="P228">I went on to work on QALIZpad after that, got a bit cranky and then made some noodles. Then I watched the Super Bowl, finished the PCB and eventually went to bed.</text:p>
      <text:p text:style-name="P99"><text:soft-page-break/>II.XIV</text:p>
      <text:p text:style-name="P230"/>
      <text:p text:style-name="P99"><text:span text:style-name="T2">Woke and went down to Cait’s for </text:span><text:span text:style-name="T28">cuddles. We got some bagels from Ultra and then went to Ingles and back to her house before she went into work. Sunny had pulled her second all-nighter. I fixed a problem with my PCB order and then went to play Battery Park with Ryan and Melissa.</text:span></text:p>
      <text:p text:style-name="P231"><text:s text:c="3"/>We ordered sushi afterwards and picked up some beers from the Pump. I relaxed at the house for a while, caught an Uber out to Frazier’s, drank some Jager and then drove to Carrier St. to hang w/ Casey Horton. We eventually drove down to Cait’s and fell asleep.</text:p>
      <text:p text:style-name="P231"/>
      <text:p text:style-name="P100">II.XV</text:p>
      <text:p text:style-name="P232"/>
      <text:p text:style-name="P100"><text:span text:style-name="T2">Cait had to go let some people into </text:span><text:span text:style-name="T29">Homegrown. I slept in her bed until she returned, had a short cuddle and then went home to work. I drank some coffee, played Wordle and then met my parents at the Pub.</text:span></text:p>
      <text:p text:style-name="P233"><text:s text:c="3"/>I walked to the CBD store, bought a pack of D8 cigarettes, went to the Pump and smoked one with a porter. I walked home, found work, smoked in the bath, watched some Simpsons and then wrote in my journal.</text:p>
      <text:p text:style-name="P233"/>
      <text:p text:style-name="P101">II.XVI</text:p>
      <text:p text:style-name="P234"/>
      <text:p text:style-name="P101"><text:span text:style-name="T2">Let the dogs wake me up at 7, made </text:span><text:span text:style-name="T30">coffee, looked at my phone, played Wordle (CAULK in 6,) worked and spent way too long looking at FB on my break. I worked some more and then wrote in my journal.</text:span></text:p>
      <text:p text:style-name="P235"/>
      <text:p text:style-name="P237"><text:soft-page-break/>. . .</text:p>
      <text:p text:style-name="P236"/>
      <text:p text:style-name="P236">I finished working at 11:30, caught a quick nap and walked up to munoz for Kev’s bday lunch. He was late, so Tina, Ryan, Melissa and I took a little walk with our cigarettes. I ate a torta, walked home, caught another quick nap and then walked up to Odd’s for a double espresso.</text:p>
      <text:p text:style-name="P236"><text:s text:c="3"/>Cait said she was beginning her drinking, so I had a stout from her fridge and drank it while she and Nelia talked over each other. We went bowling, won, went to Brew Pump, UJ, Alley Cat and then partied at her house with Casey, Lauren and Wendi Loomis. I feel maybe there was someone else there, but I don’t remember. Oh yeah, Natalie.</text:p>
      <text:p text:style-name="P236"/>
      <text:p text:style-name="P103">II.XVII</text:p>
      <text:p text:style-name="P238"/>
      <text:p text:style-name="P102"><text:span text:style-name="T2">Well, Cait and I slept til 2:30. I was actually </text:span><text:span text:style-name="T31">fairly awake at 10:00, but cuddling felt real nice. I walked to izzy’s for an iced coffee, finished it by the time I got home and then drank some Gatorade. I farted around for a couple hours, found some work (Provo school board lady,) took a bath, ordered a Hawaiian pizza and finished the file. I fell asleep around 2AM.</text:span></text:p>
      <text:p text:style-name="P239"/>
      <text:p text:style-name="P104">II.XVIII</text:p>
      <text:p text:style-name="P105"/>
      <text:p text:style-name="P33">Let the dogs out at 7 and then had <text:span text:style-name="T70">vivid dreams til 10. I made some coffee and possibly found some work about AI. </text:span></text:p>
      <text:p text:style-name="P33"/>
      <text:p text:style-name="P34">. . .</text:p>
      <text:p text:style-name="P34"/>
      <text:p text:style-name="P35"><text:soft-page-break/>It ended up being a hellish transcription about braces. I found a much more enjoyable talk about morality after that and worked until Cait wanted to meet at Brew Pump. I forgot to mention how Cait had called me saying she couldn’t find her car.</text:p>
      <text:p text:style-name="P35"><text:s text:c="3"/>I swore I had driven home from Alley Cat, but apparently I was wrong. It was still on Vermont.</text:p>
      <text:p text:style-name="P35"><text:s text:c="3"/>Anyway, after the Pump, we went to Wende’s house, had a couple of beers and then went to Cait’s, tried on some of her new clothes that came in the mail and fell asleep.</text:p>
      <text:p text:style-name="P35"/>
      <text:p text:style-name="P106">II.XIX</text:p>
      <text:p text:style-name="P35"/>
      <text:p text:style-name="P106"><text:span text:style-name="T2">Apparently, I agreed to give Wende a ride </text:span><text:span text:style-name="T32">somewhere, so I took Cait into work around 10AM, went home and started working. Thankfully, Wende canceled because I had just enough time to finish my assignment, pack my bag for the beach and pick up Cait from work at 330.</text:span></text:p>
      <text:p text:style-name="P241"><text:s text:c="3"/>We had two at the Pump afterwards and then went to Cait’s, packed her bags and hit the road. We drove to Greenville, ate some stir fry with Michelle and Dave and then had some beers and smores by a fire, made love and fell asleep.</text:p>
      <text:p text:style-name="P241"/>
      <text:p text:style-name="P107">II.XX</text:p>
      <text:p text:style-name="P242"/>
      <text:p text:style-name="P107"><text:span text:style-name="T2">We started the day with coffee, pancakes </text:span><text:span text:style-name="T33">and a neighborhood walk. It was too many sweets, so we found a bagel place before leaving town. We missed an exit, and so had a very rural last-hour drive through Dillon, which was beautiful. We went to Chris’s Pizza, got stuffed, drove to Cait’s mom’s </text:span><text:soft-page-break/><text:span text:style-name="T33">house, watched the Olympic closing ceremonies and fell asleep.</text:span></text:p>
      <text:p text:style-name="P243"/>
      <text:p text:style-name="P108">II.XXI</text:p>
      <text:p text:style-name="P109"/>
      <text:p text:style-name="P36">Slept in a little and went to Gilla’s <text:span text:style-name="T71">for a delicious lunch. We went and bought some flip-flops after that and had a little sit on the beach, saw some really cool rainbows.</text:span></text:p>
      <text:p text:style-name="P36"><text:s text:c="3"/><text:span text:style-name="T71">We got coffee after that, went to a book store, picked Karen up from work, read our books at Mike’s house and then went to Cooper’s for dinner. We hung at Mike’s a little more, went back to Tonya’s, watched some Schitt’s Creek and went to sleep.</text:span></text:p>
      <text:p text:style-name="P12"/>
      <text:p text:style-name="P110">II.XXII</text:p>
      <text:p text:style-name="P244"/>
      <text:p text:style-name="P111"><text:span text:style-name="T2">Got up earlyish, drank coffee and went to </text:span><text:span text:style-name="T34">the Deli. We went to Mike’s after that, ate, drove Mike’s car to the shop and headed towards the Baba Center. We realized I needed closed-toed shoes, so I got some swimmies from Bargain Beachware, got turned away from Boba, went to the beach, got coffee, went to a park, the beach again, back to Mike’s for a few, and then to Snooki’s for an awesome dinner.</text:span></text:p>
      <text:p text:style-name="P245"><text:s text:c="3"/>We went to Molly Darcy’s after that, met Cait’s friend Courtney and got hella turnt. We went to Courtney’s, played music, made love and dealt with dogs.</text:p>
      <text:p text:style-name="P245"/>
      <text:p text:style-name="P112"/>
      <text:p text:style-name="P112"/>
      <text:p text:style-name="P112"/>
      <text:p text:style-name="P112"/>
      <text:p text:style-name="P112"/>
      <text:p text:style-name="P113"><text:soft-page-break/>II.XXIII</text:p>
      <text:p text:style-name="P246"/>
      <text:p text:style-name="P247">We were rather hungover, but got to sleep a bit. We went to Bagel Dock and to Tonya’s to watch Drumline. We napped after that, went to the beach, back to Tonya’s and I wrote in my journal.</text:p>
      <text:p text:style-name="P247"/>
      <text:p text:style-name="P248">. . .</text:p>
      <text:p text:style-name="P247"/>
      <text:p text:style-name="P247">We ate Peruvian chicken and watched the whole first season of The Righteous Gemstones.</text:p>
      <text:p text:style-name="P247"><text:s text:c="3"/>Hi, ho.</text:p>
      <text:p text:style-name="P247"/>
      <text:p text:style-name="P113">II.XXIV</text:p>
      <text:p text:style-name="P247"/>
      <text:p text:style-name="P247">We tried to get up early and spent a while drinking coffee before heading to Matthew’s, where I had a delicious salmon benne. We drove to Vereen Gardens after that and sat on a swing before deciding it was time to hit the road.</text:p>
      <text:p text:style-name="P247"><text:s text:c="3"/>I drove while Cait DJed. It was really a very fun drive. We went to Brew Pump after that and hung out with TJ, Iris and Barbie. We headed to Cait’s house when they closed, chatted with Nelia and announced we were going to bed.</text:p>
      <text:p text:style-name="P247"><text:s text:c="3"/>However, Wende came over, which caused a very drunk Nelia to snap and ramble about how uncool it was that she could come over. Wende didn’t stay much longer, so Cait and I made some love and went to bed.</text:p>
      <text:p text:style-name="P247"/>
      <text:p text:style-name="P113"/>
      <text:p text:style-name="P113"/>
      <text:p text:style-name="P113"/>
      <text:p text:style-name="P113"/>
      <text:p text:style-name="P112"><text:soft-page-break/>II.XXV</text:p>
      <text:p text:style-name="P113"/>
      <text:p text:style-name="P37">We woke and drank some coffee/had some laughs before Cait drove me home. I ended up napping until about 5PM, when I made some coffee, prepped some ramen and wrote in my journal.</text:p>
      <text:p text:style-name="P37"/>
      <text:p text:style-name="P38">. . .</text:p>
      <text:p text:style-name="P37"/>
      <text:p text:style-name="P37">I ate dinner and spent forever trying to find a transcription. Eventually, I found an ITM, took a bath, trimmed my beard and worked. I got tired around 11PM and went to sleep.</text:p>
      <text:p text:style-name="P37"/>
      <text:p text:style-name="P115">II.XXVI</text:p>
      <text:p text:style-name="P114"/>
      <text:p text:style-name="P37">I did Wordle to wake up. Spud was staring at me at 7am. I fed the dogs, made coffee and worked til about 10:00, at which point I laid on my couch and wrote in my journal.</text:p>
      <text:p text:style-name="P37"/>
      <text:p text:style-name="P38">. . .</text:p>
      <text:p text:style-name="P37"/>
      <text:p text:style-name="P37">I went to Kev’s house, where we recorded a cover of Emily King’s Distance. It took a lot of takes, but sounded and looked great.</text:p>
      <text:p text:style-name="P37"><text:s text:c="3"/>I met up w/ Cait at the Brew Pump and we were soon joined by Chuck. We went to a party that turned into a night of Molly at the Salvage Station w/ Doom Flamingo.</text:p>
      <text:p text:style-name="P37"/>
      <text:p text:style-name="P114"/>
      <text:p text:style-name="P114"/>
      <text:p text:style-name="P114"/>
      <text:p text:style-name="P114"/>
      <text:p text:style-name="P114"><text:soft-page-break/>II.XXVII</text:p>
      <text:p text:style-name="P37"/>
      <text:p text:style-name="P114"><text:span text:style-name="T2">I was wiped, stayed home and so did Cait. </text:span><text:span text:style-name="T35">I think I mostly stayed home on </text:span><text:span text:style-name="T72">II.XXVIII</text:span><text:span text:style-name="T35"> as well, but maybe met Cait at the Pump for a couple.</text:span></text:p>
      <text:p text:style-name="P250"/>
      <text:p text:style-name="P116">III.I</text:p>
      <text:p text:style-name="P251"/>
      <text:p text:style-name="P251">We woke and decided to go to Hot Springs. We had lunch at the Appalachian Bodega, hiked up Lover’s Leap, sat by the river, bathed in the sun and had a soak. We stopped by the Ingles on the way home and got stuff for dinner.</text:p>
      <text:p text:style-name="P251"><text:s text:c="3"/>Cait drove us home, where we signed up for HBO Max and watched Raised by Wolves.</text:p>
      <text:p text:style-name="P251"/>
      <text:p text:style-name="P116">III.II</text:p>
      <text:p text:style-name="P251"/>
      <text:p text:style-name="P116"><text:span text:style-name="T2">I walked home, packed an order and </text:span><text:span text:style-name="T36">went out into the beautiful world. I went to the post office and Izzy’s, then Cait’s house. We walked to B&amp;B Pharmacy, where I acquired a rapid COVID test and then had lunch at UJ w/ Mike, Eden, Amy and Cam. We went to the Pump, saw Lauren and Kimberly, went to Cait’s house, dropped Kimberly off and went bowling.</text:span></text:p>
      <text:p text:style-name="P252"><text:s text:c="3"/>We beat an undefeated team and then went to the Pump before reading poetry w/ Casey at Cait’s.</text:p>
      <text:p text:style-name="P252"/>
      <text:p text:style-name="P117">III.III</text:p>
      <text:p text:style-name="P253"/>
      <text:p text:style-name="P117"><text:span text:style-name="T2">I went home and napped until the Pump </text:span><text:span text:style-name="T37">opened, where I had a burger, a beer and chatted with Eric. It was chilly on the walk home. I popped by Cait’s, gave her a quick cuddle, went home and started watching Space Ghost Coast to Coast.</text:span></text:p>
      <text:p text:style-name="P118"><text:soft-page-break/>III.IV</text:p>
      <text:p text:style-name="P254"/>
      <text:p text:style-name="P255">Walked up to Drop of Sun, took my COVID test, chatted w/ SJ, set up my drums, worked on a song w/ Kev &amp; Lucy, had lunch from the sandwich shop, tracked three songs, spaced out at the Brew Pump, got picked up by Cait, hung w/ Chuck at her house and eventually went to bed.</text:p>
      <text:p text:style-name="P255"/>
      <text:p text:style-name="P118">III.V</text:p>
      <text:p text:style-name="P255"/>
      <text:p text:style-name="P255">Got up, walked to the market for a burrito, worked on a song of Hunter’s, tracked it, two more songs, walked home and watched Space Ghost.</text:p>
      <text:p text:style-name="P255"/>
      <text:p text:style-name="P118">III.VI</text:p>
      <text:p text:style-name="P255"/>
      <text:p text:style-name="P255">I was very tired and cranky. I eventually walked up to the Pump, but did not want to be joined by Sunny. I had two beers w/ Cait and then went out to Fox’s house for her bday w/ Kev, Alyse, Jason, Dulci, Ben, August, Galen, Rachel, Allison, Melissa, Charlie, Alex, Ryan, Fox and Darwin.</text:p>
      <text:p text:style-name="P255"><text:s text:c="3"/>We went to the Malvern with Ry and ran into Wende and Barbie. I got very full on burger/fries and passed out quickly.</text:p>
      <text:p text:style-name="P255"/>
      <text:p text:style-name="P118">III.VII</text:p>
      <text:p text:style-name="P254"/>
      <text:p text:style-name="P255">Walked to Izzy’s and home, napped, found work, drank more coffee and wrote in my journal.</text:p>
      <text:p text:style-name="P255"/>
      <text:p text:style-name="P256">. . .</text:p>
      <text:p text:style-name="P255"/>
      <text:p text:style-name="P255"><text:soft-page-break/>I worked until 6 or 7, watched an episode of Space Ghost and then two episodes of Home Movies. I found more work but decided to cancel it and fell asleep around 1.</text:p>
      <text:p text:style-name="P255"/>
      <text:p text:style-name="P119">III.VIII</text:p>
      <text:p text:style-name="P257"/>
      <text:p text:style-name="P119"><text:span text:style-name="T2">It was too cold to wake up, so I fed the </text:span><text:span text:style-name="T38">dogs and went back to bed til 11. I played Wordle (SWEET in 6,) made coffee, found work and wrote in my journal.</text:span></text:p>
      <text:p text:style-name="P258"/>
      <text:p text:style-name="P260">. . .</text:p>
      <text:p text:style-name="P258"/>
      <text:p text:style-name="P259">I was having minor panic attacks and never did any work. I went to see Cait around three, and her mood was similar. We just weren’t sure what to do with ourselves. We talked about walking, but it started to rain, so we drove to the Brew Pump.</text:p>
      <text:p text:style-name="P259"><text:s text:c="3"/>Sunny and Will were there, which made me anxious again. We kinda just drank a lot, went back to Cait’s, made lentil soup and watched Gilded Age.</text:p>
      <text:p text:style-name="P259"/>
      <text:p text:style-name="P120">III.VIX</text:p>
      <text:p text:style-name="P259"/>
      <text:p text:style-name="P120"><text:span text:style-name="T2">Woke and made coffee. Cait remembered </text:span><text:span text:style-name="T39">she had a gift card to Outback Steakhouse. I’m not sure how we got on the subject. We went there and had something like a first date, and then went for an excellent walk in the Montford Graveyard.</text:span></text:p>
      <text:p text:style-name="P261"><text:s text:c="3"/>We went back to her house, napped, made love. I went to the Pump for one and then we went bowling. We suffered a close defeat, went to the Pump for one, got a pizza from Ingles, watched the Dre halftime show and then Raised by Wolves.</text:p>
      <text:p text:style-name="P261"/>
      <text:p text:style-name="P121"><text:soft-page-break/>III.X</text:p>
      <text:p text:style-name="P262"/>
      <text:p text:style-name="P262">Woke and knew it was time to go home. Cait agreed, and I was feeling a little grumpy/lost. I made coffee, scrolled, Wordled and wrote in my journal.</text:p>
      <text:p text:style-name="P262"/>
      <text:p text:style-name="P263">. . .</text:p>
      <text:p text:style-name="P262"/>
      <text:p text:style-name="P262">I worked all day typing about a screen printing company and fit a Prime-E into a 60% layout during my breaks. I made pickle ramen w/ faux chicken for dinner and spaced out til around 1AM.</text:p>
      <text:p text:style-name="P262"/>
      <text:p text:style-name="P121">III.XI</text:p>
      <text:p text:style-name="P264"/>
      <text:p text:style-name="P262">Slept til 10ish, made coffee, barely won Wordle, accepted a few gigs/recording dates and worked til 130, then wrote in my journal.</text:p>
      <text:p text:style-name="P262"/>
      <text:p text:style-name="P263">. . .</text:p>
      <text:p text:style-name="P262"/>
      <text:p text:style-name="P262">I finished working around 2, went to UJ for a Cuban. Eric was there, so we had a beer. I bought some brake fluid, picked Kevin up and went downtown for LaZoom——two bachelorette parties and a random Indian couple. We added New Belgium as a new second stop.</text:p>
      <text:p text:style-name="P262"><text:s text:c="3"/>I took Kevin home, relaxed for a bit, and then, at 1:00, took an Uber to Frazier’s, where Sean, Cait and Wende were drinking. We went to Wende’s house and played percussion instruments after that, but I was not able to drink anymore. Went to Cait’s for sleep at 430.</text:p>
      <text:p text:style-name="P262"/>
      <text:p text:style-name="P262"/>
      <text:p text:style-name="P262"/>
      <text:p text:style-name="P122"><text:soft-page-break/>III.XII</text:p>
      <text:p text:style-name="P262"/>
      <text:p text:style-name="P122"><text:span text:style-name="T2">Cait made yummy bfast sandwiches. We went </text:span><text:span text:style-name="T40">to Izzy’s and then a small thrift store where I found a fuzzy orange blazer and tie. We packed up the car and drove down to Spindale for Jaime’s housewarming party. I stayed up til new 4AM drinking mead and then slept soundly on an air mattress.</text:span></text:p>
      <text:p text:style-name="P265"/>
      <text:p text:style-name="P123">III.XIII</text:p>
      <text:p text:style-name="P266"/>
      <text:p text:style-name="P266">Woke to a yummy bfast casserole and plenty of coffee. We said our goodbyes, drove up the mountain and chilled in our separate homes. I eventually watched some Gilded Age and soldered seven USB ports, but it took all day and night to find the motivation.</text:p>
      <text:p text:style-name="P266"/>
      <text:p text:style-name="P123">III.XIV</text:p>
      <text:p text:style-name="P266"/>
      <text:p text:style-name="P266">Woke, drank coffee, packed orders, converted Voyager 104 to JST and went to the post office. I drank three sours with Eric and took home some hibachi. I chilled on the couch, ate food and invoiced Van Dusen for my work. Cait wanted to go to McStu’s around 1130, so I did, drank two beers, hung with Barbie, went to Cait’s, made love and slept.</text:p>
      <text:p text:style-name="P266"/>
      <text:p text:style-name="P123">III.XV</text:p>
      <text:p text:style-name="P266"/>
      <text:p text:style-name="P266">Woke around 1130, checked my phone, started Wordle, walked home, checked some keyboard things, made coffee and wrote in my journal.</text:p>
      <text:p text:style-name="P266"/>
      <text:p text:style-name="P267">. . .</text:p>
      <text:p text:style-name="P266"><text:soft-page-break/></text:p>
      <text:p text:style-name="P266">Cait brought me some Mexican food and Sunny went into work. I spent five hours converting the Voyager 104 to run on RP2404 and charged Van Dusen $100. then I talked to Cait on the phone, smoked a bowl, watched a couple episodes of Space Ghost and wrote in my journal.</text:p>
      <text:p text:style-name="P266"/>
      <text:p text:style-name="P124">III.XVI</text:p>
      <text:p text:style-name="P268"/>
      <text:p text:style-name="P266">Woke and started getting things ready to order. First, I had coffee. Sunny left town. I painstakingly got the part list together for Voyager 104, then updated Buddy .26 to be Buddy-H.</text:p>
      <text:p text:style-name="P266"><text:s text:c="3"/>While checking diode orientation, I realized .26 had an upside down diode, so I tried fixing one. This didn’t work, but led me to realize that .26 had incorrect header pin placement, so I frantically reworked Buddy-C instead. I added CS Superplate to the order and drove up to Brew Pump for a quick beer w/ Eric and Wild Bill.</text:p>
      <text:p text:style-name="P266"><text:s text:c="3"/>I went to the bowling alley and ordered a cheese steak w/ tots. We won the first game against Lime Team. I bowled like crap on the second game, but we won. We lost the third game. I went to the Pump, had two sours, met Cait, smoked a bowl in her car, went to Alley Cat, drank a gin &amp; tonic + a Dominga, drove home and slept drunkenly.</text:p>
      <text:p text:style-name="P266"/>
      <text:p text:style-name="P124"/>
      <text:p text:style-name="P124"/>
      <text:p text:style-name="P124"/>
      <text:p text:style-name="P124"/>
      <text:p text:style-name="P124"/>
      <text:p text:style-name="P124"/>
      <text:p text:style-name="P123"><text:soft-page-break/>III.XVII</text:p>
      <text:p text:style-name="P266"/>
      <text:p text:style-name="P269">Woke hungover, but eventually cured it with coffee and funny texts. Cait and I went to Green Tea Sushi, then the pharmacy, then the Wedge, then my house.</text:p>
      <text:p text:style-name="P269"><text:s text:c="3"/>At 7, we had Cake practice at Kevin’s house. I called Cait while walking home and then spent a while looking for work and writing in my journal.</text:p>
      <text:p text:style-name="P269"/>
      <text:p text:style-name="P270">. . .</text:p>
      <text:p text:style-name="P269"/>
      <text:p text:style-name="P269">I scrolled myself to sleep.</text:p>
      <text:p text:style-name="P269"/>
      <text:p text:style-name="P278">III.XVIII</text:p>
      <text:p text:style-name="P247"/>
      <text:p text:style-name="P271">Woke around 9, fed the dogs, made coffee, looked at my phone and found some work, seemingly a Title IX investigation from Mary Washington. . .I drove up to Pizza Mind for an Italian sandwich, had a beer at the Pump and then drove to Kevin’s for Fwuit rehearsal, where we played Bonnie Lou, Bon Voyage, Only Got One, Keep Up, Chrome Canyon, Cassini, Distance and Don’t Even Try.</text:p>
      <text:p text:style-name="P271"><text:s text:c="3"/>I went to the Pump again, went to Ingles for pickles and bologna, came home, worked a little bit, scrolled on my phone and wrote in my journal.</text:p>
      <text:p text:style-name="P271"/>
      <text:p text:style-name="P279">III.XIX</text:p>
      <text:p text:style-name="P279"><text:span text:style-name="T2"/></text:p>
      <text:p text:style-name="P279"><text:span text:style-name="T2">Worked, packed drums, got dressed, went to the Pump, met Cait, drove to South Slope, set up my drums at American Vinyl Co, hung outside w/ Kev and Dulce, sound checked, got pizza, watched the Willie Nillies, played a set. My mom and Cait and Kim were the wildest people in the room.</text:span></text:p>
      <text:p text:style-name="P279"><text:soft-page-break/><text:span text:style-name="T2"><text:s text:c="3"/>Watched Stinkerton Raid, went to One World West for a couple Screamin’ Js songs, followed Cait home, gave her a kiss, went home and slept.</text:span></text:p>
      <text:p text:style-name="P279"><text:span text:style-name="T2"/></text:p>
      <text:p text:style-name="P280">III.XX</text:p>
      <text:p text:style-name="P280"><text:span text:style-name="T2"/></text:p>
      <text:p text:style-name="P279"><text:span text:style-name="T2">Went to Middlemont at 9AM w/ coffee, rehearsed and recorded four Midnight Pony songs. I took my drums home, let the dogs out, dissociated for a while and then went to hang w/ Cait at McStew’s. Barbie showed up and drove us to the One Stop for some Deadish cover jam night.</text:span></text:p>
      <text:p text:style-name="P279"><text:span text:style-name="T2"><text:s text:c="3"/>We went back to McStew’s for a moment and then to Cait’s house.</text:span></text:p>
      <text:p text:style-name="P279"><text:span text:style-name="T2"/></text:p>
      <text:p text:style-name="P280">III.XXI</text:p>
      <text:p text:style-name="P280"><text:span text:style-name="T2"/></text:p>
      <text:p text:style-name="P279"><text:span text:style-name="T2">Woke and made my way home. Had coffee w/ Sunny and her mom and then told Sunny I was planning on moving out in June. She melted down and told me to get out, so I walked up to UJ and met my dad for lunch.</text:span></text:p>
      <text:p text:style-name="P279"><text:span text:style-name="T2"><text:s text:c="3"/>I cuddled Cait for a few after that, and she went into work. Sunny seemed like she was at the Pump, so I snuck over to my house for clothes, computer and keyboards.</text:span></text:p>
      <text:p text:style-name="P279"><text:span text:style-name="T2"><text:s text:c="3"/>I went back to Cait’s, walked up to the Pump, talked to Sunny, got her some groceries, gave her a ride home, picked up some bubbles &amp; detergent, walked to Wende’s, let the cats out, went to Cait’s and worked a little. I went back to Wende’s, got the cats in, went back to Cait’s, laid in her bed, and, when she got home, fell asleep.</text:span></text:p>
      <text:p text:style-name="P279"><text:span text:style-name="T2"/></text:p>
      <text:p text:style-name="P279"><text:span text:style-name="T2"/></text:p>
      <text:p text:style-name="P279"><text:span text:style-name="T2"/></text:p>
      <text:p text:style-name="P279"><text:soft-page-break/>III.XXII</text:p>
      <text:p text:style-name="P271"/>
      <text:p text:style-name="P271">Woke, got yelled at a little over coffee. Cait had a work meeting, and I finished my Atari transcription. We met Lauren at UJ and then went to the Pump. Cait got a little tipsy and wasn’t sure what to do, so we headed for Little Bee Thai.</text:p>
      <text:p text:style-name="P271"><text:s text:c="3"/>We decided to stop into Burger Bar for a shot, picked up our food and then went to Riverside Rhapsody, where Barbie works. We hung out until she was done and then got some food and a drink from the Pub.</text:p>
      <text:p text:style-name="P271"><text:s text:c="3"/>We went to McStew’s, drank some champagn, watched some Gilded Age and then Vice Principals. We were very tired and slept in Wende’s bed. I should probably mention I also got yelled at in the car before going into the Pub.</text:p>
      <text:p text:style-name="P271"/>
      <text:p text:style-name="P281">III.XXIII</text:p>
      <text:p text:style-name="P281"><text:span text:style-name="T2"/></text:p>
      <text:p text:style-name="P281"><text:span text:style-name="T2">Woke, phone was dead. Cait had to do stuff at work, so we went to her house… after Izzy’s. I listened to Tina’s new songs, scrolled on my phone and then wrote in my journal.</text:span></text:p>
      <text:p text:style-name="P281"><text:span text:style-name="T2"/></text:p>
      <text:p text:style-name="P282"><text:span text:style-name="T2">. . .</text:span></text:p>
      <text:p text:style-name="P281"><text:span text:style-name="T2"/></text:p>
      <text:p text:style-name="P281"><text:span text:style-name="T2">Cait came home and we watched High Fidelity. Cait got anxious and we made love. I think we checked on the cats after that, went back to Cait’s house and watched The Great Gatsby.</text:span></text:p>
      <text:p text:style-name="P281"><text:span text:style-name="T2"><text:s text:c="3"/>I somehow skipped over eating a turkey pita and heating Cait’s curry, but that was in there, too. Also, it was a rainy day. Cait blew up at Nelia for being noisy at 5AM.</text:span></text:p>
      <text:p text:style-name="P281"><text:soft-page-break/><text:span text:style-name="T2"/></text:p>
      <text:p text:style-name="P283">III.XXIV</text:p>
      <text:p text:style-name="P281"><text:span text:style-name="T2">Woke, drank coffee. Cait made toad-in-a-holes and we walked down to check on the cats. We had an excellent cuddle on the couch. I walked home after that, packed my drums, took them to Middlemont, realized the water was about to be shut off, got an extension, made coffee and walked down to record.</text:span></text:p>
      <text:p text:style-name="P281"><text:span text:style-name="T2"><text:s text:c="3"/>We recorded Beautiful Mess, Loon, Golden Highway and called it a day. I walked home to an empty house and took a bath. Sunny came home piss drunk, said I was mean and passed out. Once I heard snoring, I walked down to let the cats in and talked to Cait the whole time. She was in her bed, high on a weed gummy.</text:span></text:p>
      <text:p text:style-name="P281"><text:span text:style-name="T2"><text:s text:c="3"/>As I expected, Sunny got up at 11:15, banged around in the kitchen, invited Will over and bitched.</text:span></text:p>
      <text:p text:style-name="P281"><text:span text:style-name="T2"/></text:p>
      <text:p text:style-name="P283">III.XXV</text:p>
      <text:p text:style-name="P283"><text:span text:style-name="T2"/></text:p>
      <text:p text:style-name="P281"><text:span text:style-name="T2">Woke, made coffee, struggled at Wordle </text:span><text:span text:style-name="T41">(DEPOT in five,) walked down to Middlemont and recorded Pull You Close, Sail me Away and Swings. We had a hard cutoff at 1, so I went to let the cats out, found some work, threw it away, laid down, ate a turkey sandwich. Sunny had got me some Simple, found a new assignment about automation, made some coffee and wrote in my journal.</text:span></text:p>
      <text:p text:style-name="P281"><text:span text:style-name="T41"/></text:p>
      <text:p text:style-name="P282"><text:span text:style-name="T41">. . .</text:span></text:p>
      <text:p text:style-name="P281"><text:span text:style-name="T41"/></text:p>
      <text:p text:style-name="P284"><text:span text:style-name="T2">I worked until Cait got off around 10, jogged up to the Pump, drank an imperial stout w/ her and Will, went down to the Malvern to see Barbie and ran into </text:span><text:soft-page-break/><text:span text:style-name="T2">Fursty. I drank a milk stout, and, after Fursty left, we went to McSterw’s for bongos and bongs. We made love and fell asleep.</text:span></text:p>
      <text:p text:style-name="P284"><text:span text:style-name="T2"/></text:p>
      <text:p text:style-name="P284">III.XXVI</text:p>
      <text:p text:style-name="P284"><text:span text:style-name="T2"/></text:p>
      <text:p text:style-name="P284"><text:span text:style-name="T2">I woke, kissed Cait awake and went to my house for coffee. I walked down to Middlemont and we recorded Fly Around, Yellow Rose and I think that’s all. I walked home, dozed, got a burger from the Malvern and went to Kev’s house to practice w/ he and Matt. We did Heat Lightning, Once in a While, Waiting All Your Life, Palms and One of the Good Ones. I talked to Cait on the walk home &amp; slept.</text:span></text:p>
      <text:p text:style-name="P284"><text:span text:style-name="T2"/></text:p>
      <text:p text:style-name="P284">III.XXVII</text:p>
      <text:p text:style-name="P284"><text:span text:style-name="T2"/></text:p>
      <text:p text:style-name="P284"><text:span text:style-name="T2">woke, went to Middlemont, recorded the aforementioned songs in record time. I walked home, laid on the couch, went to let the cats out, met Cat at UJ for some food. Kim, Rick and Bart were there as well.</text:span></text:p>
      <text:p text:style-name="P284"><text:span text:style-name="T2"><text:s text:c="3"/>We drank at the Pump until the sun went down and then ate potato soup at Wende’s house and watched Gilded Age. We fell asleep reasonably early.</text:span></text:p>
      <text:p text:style-name="P284"><text:span text:style-name="T2"/></text:p>
      <text:p text:style-name="P284">III.XXVIII</text:p>
      <text:p text:style-name="P284"><text:span text:style-name="T2"/></text:p>
      <text:p text:style-name="P284"><text:span text:style-name="T2">woke, made coffee and cleaned Wende’s house. Cait had to go into work, but I stayed on the couch a while drinking coffee. I eventually walked home and wrote in my journal.</text:span></text:p>
      <text:p text:style-name="P284"><text:span text:style-name="T2"/></text:p>
      <text:p text:style-name="P285"><text:span text:style-name="T2">. . .</text:span></text:p>
      <text:p text:style-name="P284"><text:span text:style-name="T2"/></text:p>
      <text:p text:style-name="P284"><text:soft-page-break/><text:span text:style-name="T2">I found some work, an ADHD podcast, and then, around 4, left home on foot. I went to the post office, then had a beer and some dumplings at the Pump. I walked to Cellarest Project and had a stout with a charred marshmallow.</text:span></text:p>
      <text:p text:style-name="P284"><text:span text:style-name="T2"><text:s text:c="3"/>Then, I walked downtown and found a bar/coffee shop, the Asheville Club. I ordered a cordtado and walked to Jack of the Wood. My parents and uncle Jack were trying to cross the street outside.</text:span></text:p>
      <text:p text:style-name="P284"><text:span text:style-name="T2"><text:s text:c="3"/>Melissa was hosting triva. We ended up in 5</text:span><text:span text:style-name="T60">th</text:span><text:span text:style-name="T2"> place overall and had food + two beers while we did it. I had one at Claddaugh after that while waiting for Cait. We had one at the Pump, went to UJ with Maria and Michel, ran into JB and then partied all night at Cait’s house. We fell asleep after having sex that was a little too pornographic.</text:span></text:p>
      <text:p text:style-name="P284"><text:span text:style-name="T2"/></text:p>
      <text:p text:style-name="P286">III.XXIX</text:p>
      <text:p text:style-name="P286"><text:span text:style-name="T2"/></text:p>
      <text:p text:style-name="P284"><text:span text:style-name="T2">Slept and made love in bed until around noon. We had a craving for Sonic and tried to go, but there was not one where Cait thought there was. We went to Simple instead. She drove me home and then went to see Antonia in Montford.</text:span></text:p>
      <text:p text:style-name="P284"><text:span text:style-name="T2"><text:s text:c="3"/>I took several intense naps and wrote in my journal. . .I put on Gilded Age and did nothing but sleep all night.</text:span></text:p>
      <text:p text:style-name="P284"><text:span text:style-name="T2"/></text:p>
      <text:p text:style-name="P286">III.XXX</text:p>
      <text:p text:style-name="P286"><text:span text:style-name="T2"/></text:p>
      <text:p text:style-name="P284"><text:span text:style-name="T2">I woke at 8, fed the dogs, made coffee, played on my phone and wrote in my journal. . .I found a SafeSport assignment, worked til 1:00 and realized my Buddy-H controllers would work as long as soldered in.</text:span></text:p>
      <text:p text:style-name="P284"><text:soft-page-break/><text:span text:style-name="T2"><text:s text:c="3"/>I took a bath, washed my hair, packed an order, walked to the post office and met Cait at the Brew Pump, wrote in my journal.</text:span></text:p>
      <text:p text:style-name="P284"><text:span text:style-name="T2"/></text:p>
      <text:p text:style-name="P285"><text:span text:style-name="T2">. . .</text:span></text:p>
      <text:p text:style-name="P284"><text:span text:style-name="T2"/></text:p>
      <text:p text:style-name="P284"><text:span text:style-name="T2">We stayed there for nearly six hours hanging with Will, Eric, Wende, Sean, Kim, TJ, Iris, Wild Bill, and eventually walked over to Isis to catch the end of a show and have another drink. We picked up a sixer from the Pump, went to Cait’s house, packed her car and then drove to Montford to house sit.</text:span></text:p>
      <text:p text:style-name="P284"><text:span text:style-name="T2"><text:s text:c="3"/>Antonia’s front door was wide open. It was a very windy night. I snacked on El Kimchi while Cait made egg sandwiches. We went to bed, but I wasn’t sleepy yet, so I went down and hung on the couch for a while.</text:span></text:p>
      <text:p text:style-name="P284"><text:span text:style-name="T2"/></text:p>
      <text:p text:style-name="P284">III.XXXI</text:p>
      <text:p text:style-name="P284"/>
      <text:p text:style-name="P272">I woke and made a pourover after playing Wordle. We hung on the couch, wrote in our journals and talked about going for a hike. . .I sat on the stoop while Cait got ready. We grabbed some food from Montford Deli and then drove down to Pink Beds in Brevard, where we did a six-mile loop.</text:p>
      <text:p text:style-name="P272"><text:s text:c="3"/>We stopped by Looking Glass for a second and then drove back to town, stopping at Cait’s for work clothes. We went to Montford, made spaghetti, watched Pirates of the Caribbean, a couple Pixar shorts and went to bed.</text:p>
      <text:p text:style-name="P272"/>
      <text:p text:style-name="P287"/>
      <text:p text:style-name="P287"/>
      <text:p text:style-name="P287"/>
      <text:p text:style-name="P288"><text:soft-page-break/>IV.I</text:p>
      <text:p text:style-name="P287"><text:span text:style-name="T2"/></text:p>
      <text:p text:style-name="P287"><text:span text:style-name="T2">I died——April Fool’s. I actually woke </text:span><text:span text:style-name="T42">up, made coffee, drank it on the stoop w/ Cait, walked to All Day Darling, ordered a ham, egg, cheese bagel + cold brew and ordered an Uber to the west side.</text:span></text:p>
      <text:p text:style-name="P287"><text:span text:style-name="T42"/></text:p>
      <text:p text:style-name="P289"><text:span text:style-name="T42">. . .</text:span></text:p>
      <text:p text:style-name="P287"><text:span text:style-name="T42"/></text:p>
      <text:p text:style-name="P290"><text:span text:style-name="T2">I forgot to mention that Cait foolwed me, saying she had been driving without a license.</text:span></text:p>
      <text:p text:style-name="P290"><text:span text:style-name="T2"><text:s text:c="3"/>I took the Uber w/ Karen to Ace Hardware, bought a small bag of dogfood and walked to Carrier St., where Sunny and Kasey had been partying all night. I added a USB port to my purple Rebound-S and then soldered a Buddy-H and tried out the new superplate for Layercase. I need to move the opening 1mm south and will probably get rid of the OLED hole and shrink the rotary cutout.</text:span></text:p>
      <text:p text:style-name="P290"><text:span text:style-name="T2"><text:s text:c="3"/>Melissa picked me up at 330. we loaded my drums into the Element, picked up Ryan from Middlemont, swung by the post office to fulfil an order and then drove to Mars Hill. The person who booked us for the gig ran a coffee shop, so we met her there and then checked out the stage.</text:span></text:p>
      <text:p text:style-name="P290"><text:span text:style-name="T2"><text:s text:c="3"/>We started a three-hour set. Ryan and I went to the local brewery to chug one after the first two sets. A college clogging group had taken over the streets for the start of our third one, so we just sat and watched for a while. I really had to pee when we finished.</text:span></text:p>
      <text:p text:style-name="P290"><text:span text:style-name="T2"><text:s text:c="3"/>Ryan had left the hazards on, so we needed a jump, but it didn’t take long. We drove to West Asheville. Ryan went to the Malvern and I chilled on the couch while Sunny and Kasey prepared to go there </text:span><text:soft-page-break/><text:span text:style-name="T2">also. I caught an Uber to the One Spot, ordered a gose and a slice of pizza.</text:span></text:p>
      <text:p text:style-name="P290"><text:span text:style-name="T2"><text:s text:c="3"/>Cait arrived and drank half of my gose. We went to Charlotte Street Pub w/ Barbie to meet Wende, Sean and Shari. Ryan and Amanda (?) were there also. It was last call. I chugged on a Guinness and sipped on a shot of Jager.</text:span></text:p>
      <text:p text:style-name="P290"><text:span text:style-name="T2"><text:s text:c="3"/>We went to Frazier’s, where I drank a Young’s stout, and then went to hang at Antonia’s house w/ Ryan and Amanda. We stayed up trading music videos until 5:30 in the morning. Then, Cait and I made love.</text:span></text:p>
      <text:p text:style-name="P290"><text:span text:style-name="T2"/></text:p>
      <text:p text:style-name="P290">IV.II</text:p>
      <text:p text:style-name="P290"><text:span text:style-name="T2"/></text:p>
      <text:p text:style-name="P291"><text:span text:style-name="T2">The alarm went off at 9:10. Cait left for work and I fell back asleep til noon. I fed the cats, did the dishes, tidied, swept, got dressed and walked to Trade &amp; Lore, where I used a very old gift card for a draft latte and wrote in my journal while someone played Sati on a keyboard.</text:span></text:p>
      <text:p text:style-name="P291"><text:span text:style-name="T2"/></text:p>
      <text:p text:style-name="P292"><text:span text:style-name="T2">. . .</text:span></text:p>
      <text:p text:style-name="P291"><text:span text:style-name="T2"/></text:p>
      <text:p text:style-name="P291"><text:span text:style-name="T2">I walked to Montford Deli, ordered a Big Cheesy and went to Antonia’s house to eat it. I did some fixes on RBCS superplate until Cait got home, followed by Chuck shortly after. We decided to meet Lucy at the Pump and had three beers before driving back to Montford, where we ate leftovers and fell asleep watching Raised by Wolves.</text:span></text:p>
      <text:p text:style-name="P12"/>
      <text:p text:style-name="P293"/>
      <text:p text:style-name="P293"/>
      <text:p text:style-name="P293"/>
      <text:p text:style-name="P294"><text:soft-page-break/>IV.III</text:p>
      <text:p text:style-name="P293"><text:span text:style-name="T2"/></text:p>
      <text:p text:style-name="P293"><text:span text:style-name="T2">Woke at 9 and kissed Cait off to work. I tidied up and caught an Uber to the west side, where I made coffee, scrolled on my phone and wrote in my journal.</text:span></text:p>
      <text:p text:style-name="P293"><text:span text:style-name="T2"/></text:p>
      <text:p text:style-name="P295"><text:span text:style-name="T2">. . .</text:span></text:p>
      <text:p text:style-name="P295"><text:span text:style-name="T2"/></text:p>
      <text:p text:style-name="P293"><text:span text:style-name="T2">I wired up OLED to my Rebound-S and tried to get the Voyager 104 working with no luck. I think I got a fair amount of rest, too. Around 5, I went up to Eric’s house and tried to diagnose V104 some more, eventually realizing I had a very wrong crystal on there.</text:span></text:p>
      <text:p text:style-name="P293"><text:span text:style-name="T2"><text:s text:c="3"/>I walked down to Cait’s around 830 and watched some of David Chang’s new show. She was anxious from a weed gummy. We eventually put on some Drunk History and fell asleep.</text:span></text:p>
      <text:p text:style-name="P293"><text:span text:style-name="T2"/></text:p>
      <text:p text:style-name="P294">IV.IV</text:p>
      <text:p text:style-name="P294"><text:span text:style-name="T2"/></text:p>
      <text:p text:style-name="P293"><text:span text:style-name="T2">Woke around 10, made coffee for Cait </text:span><text:span text:style-name="T43">and packed some things in her car. She headed off to work, and I walked home to work as well. I found a title agent using his professional coach as a therapist. On my fourth break, I wrote in my journal. I also opened some mail, added some store inventory and got an extension on our $200 gas bill. . .</text:span></text:p>
      <text:p text:style-name="P293"><text:span text:style-name="T43"><text:s text:c="3"/>I finished working, packed up a dummy V104 for Van Dusen, took it up to the post office, walked to the Brew Pump, had two beers + steak hibachi w/ eggs, then headed east.</text:span></text:p>
      <text:p text:style-name="P293"><text:span text:style-name="T43"><text:s text:c="3"/>I stopped into Urban Orchard for a quick pee, Owens Bell for a quick sit, Jack of the Wood for a </text:span><text:soft-page-break/><text:span text:style-name="T43">quick hello to Jason, Asheville Club for a quick, corado, and then walked to Homegrown, ordered a Black Mocha Stout and wrote in my journal.</text:span></text:p>
      <text:p text:style-name="P293"><text:span text:style-name="T43"/></text:p>
      <text:p text:style-name="P295"><text:span text:style-name="T43">. . .</text:span></text:p>
      <text:p text:style-name="P293"><text:span text:style-name="T43"/></text:p>
      <text:p text:style-name="P296"><text:span text:style-name="T2">I had a couple beers, folded silverware and smoked some joints n’ bowls out back. Wende was celebrating her 47</text:span><text:span text:style-name="T60">th</text:span><text:span text:style-name="T2"> at 27 Club, so we went there and did some Karaoke. I had a green tea shot and a delicious Whistle Hop gose.</text:span></text:p>
      <text:p text:style-name="P296"><text:span text:style-name="T2"><text:s text:c="3"/>We got in the car w/ Barbie, had plans of going to The Social and a house. The Social was closed, so we careened to the house where Matt Scopes was hanging out. We drank, snacked and watched music videos w/ a fog machine rolling. Cait and I fell asleep on the couch while watching a Ween concert.</text:span></text:p>
      <text:p text:style-name="P296"><text:span text:style-name="T2"/></text:p>
      <text:p text:style-name="P296">IV.V</text:p>
      <text:p text:style-name="P296"><text:span text:style-name="T2"/></text:p>
      <text:p text:style-name="P296"><text:span text:style-name="T2">Woke and were informed by Scopes that </text:span><text:span text:style-name="T44">Barbie had left us, so we hopped in his car and got dropped off at 27 Club. We drove to The Med for brunch, but they were closed for renovations. Wende went into the deli across the street to use the bathroom, but they weren’t open for 30 mins.</text:span></text:p>
      <text:p text:style-name="P296"><text:span text:style-name="T44"><text:s text:c="3"/>We went and checked out Early Girl, but the vibe was terrible, so we went back to the deli. It was their first day and we were their very first customers. We shared a 40 of High Life and ate sandwiches w/ fries. Wende talked the owner into giving us T-shirts.</text:span></text:p>
      <text:p text:style-name="P296"><text:span text:style-name="T44"><text:s text:c="3"/>We dropped Wende off at her house, collected some things from Cait’s, went to Montford, watched Ramen Heads and fell asleep. We oke up grumpy, but worked </text:span><text:soft-page-break/><text:span text:style-name="T44">it out and then watched Unstuck in Time… wow. We ate cereal, watched three episodes of Bob’s Burgers and fell asleep.</text:span></text:p>
      <text:p text:style-name="P296"><text:span text:style-name="T44"/></text:p>
      <text:p text:style-name="P297">IV.VI</text:p>
      <text:p text:style-name="P298"><text:span text:style-name="T2"/></text:p>
      <text:p text:style-name="P298"><text:span text:style-name="T2">Woke, made coffee, drank it on the stoop, </text:span><text:span text:style-name="T45">did the dishes, swept, kissed Cait goodbye, walked to Trade &amp; Lore, ordered an iced latte and wrote in my journal.</text:span></text:p>
      <text:p text:style-name="P298"><text:span text:style-name="T45"/></text:p>
      <text:p text:style-name="P299"><text:span text:style-name="T45">. . .</text:span></text:p>
      <text:p text:style-name="P298"><text:span text:style-name="T45"/></text:p>
      <text:p text:style-name="P300"><text:span text:style-name="T2">I walked to the Pub, sat next to Sarah Gibbs, texted with Hank and drank a nitro stout. I walked home and found a file w/ a manager at an Amazon fulfillment center.</text:span></text:p>
      <text:p text:style-name="P300"><text:span text:style-name="T2"><text:s text:c="3"/>I finished that, packed an order, walked to the post office and the Brew Pump and ordered a burrito. I had two beers there with Cait, and then we walked to her house, no, drove w/ John, Juliette and Nelia. I stayed up and partied with them. They had been at it for a while.</text:span></text:p>
      <text:p text:style-name="P300"><text:span text:style-name="T2"/></text:p>
      <text:p text:style-name="P301">IV.VII</text:p>
      <text:p text:style-name="P301"><text:span text:style-name="T2"/></text:p>
      <text:p text:style-name="P302"><text:span text:style-name="T2">Woke, drove to feed the kitties and then got Cait a burrito from Jalisco. I walked home, drank coffee and eventually did a short assignment w/ a Tuscon lady about racial education.</text:span></text:p>
      <text:p text:style-name="P302"><text:span text:style-name="T2"><text:s text:c="3"/>I made some ramen, drank some OJ, briefly played with Pop OS and scrolled on my phone.</text:span></text:p>
      <text:p text:style-name="P302"><text:span text:style-name="T2"/></text:p>
      <text:p text:style-name="P302"><text:span text:style-name="T2"/></text:p>
      <text:p text:style-name="P302"><text:span text:style-name="T2"/></text:p>
      <text:p text:style-name="P302"><text:soft-page-break/>IV.VIII</text:p>
      <text:p text:style-name="P302"><text:span text:style-name="T2"/></text:p>
      <text:p text:style-name="P302"><text:span text:style-name="T2">I woke at 10, made coffee and wrote in my journal.</text:span></text:p>
      <text:p text:style-name="P302"><text:span text:style-name="T2"/></text:p>
      <text:p text:style-name="P303"><text:span text:style-name="T2">. . .</text:span></text:p>
      <text:p text:style-name="P302"><text:span text:style-name="T2"/></text:p>
      <text:p text:style-name="P302"><text:span text:style-name="T2">I did a transcription about a cookieless world, packed an order and walked to the post office, then the Brew Pump. I ate some Kofta sliders, drank a People’s Porter, walked back home and found a transcription about some medication. I worked on that for a while and tested some linux distros on my old macbook. I tried XCFE Manjaro (and Gnome) Ubuntu, Pop OS and Mint.</text:span></text:p>
      <text:p text:style-name="P302"><text:span text:style-name="T2"><text:s text:c="3"/>Around 11, I walked down to the Malvern and had an imperial stout w/ Wende and Cait. We didn’t like the vibe, so we had a couple at Alley Cat and then went to Cait’s w/ Wendex, Loomis, Will, Ison and Evil Will. We partied until six in the morning.</text:span></text:p>
      <text:p text:style-name="P302"><text:span text:style-name="T2"/></text:p>
      <text:p text:style-name="P304">IV.IX</text:p>
      <text:p text:style-name="P304"><text:span text:style-name="T2"/></text:p>
      <text:p text:style-name="P304"><text:span text:style-name="T2">Woke, walked home @ nine, made coffee, </text:span><text:span text:style-name="T46">did phone stuff, finished my transcription, started installing Mint and wrote in my journal.</text:span></text:p>
      <text:p text:style-name="P304"><text:span text:style-name="T46"/></text:p>
      <text:p text:style-name="P305"><text:span text:style-name="T46">. . .</text:span></text:p>
      <text:p text:style-name="P304"><text:span text:style-name="T46"/></text:p>
      <text:p text:style-name="P306"><text:span text:style-name="T2">Around six, I met Cait at the Pump. We had two beers, went to the Odditorium for food and then hung out at Alan’s house for a while. We went home at some point and made love.</text:span></text:p>
      <text:p text:style-name="P306"><text:span text:style-name="T2"/></text:p>
      <text:p text:style-name="P306"/>
      <text:p text:style-name="P306"/>
      <text:p text:style-name="P307"><text:soft-page-break/>IV.X</text:p>
      <text:p text:style-name="P306"><text:span text:style-name="T2"/></text:p>
      <text:p text:style-name="P306"><text:span text:style-name="T2">Woke and Cait hurried off to work. I did Wordle, walked home, made coffee and wrote in my journal.</text:span></text:p>
      <text:p text:style-name="P306"><text:span text:style-name="T2"/></text:p>
      <text:p text:style-name="P308"><text:span text:style-name="T2">. . .</text:span></text:p>
      <text:p text:style-name="P306"><text:span text:style-name="T2"/></text:p>
      <text:p text:style-name="P306"><text:span text:style-name="T2">I packed a Nyquist PCB for someone, walked to Firehouse Subs, the post office and the Brew Pump. I had a porter and ate my sandwich while talking to Brandon and Adam. I walked home and got picked up by Ryan for a gig at Whistle Hop w/ Alex Travers.</text:span></text:p>
      <text:p text:style-name="P306"><text:span text:style-name="T2"><text:s text:c="3"/>Cait, Wende and Brandon showed up. We dropped them off at Homegrown, checked on the kitties, had one at the Pump, ate some noodles, watched an episode of Freaks and Geeks and fell asleep.</text:span></text:p>
      <text:p text:style-name="P306"><text:span text:style-name="T2"/></text:p>
      <text:p text:style-name="P307">IV.XI</text:p>
      <text:p text:style-name="P307"><text:span text:style-name="T2"/></text:p>
      <text:p text:style-name="P306"><text:span text:style-name="T2">Woke at 930, did Wordle, kissed Cait and walked home, made coffee and wrote in my journal.</text:span></text:p>
      <text:p text:style-name="P306"><text:span text:style-name="T2"/></text:p>
      <text:p text:style-name="P308"><text:span text:style-name="T2">. . .</text:span></text:p>
      <text:p text:style-name="P306"><text:span text:style-name="T2"/></text:p>
      <text:p text:style-name="P306"><text:span text:style-name="T2">I did a transcription, a webinar on equity, and then walked up toward Eric’s house. I got a call from Cait while on Olney. She had left her wallet at the Pump, so I went and got it and chugged a half with Francis, Michel and Maria.</text:span></text:p>
      <text:p text:style-name="P306"><text:span text:style-name="T2"><text:s text:c="3"/>I walked to Eric’s and tried replacing the crystal on V104, but still couldn’t get it to work. We walked to the Pump and ate hibachi. I was ready to go after one, and so walked home and found an assignment about media purchasing.</text:span></text:p>
      <text:p text:style-name="P306"><text:soft-page-break/><text:span text:style-name="T2"><text:s text:c="3"/>I worked on that, took a bath and walked back up to the Pump to meet Cait. We had one and then a few at the Country Club. Then, we went to James’ house with Cam, JB and Michel. We eventually left, went to Cait’s and slept.</text:span></text:p>
      <text:p text:style-name="P306"><text:span text:style-name="T2"/></text:p>
      <text:p text:style-name="P309">IV.XII</text:p>
      <text:p text:style-name="P309"><text:span text:style-name="T2"/></text:p>
      <text:p text:style-name="P309"><text:span text:style-name="T2">Woke and cuddled Cait, played Wordle, went to Izzy’s, went home, finished my transcription, sat on the couch and wrote in my journal while catching up w/ Rob Parks.</text:span></text:p>
      <text:p text:style-name="P309"><text:span text:style-name="T2"/></text:p>
      <text:p text:style-name="P310"><text:span text:style-name="T2">. . .</text:span></text:p>
      <text:p text:style-name="P309"><text:span text:style-name="T2"/></text:p>
      <text:p text:style-name="P309"><text:span text:style-name="T2">I think Rob took Sunny into work. I walked up to the Pub, ordered a burger + a nitro stout and chatted w/ Ocean. I went across the street for one and then walked down to Kev’s house for Cowboy Judy rehearsal.</text:span></text:p>
      <text:p text:style-name="P309"><text:span text:style-name="T2"><text:s text:c="3"/>I walked home and found some work. Rob brought Sunny home and passed out in her bed.</text:span></text:p>
      <text:p text:style-name="P309"><text:span text:style-name="T2"/></text:p>
      <text:p text:style-name="P309">IV.XIII</text:p>
      <text:p text:style-name="P309"><text:span text:style-name="T2"/></text:p>
      <text:p text:style-name="P309"><text:span text:style-name="T2">I worked and then walked to Ultra Coffee Bar. I ate a bagel + a Coke, rested and then walked to Antonia’s house. I drove Cait to two banks and then into work. I helped her with some things at Homegrown, and then went to Jalisco.</text:span></text:p>
      <text:p text:style-name="P309"><text:span text:style-name="T2"><text:s text:c="3"/>I ate half a torta w/ a margarita, and then we went to her house and made love. I decided to go home and find some work, but it took a long time, and so I fell asleep without doing any of it.</text:span></text:p>
      <text:p text:style-name="P309"><text:soft-page-break/><text:span text:style-name="T2"><text:s text:c="3"/>Rob came home at 4:30 screaming, breaking things and saying he was gonna punch me in the face. I told him to go to sleep, and, 30 seconds later, he did. I laid awake all night cuddling Megan, traumatized. At some point, I dreamt he kept leaving and coming back again.</text:span></text:p>
      <text:p text:style-name="P309"><text:span text:style-name="T2"/></text:p>
      <text:p text:style-name="P311">IV.XIV</text:p>
      <text:p text:style-name="P309"><text:span text:style-name="T2"/></text:p>
      <text:p text:style-name="P309"><text:span text:style-name="T2">I stayed silent in my room until 11:30 and then gave Rob a ride to Waynesville to get him out of the house. I walked to Cait’s house after that, ate the second half of my torta, did Cait’s laundry and laid in the sun.</text:span></text:p>
      <text:p text:style-name="P309"><text:span text:style-name="T2"><text:s text:c="3"/>eventually, we walked to the Pump, where we had two. Cait gave me a ride to Middlemont, where we had MoonFwuit rehearsal. After that, I walked back down to Cait’s. She was hanging out with Cam. Rob was driving toward the house. “Fuck that,” I said.</text:span></text:p>
      <text:p text:style-name="P309"><text:span text:style-name="T2"><text:s text:c="3"/>I drank one beer at Cait’s and we fell asleep watching Freaks and Geeks.</text:span></text:p>
      <text:p text:style-name="P309"><text:span text:style-name="T2"/></text:p>
      <text:p text:style-name="P312">IV.XV</text:p>
      <text:p text:style-name="P313"><text:span text:style-name="T2"/></text:p>
      <text:p text:style-name="P313"><text:span text:style-name="T2">Woke, made coffee, drove to Montford, </text:span><text:span text:style-name="T47">fed the cats, got Simple, ate it at Cait’s. We drove to Miki’s house, and then I went back out for propane, coolers and ice. I stopped in Harvest Records and got a live Oasis 3xLP.</text:span></text:p>
      <text:p text:style-name="P313"><text:span text:style-name="T47"><text:s text:c="3"/>We partied and ate low country boil until 10PM (Chuck, Lucy, Brandon, Jaime, Francis, Barbie, Azalia, Elena, Cam w/ a Keg, Wendex, Sean and Shari.) We shut down the party at ten and went to Alley Cat, where Oscar was DJing.</text:span></text:p>
      <text:p text:style-name="P313"><text:soft-page-break/><text:span text:style-name="T47"><text:s text:c="3"/>Cait was given lots of shots and we had to go at 11:50. We walked home and fell asleep.</text:span></text:p>
      <text:p text:style-name="P313"><text:span text:style-name="T47"/></text:p>
      <text:p text:style-name="P314">IV.XVI</text:p>
      <text:p text:style-name="P314"><text:span text:style-name="T2"/></text:p>
      <text:p text:style-name="P314"><text:span text:style-name="T2">Woke, walked home, made coffee, took Sunny into work, loaded drums, went to the Hot Spot for gas + beer, then Charlie’s house. We (Ryan, Meliss, Gary, Fox, Darwin, Dulci, neighbors &amp; a co-worker) hid and found cans. I found the most, 12.</text:span></text:p>
      <text:p text:style-name="P314"><text:span text:style-name="T2"><text:s text:c="3"/>I drove to the Getaway, played w/ Juan, ate pork and opened presents w/ my parents. Dulci, Charlie, Gary, Ryan + Meliss also came by. I drove home, unloaded drums, got picked up by Cait, had two at the Pump w/ Barbie, went to Cait’s and fell asleep.</text:span></text:p>
      <text:p text:style-name="P314"><text:span text:style-name="T2"/></text:p>
      <text:p text:style-name="P314">IV.XVII</text:p>
      <text:p text:style-name="P314"><text:span text:style-name="T2"/></text:p>
      <text:p text:style-name="P314"><text:span text:style-name="T2">Woke, went to Izzy’s for coffee——too busy. Went to Odd’s, back to Cait’s, walked home, tidied my room and wrote in my journal. . .I don’t remember what I did that night.</text:span></text:p>
      <text:p text:style-name="P314"><text:span text:style-name="T2"/></text:p>
      <text:p text:style-name="P314"><text:span text:style-name="T2">On </text:span>IV.XVIII<text:span text:style-name="T2">, I worked and went up to get some pork hibachi. On </text:span>XIX<text:span text:style-name="T2">, I don’t remember. </text:span>IV.XX<text:span text:style-name="T2">, I worked, drove to Juan’s, rode w/ him to Marshall, played the CBD cafe, went to Charlotte St. Pub, had one at HTC and went to Cait’s.</text:span></text:p>
      <text:p text:style-name="P314"><text:span text:style-name="T2"><text:s text:c="3"/></text:span>IV.XXI<text:span text:style-name="T2">, Cait and I went for a hike in Brevard then Cosmic Pizza, then watched Richie Rich in Montford.</text:span></text:p>
      <text:p text:style-name="P314"><text:span text:style-name="T2"/></text:p>
      <text:p text:style-name="P314"/>
      <text:p text:style-name="P314"/>
      <text:p text:style-name="P314"/>
      <text:p text:style-name="P315"><text:soft-page-break/>IV.XXII</text:p>
      <text:p text:style-name="P314"><text:span text:style-name="T2"/></text:p>
      <text:p text:style-name="P314"><text:span text:style-name="T2">Woke, walked the graveyard, got a coffee at All Day Darling w/ Cait, walked home, stopping at the Bitter Kitty. I relaxed at home until Dulci picked me up for our gig. We nearly lost her binder along the way, but found it thanks to a kind stranger.</text:span></text:p>
      <text:p text:style-name="P314"><text:span text:style-name="T2"><text:s text:c="3"/>We played an intimate set for some people in the middle of nowhere. I met Cait and Wende at Wende’s and then went to Will’s house where we drank light beers. We eventually moved to Cait’s, where we smoked weed and listened to music.</text:span></text:p>
      <text:p text:style-name="P314"><text:span text:style-name="T2"/></text:p>
      <text:p text:style-name="P314">IV.XXIII</text:p>
      <text:p text:style-name="P314"><text:span text:style-name="T2"/></text:p>
      <text:p text:style-name="P314"><text:span text:style-name="T2">Woke and walked home. I tried to work, but it was a slow saturday. I did some keyboard brainstorming and went to hang out at the Pump. I went and saw Ryan &amp; Melissa at Cellarest for one, then walked back to the Pump for one.</text:span></text:p>
      <text:p text:style-name="P314"><text:span text:style-name="T2"><text:s text:c="3"/>Eric mentioned good tortas at Tacos Pueblos, so we waited on those and went back to the Pump to meet Cait. She got upset as the Sunny bag saga unfolded with Rob and Will, fussed at me and said she was going to hang out with Cam.</text:span></text:p>
      <text:p text:style-name="P314"><text:span text:style-name="T2"><text:s text:c="3"/>Apparently I was invited though, so I went and had two Guinness at Double Crown.</text:span></text:p>
      <text:p text:style-name="P314"><text:span text:style-name="T2"/></text:p>
      <text:p text:style-name="P314">IV.XXIV</text:p>
      <text:p text:style-name="P314"><text:span text:style-name="T2"/></text:p>
      <text:p text:style-name="P314"><text:span text:style-name="T2">Woke, walked home, caught a ride to Highlands, set up, got a beer, sound checked, played, went to Jalisco w/ everyone. I came home to a full house and got naked in the dark until I fell asleep.</text:span></text:p>
      <text:p text:style-name="P314"><text:span text:style-name="T2"/></text:p>
      <text:p text:style-name="P315"><text:soft-page-break/>IV.XXV</text:p>
      <text:p text:style-name="P314"><text:span text:style-name="T2"/></text:p>
      <text:p text:style-name="P314"><text:span text:style-name="T2">Woke feeling lazy, drank coffee, did a little bit of work and then wrote in my journal.</text:span></text:p>
      <text:p text:style-name="P314"><text:span text:style-name="T2"/></text:p>
      <text:p text:style-name="P316"><text:span text:style-name="T2">——— </text:span></text:p>
      <text:p text:style-name="P316"><text:span text:style-name="T2"/></text:p>
      <text:p text:style-name="P314"><text:span text:style-name="T2">Looks like I had Cowboy Judy rehearsal on </text:span>IV.XXVI<text:span text:style-name="T2">. The next day, Cait and I blew off Sylva and instead went to Hot Springs. We had lunch at Spring Creek Tavern, went for a long hike on the ridge, got coffee at Ingles and met Barbie at FBO. We ordered food and then went to Montford, where we hung out w/ Lance, ate mushrooms, watched Festival Express and The Last Waltz.</text:span></text:p>
      <text:p text:style-name="P314"><text:span text:style-name="T2"/></text:p>
      <text:p text:style-name="P314"><text:span text:style-name="T2">Did an evening LaZoom run on </text:span>IV.XXVII<text:span text:style-name="T2">. It was good to see Charlie. I probably just worked the following day. On </text:span>IV.XXX<text:span text:style-name="T2">, I walked downtown, stopping at The Brew Pump, the Hangry Food Truck (Country Club,) took pee breaks at Urban &amp; Greagle, then got an espresso/beer combo at The Asheville Club. I waited there for Cait to get out of work and then saw the best show of my life, Khruangbin at the Civic Center. We hung at the Montford house for a bit after that.</text:span></text:p>
      <text:p text:style-name="P314"><text:span text:style-name="T2"/></text:p>
      <text:p text:style-name="P314"><text:span text:style-name="T2">It’s time to do some reverse journaling.</text:span></text:p>
      <text:p text:style-name="P314"><text:span text:style-name="T2"><text:s text:c="4"/></text:span>V.VIII<text:span text:style-name="T2"> — I am sitting on the porch at Lanvale, writing in my journal with a delicious iced latte from Izzy’s. I slept a lot this morning after Cait went to work.</text:span></text:p>
      <text:p text:style-name="P314"><text:span text:style-name="T2"/></text:p>
      <text:p text:style-name="P314"/>
      <text:p text:style-name="P314"/>
      <text:p text:style-name="P315"><text:soft-page-break/>V.VIIR</text:p>
      <text:p text:style-name="P314"><text:span text:style-name="T2"/></text:p>
      <text:p text:style-name="P314"><text:span text:style-name="T2">I drank a cider in bed, smoked a bowl and made love w/ Cait. I had the best time playing on the bus w/ Wyndham. We did a double header. I had a beer at every stop but one. Kev gave me a ride. Before that, I walked to Izzy’s for a latte after Cait had gone into work.</text:span></text:p>
      <text:p text:style-name="P314"><text:span text:style-name="T2"/></text:p>
      <text:p text:style-name="P315">V.VIR</text:p>
      <text:p text:style-name="P314"><text:span text:style-name="T2"/></text:p>
      <text:p text:style-name="P314"><text:span text:style-name="T2">I laid on the couch, looked at memes and drank a cider while Cait hung out w/ Nelia. She was there telling me where to put my drums when I got done playing a wedding at The Farm w/ Ryan &amp; Melissa. It was a very long day, and I had to borrow shoes and a button-up from Ryan when I learned the shitty wedding songs w/ them that morning.</text:span></text:p>
      <text:p text:style-name="P314"><text:span text:style-name="T2"/></text:p>
      <text:p text:style-name="P315">V.V</text:p>
      <text:p text:style-name="P314"><text:span text:style-name="T2"/></text:p>
      <text:p text:style-name="P314"><text:span text:style-name="T2">I woke up and decided it would be safe to go to Carrier Street, take a bath and change clothes. Sunny said she was mad at me, and I laughed. She told me to leave and I said no. she told me to gather my things and never come back, so I started packing bags, but she soon got in my face and was screaming at me and tossing my <text:s/>belongings.</text:span></text:p>
      <text:p text:style-name="P314"><text:span text:style-name="T2"><text:s text:c="3"/>She started throwing my drums out in the yard, so I moved them over to Courtney’s house, knocked on their door and borrowed their van to move my things to Lanvale.</text:span></text:p>
      <text:p text:style-name="P314"><text:span text:style-name="T2"><text:s text:c="3"/>When I returned the van, I got a text saying Spud was gone. We eventually heard he was at someone’s house, so I retrieved him, walked him home, grabbed </text:span><text:soft-page-break/><text:span text:style-name="T2">my bubble mailers and walked out w/ Sunny crying on the couch.</text:span></text:p>
      <text:p text:style-name="P314"><text:span text:style-name="T2"><text:s text:c="3"/>Will was existing blankly as he had all day. I walked to Lanvale and drank a beer while Cait made chili. We walked up to the Pump, got tipsy and returned w/ Cam, JB and someone else. We played Contact, chess and went to bed.</text:span></text:p>
      <text:p text:style-name="P314"><text:span text:style-name="T2"/></text:p>
      <text:p text:style-name="P317">V.IV</text:p>
      <text:p text:style-name="P317"><text:span text:style-name="T2"/></text:p>
      <text:p text:style-name="P317"><text:span text:style-name="T2">I woke at Cait’s, drank coffee and </text:span><text:span text:style-name="T48">walked up to Carrier to fulfill some orders. Sunny drove up behind me and said, “Get in.”</text:span></text:p>
      <text:p text:style-name="P317"><text:span text:style-name="T48"><text:s text:c="3"/>“You’re gonna show me where Wende lives,” she said. “The hell I am,” I said. “My dad has COVID. Let me out.” She would not. She drove me around with me screaming until people could hear me in the Ace Hardware parking lot.</text:span></text:p>
      <text:p text:style-name="P317"><text:span text:style-name="T48"><text:s text:c="3"/>I got out and walked near the house, but the truck was there, so I went to Izzy’s and then back to Cait’s. She called me multiple times, wanting to know why she wasn’t allowed to make her own decisions.</text:span></text:p>
      <text:p text:style-name="P317"><text:span text:style-name="T48"><text:s text:c="3"/>Around 4, I walked up there and quietly got my drums out. Kevin asked if I would take his car to Black Mountain for our White Horse gig. I popped into the house for a sec to see if I could let Nutmeg inside. Sunny was in bed w/ Will and told me to go away.</text:span></text:p>
      <text:p text:style-name="P317"><text:span text:style-name="T48"><text:s text:c="3"/>I drove to BM and we played a very good show w/ Night Teacher. We each made $33. Kevin took me to Carrier where I unloaded my drums. Will was on the porch with his son Max and Max’s friend Max. Sunny was passed out. I packed two orders and walked down </text:span><text:soft-page-break/><text:span text:style-name="T48">to Lanvale and watched the end of a Meryl Streep movie.</text:span></text:p>
      <text:p text:style-name="P317"><text:span text:style-name="T48"><text:s text:c="3"/>I forgot to mention watching part of Sideways in the middle of the day.</text:span></text:p>
      <text:p text:style-name="P317"><text:span text:style-name="T48"/></text:p>
      <text:p text:style-name="P318">M<text:span text:style-name="T2">ay 1</text:span><text:span text:style-name="T60">st</text:span><text:span text:style-name="T2"> through 3</text:span><text:span text:style-name="T60">rd</text:span><text:span text:style-name="T2"> must have been relatively uneventful. Actually, I remember </text:span>V.III<text:span text:style-name="T2"> now:</text:span></text:p>
      <text:p text:style-name="P318"><text:span text:style-name="T2"><text:s text:c="3"/>Woke at Cait’s, went home, worked for two hours, walked back down, went to Montford to check on the cats and went to Zilacoah for Munoz. Cam was there standing at the truck and hanging out w/ his friend Josh from Jake and the Burtones, who recognized me from staying at his house w/ Louise in that bombed-out Virginia town. They were visiting from Oregon.</text:span></text:p>
      <text:p text:style-name="P318"><text:span text:style-name="T2"><text:s text:c="3"/>We went to Cam’s house, New Belgium, Double Crown, saw Robert Greer, then Brew Pump. I got a call from Sunny asking if Will had gone to bed.</text:span></text:p>
      <text:p text:style-name="P318"><text:span text:style-name="T2"><text:s text:c="3"/>I think Grant and Cam came over after that.</text:span></text:p>
      <text:p text:style-name="P318"><text:span text:style-name="T2"/></text:p>
      <text:p text:style-name="P318"><text:span text:style-name="T2">May 1</text:span><text:span text:style-name="T60">st</text:span><text:span text:style-name="T2">, I walked home from Montford and chilled. It was a beautiful day. One of those nights, I met Cait at Country Club, but some mushroom chocolates from Wende sent us home early.</text:span></text:p>
      <text:p text:style-name="P318"><text:span text:style-name="T2"><text:s text:c="3"/>That was </text:span>V.II<text:span text:style-name="T2">, which brings us back to the present, dear reader. I’m still drinking coffee and writing in my journal. Yesterday, I solved my 100</text:span><text:span text:style-name="T60">th</text:span><text:span text:style-name="T2"> Wordle in a row.</text:span></text:p>
      <text:p text:style-name="P318"><text:span text:style-name="T2"/></text:p>
      <text:p text:style-name="P319"><text:span text:style-name="T2">. . .</text:span></text:p>
      <text:p text:style-name="P318"><text:span text:style-name="T2"/></text:p>
      <text:p text:style-name="P320"><text:span text:style-name="T2">I caught up w/ Cait when she got off of work and then got picked up by Fursty. There was no food truck at Whistle Hop, but we snacked on snacks provided by Fox and Ben and Liza. We drove back to Cait’s, unloaded drums and then went to UJ for </text:span><text:soft-page-break/><text:span text:style-name="T2">dinner. Fursty got a burger and I got a turkey pita. Cam came up and so did Cait. We shared a whiskey and then went to Country Club, which was very dead.</text:span></text:p>
      <text:p text:style-name="P320"><text:span text:style-name="T2"><text:s text:c="3"/>We had a couple w/ Wende when she showed up and then went home to munch on grilled cheeses, more turkey sandows, and tomato soup. I must have fallen fast asleep.</text:span></text:p>
      <text:p text:style-name="P320"><text:span text:style-name="T2"/></text:p>
      <text:p text:style-name="P320">V.IX</text:p>
      <text:p text:style-name="P320"><text:span text:style-name="T2"/></text:p>
      <text:p text:style-name="P320"><text:span text:style-name="T2">Woke to Cait in a rush. She had to go into </text:span><text:span text:style-name="T49">work early because it is a shit show from Will quitting. I made coffee, did the dishes, swept and wrote in my journal.</text:span></text:p>
      <text:p text:style-name="P320"><text:span text:style-name="T49"/></text:p>
      <text:p text:style-name="P321"><text:span text:style-name="T49">. . .</text:span></text:p>
      <text:p text:style-name="P320"><text:span text:style-name="T49"/></text:p>
      <text:p text:style-name="P322"><text:span text:style-name="T2">I worked on the porch, took a walk to the market for coffee, bananas, soap and a snack, then walked back home and worked some more. Around 5:30, I walked up to the Pump for some Lil’ Nick dumplings, had a beer, walked back and worked some more, this time in bed.</text:span></text:p>
      <text:p text:style-name="P322"><text:span text:style-name="T2"><text:s text:c="3"/>Cait wanted to meet at the Pump, so I joined her there, had two beers w/ she &amp; Wendex, then moved over to the Pub for a beer. Wende coaxed me into buying a round of Jager. Cait was getting upset, mainly from us talking about Sunny, but also just generally processing everything.</text:span></text:p>
      <text:p text:style-name="P322"><text:span text:style-name="T2"><text:s text:c="3"/>I had a dream that we were hanging out at Carrier St. Cait was going to a baseball game and I was jealous because I had practice. Out of nowhere, like 30 people where there and I was taking responsibility for everything.</text:span></text:p>
      <text:p text:style-name="P322"><text:span text:style-name="T2"/></text:p>
      <text:p text:style-name="P323"><text:soft-page-break/>V.X</text:p>
      <text:p text:style-name="P322"><text:span text:style-name="T2"/></text:p>
      <text:p text:style-name="P322"><text:span text:style-name="T2">I woke, dressed, poured a mug of water, went outside, started Wordle and wrote in my journal. . .I went back to bed, made love, then coffee. Cam came over and immediately got a call about his friend getting COVID, so Cait went to Walgreens to get a test.</text:span></text:p>
      <text:p text:style-name="P322"><text:span text:style-name="T2"><text:s text:c="3"/>He tested negative and rode off to get a tattoo from Bill Smiles. Cait and I went to Gypsy Queen, voted in primaries at the library and went home. I sat on the couch and wrote in my journal.</text:span></text:p>
      <text:p text:style-name="P322"><text:span text:style-name="T2"/></text:p>
      <text:p text:style-name="P324"><text:span text:style-name="T2">. . .</text:span></text:p>
      <text:p text:style-name="P322"><text:span text:style-name="T2"/></text:p>
      <text:p text:style-name="P322"><text:span text:style-name="T2">We went down to Cascade Lounge for a co-worker’s going-away party, where I had two-and-a-half beers hanging out w/ E, Iris, Cam, Wendex and Sean. Some old dudes started playing bluegrass and I really didn’t want to leave.</text:span></text:p>
      <text:p text:style-name="P322"><text:span text:style-name="T2"><text:s text:c="3"/>I drove Cait’s car to Kevin’s house, where we ran through 23 songs in preparation for the Cowboy Judy Purple Onion show. I was very tired. Kev offered me coffee, but didn’t really have any.</text:span></text:p>
      <text:p text:style-name="P322"><text:span text:style-name="T2"><text:s text:c="3"/>We finished a little after 10. I drove home and got in bed. Cait went to Gorgol Bordelo and then the funk jam, brough a couple friends home and hung in the living room while I slept soundly.</text:span></text:p>
      <text:p text:style-name="P322"><text:span text:style-name="T2"/></text:p>
      <text:p text:style-name="P323">V.XI</text:p>
      <text:p text:style-name="P322"><text:span text:style-name="T2"/></text:p>
      <text:p text:style-name="P322"><text:span text:style-name="T2">I woke to cuddles and then walked to </text:span><text:span text:style-name="T50">the market for coffee, juice and a burrito. It was weird to see the Alley Cat crew in broad daylight and bathing suits getting ready for a float.</text:span></text:p>
      <text:p text:style-name="P322"><text:soft-page-break/><text:span text:style-name="T50"><text:s text:c="3"/>We snacked in bed and played Wordle, then drank coffee on the porch w/ Aiden. He eventually left. Cait started puttering around and I wrote in my journal.</text:span></text:p>
      <text:p text:style-name="P322"><text:span text:style-name="T50"/></text:p>
      <text:p text:style-name="P324"><text:span text:style-name="T50">. . .</text:span></text:p>
      <text:p text:style-name="P322"><text:span text:style-name="T50"/></text:p>
      <text:p text:style-name="P325"><text:span text:style-name="T2">I went to the market again for honey, oat milk, greens, chips and apples and then popped across the street for a to-go beer. I loaded my drums up from the basement while Cait started Little Fires Everywhere.</text:span></text:p>
      <text:p text:style-name="P325"><text:span text:style-name="T2"><text:s text:c="3"/>Ryan + Melissa picked me up and we went to Pisgah, where they were having a private party for Helpmate. The sound was terrible, but I had two yummy nitro stouts and some barbecue. We drove back to the west side and I got in bed w/ Cait for a little bit of TV and some love-making. I wore my “pillow hat.”</text:span></text:p>
      <text:p text:style-name="P325"><text:span text:style-name="T2"/></text:p>
      <text:p text:style-name="P325">V.XII</text:p>
      <text:p text:style-name="P325"><text:span text:style-name="T2"/></text:p>
      <text:p text:style-name="P325"><text:span text:style-name="T57">W</text:span><text:span text:style-name="T2">e slept til almost noon. I got up and made coffee, then went outside to play Wordle, write in my journal and talk to my mom.</text:span></text:p>
      <text:p text:style-name="P325"><text:span text:style-name="T2"/></text:p>
      <text:p text:style-name="P326"><text:span text:style-name="T2">. . .</text:span></text:p>
      <text:p text:style-name="P325"><text:span text:style-name="T2"/></text:p>
      <text:p text:style-name="P325"><text:span text:style-name="T2">Cait and I walked to Jalisco, and then discovered Hidden Treasures. We found a gooseneck kettle, a hammock, a mouse and some shorts. We walked home and showed them off to Nelia.</text:span></text:p>
      <text:p text:style-name="P325"><text:span text:style-name="T2"><text:s text:c="3"/>Ryan + Melissa picked me up around 4, and we drove through traffic to the Purple Onion. I drank a </text:span><text:soft-page-break/><text:span text:style-name="T2">Tartberry while sound checking, had salmon for dinner.</text:span></text:p>
      <text:p text:style-name="P325"><text:span text:style-name="T2"><text:s text:c="3"/>Cait and Nelia showed up after the first song of a very good set. I drank a coconut porter for the second set, loaded out, and then tried to diffuse a drunken Nelia bomb. She and Cait had harsh words on the way to the car.</text:span></text:p>
      <text:p text:style-name="P325"><text:span text:style-name="T2"><text:s text:c="3"/>It was an awkward drive home and 26 was closed, but we slept soundly.</text:span></text:p>
      <text:p text:style-name="P325"><text:span text:style-name="T2"/></text:p>
      <text:p text:style-name="P327">V.XIII</text:p>
      <text:p text:style-name="P327"><text:span text:style-name="T2"/></text:p>
      <text:p text:style-name="P325"><text:span text:style-name="T2">We slept a long time and then walked up to Simple for a quick lunch. I had a turkey havarti and she had a breakfast burrito. We walked home and she went into work. Actually, I remember now we drank coffee in bed for a long time before lunch.</text:span></text:p>
      <text:p text:style-name="P325"><text:span text:style-name="T2"><text:s text:c="3"/>I don’t remember what I did after Cait left, but it probably wasn’t long before Kevin picked me up. We went to Starbucks, listened to the Hypos, picked Amanda up in Black Mountain and then drove to Hickory for Under the Sails. They had a green room with pizza and strawberries.</text:span></text:p>
      <text:p text:style-name="P325"><text:span text:style-name="T2"><text:s text:c="3"/>We played a fun, loose set, traded stories w/ Bob Sinclair for a little too long and then drove home. I met Cait at Country Club, hung w/ Wendex and met Nick her new drum-playing friend.</text:span></text:p>
      <text:p text:style-name="P325"><text:span text:style-name="T2"><text:s text:c="3"/>We went to George’s house and it was very seedy. I fell into a mushroom trance and then drove us home just before the sun came up.</text:span></text:p>
      <text:p text:style-name="P325"><text:span text:style-name="T2"/></text:p>
      <text:p text:style-name="P325"/>
      <text:p text:style-name="P325"/>
      <text:p text:style-name="P325"/>
      <text:p text:style-name="P325"/>
      <text:p text:style-name="P325"><text:soft-page-break/>V.XIV</text:p>
      <text:p text:style-name="P325"/>
      <text:p text:style-name="P275">So tired. Cait went into work. I walked to Izzy’s for a quad latte, UJ for a burger/tots, Brew Pump for a six-pack of Guinness. I ate my food on the porch, laid on the couch for a bit and then got in the car w/ Kevin.</text:p>
      <text:p text:style-name="P275"><text:s text:c="3"/>We drove to Biltmore and played for five hours, but we had an extended break w/ Amanda and Tuvi where we checked out some really cool model trains. The few people that were out were surprisingly into the music.</text:p>
      <text:p text:style-name="P275"><text:s text:c="3"/>I met Cait at Odditorium. We only stayed for two drag performers, took our food home, put on Wayne’s World, ate and fell asleep.</text:p>
      <text:p text:style-name="P275"/>
      <text:p text:style-name="P325">V.XV</text:p>
      <text:p text:style-name="P325"><text:span text:style-name="T2"/></text:p>
      <text:p text:style-name="P325"><text:span text:style-name="T2">Woke, kissed Cait off to work. I walked to Ingles for a pourover cone, bananas and OJ, then the market for coffee filters. I went home, made coffee, sat on the porch and wrote in my journal.</text:span></text:p>
      <text:p text:style-name="P325"><text:span text:style-name="T2"/></text:p>
      <text:p text:style-name="P326"><text:span text:style-name="T2">. . .</text:span></text:p>
      <text:p text:style-name="P325"><text:span text:style-name="T2"/></text:p>
      <text:p text:style-name="P325"><text:span text:style-name="T2">I chilled on the couch for a while and, when I heard Kev was coming, chugged half a burger. We drove downtown to Battery Park Book Exchange, played for two hours w/ Dulci, then got some food, Kev and I, at S&amp;W Cafeteria.</text:span></text:p>
      <text:p text:style-name="P325"><text:span text:style-name="T2"><text:s text:c="3"/>Kev got a chicken sandwich from Buxton and I got some veggies and rice from Bun Intended and a Brut from Highland. We, Fwuit, agreed that we would sign exclusively with an event agency for weddings. We </text:span><text:soft-page-break/><text:span text:style-name="T2">walked up to Trade &amp; Lore, and Ryan Lassiter was sitting on the couch.</text:span></text:p>
      <text:p text:style-name="P325"><text:span text:style-name="T2"><text:s text:c="3"/>I told him I was getting married since I figured I might never see him again, and thus Kevin as well. Ryan started packing up things so he could make his escape, so we left as well, headed to Kev’s house, where we shot a video performance of Keep Up w/ Alyse in something between six and nine takes.</text:span></text:p>
      <text:p text:style-name="P325"><text:span text:style-name="T2"><text:s text:c="3"/>I told them the engagement as well, and they seemed excited if not a little shocked.</text:span></text:p>
      <text:p text:style-name="P325"><text:span text:style-name="T2"><text:s text:c="3"/>I walked home and drank two Guinness in bed w/ Cait while we watched the end of another Meryl Streep Movie, Let Them All Talk.</text:span></text:p>
      <text:p text:style-name="P325"><text:span text:style-name="T2"/></text:p>
      <text:p text:style-name="P327">V.XVI</text:p>
      <text:p text:style-name="P325"><text:span text:style-name="T2"/></text:p>
      <text:p text:style-name="P325"><text:span text:style-name="T2">We woke around 1030. I made coffee for Cait while she got ready for work, and then played Wordle. I got a text from Melissa saying she and Dulci were going to go down to the park w/ Darwin. I walked down there and hung out until Fox showed up.</text:span></text:p>
      <text:p text:style-name="P325"><text:span text:style-name="T2"><text:s text:c="3"/>We walked up to Middlemont and ate bananas on the porch. Melissa and Dulci went off to school, and Darwin + Fox went home as well, so I walked up to izzy’s, ordered a cortado, sat at the bar and wrote in my journal.</text:span></text:p>
      <text:p text:style-name="P325"><text:span text:style-name="T2"/></text:p>
      <text:p text:style-name="P326"><text:span text:style-name="T2">. . .</text:span></text:p>
      <text:p text:style-name="P325"><text:span text:style-name="T2"/></text:p>
      <text:p text:style-name="P325"><text:span text:style-name="T2">I walked home, did some work about a lady who had been working in the kids section of Barnes &amp; Noble for 16 years and went up to the Pump for some chicken hibachi. Drew bought me a porter to thank me for hooking up his cello lessons w/ Melissa.</text:span></text:p>
      <text:p text:style-name="P325"><text:soft-page-break/><text:span text:style-name="T2"><text:s text:c="3"/>I sat in an Adirondack</text:span><text:span text:style-name="T2"> by the swing and talked w/ Drew, Casey and Tiana about psychedelics, </text:span><text:span text:style-name="T51">mainly 5-MEO. I chatted w/ Casey about his chaotic breakup w/ Nelia, finished my beer, walked home and got in bed.</text:span></text:p>
      <text:p text:style-name="P325"><text:span text:style-name="T51"><text:s text:c="3"/>Cait called me at 10:10 wanting a drink from the Pump, so I walked down there staring at the giant moon, but Eden had already closed, so we drank a bit of a cider on the porch and went to bed.</text:span></text:p>
      <text:p text:style-name="P325"><text:span text:style-name="T51"/></text:p>
      <text:p text:style-name="P328">X.VII</text:p>
      <text:p text:style-name="P328"><text:span text:style-name="T2"/></text:p>
      <text:p text:style-name="P328"><text:span text:style-name="T2">Woke around 11 and made coffee, drank it in bed w/ Cait. We took turns pleasing each other and then went to Ultra Coffee bar for breakfast. She went to Miki’s house for a quick meeting, so I grabbed a passionfruit sour from Wedge and wrote in my journal.</text:span></text:p>
      <text:p text:style-name="P328"><text:span text:style-name="T2"/></text:p>
      <text:p text:style-name="P329"><text:span text:style-name="T2">. . .</text:span></text:p>
      <text:p text:style-name="P328"><text:span text:style-name="T2"/></text:p>
      <text:p text:style-name="P328"><text:span text:style-name="T2">Cait picked me up at the traffic circle, and we drove to Montford. We smoked a bowl while Matthew left for work. Then, she, Antonia and I went to High-Five. I bought the girls coffee and drove them to a thrift store in Oakley, but it was closed, so we went to the Goodwill on Mills Gap Rd.</text:span></text:p>
      <text:p text:style-name="P328"><text:span text:style-name="T2"><text:s text:c="3"/>My street jammie pants were laying on a table right when I walked in, but one size smaller and Hollister instead of Abercrombie. I also found two pairs of tan shorts and two movies: You’ve got Mail and Out of Africa. We drove to Pon’s, but they were on their trip to Thailand, so we took T home and met Cam at Zilacoah.</text:span></text:p>
      <text:p text:style-name="P328"><text:soft-page-break/><text:span text:style-name="T2"><text:s text:c="3"/>We only had one beer (a 9% porter for me,) drove home and went on a night-time walk. We laid in bed after that and appreciate life.</text:span></text:p>
      <text:p text:style-name="P328"><text:span text:style-name="T2"/></text:p>
      <text:p text:style-name="P330">V.XVIII</text:p>
      <text:p text:style-name="P328"><text:span text:style-name="T2"/></text:p>
      <text:p text:style-name="P328"><text:span text:style-name="T2">Woke at 930, went to get coffee, made it, </text:span><text:span text:style-name="T52">drank it, played Wordle. We both worked in bed, Cait making job postings, and me listening to someone try a mental health app. I finished, ate a banana on the porch w/ cate and wrote in my journal.</text:span></text:p>
      <text:p text:style-name="P328"><text:span text:style-name="T52"/></text:p>
      <text:p text:style-name="P329"><text:span text:style-name="T52">. . .</text:span></text:p>
      <text:p text:style-name="P331"><text:span text:style-name="T2">We drove down to Brevard and found a cool waterfall. The hike was easy, and we didn’t stay very long. We threw a few bags at Oskar Blues and then laughed all the way to Riverside Rhapsody. There, we had two or three more drinks w/ Cam, one with Barbie.</text:span></text:p>
      <text:p text:style-name="P331"><text:span text:style-name="T2"><text:s text:c="3"/>Cam wanted to dance, so we drove to the Double Crown, but it was the busiest we’ve ever seen it by far. Barbie was hungry, so we went to Deso-toe, but they were done serving food. We decided to go home and eat quesadillas. There was a visit from Alley Cat while we were sleeping, and also a crazy-ass thunderstorm.</text:span></text:p>
      <text:p text:style-name="P331"><text:span text:style-name="T2"/></text:p>
      <text:p text:style-name="P332">V.XIX</text:p>
      <text:p text:style-name="P331"><text:span text:style-name="T2"/></text:p>
      <text:p text:style-name="P331"><text:span text:style-name="T2">We both woke from stressful dreams, and </text:span><text:span text:style-name="T53">then Cait had a panic attack. She was achy all over, so I went to Walgreens and got her a COVID test, which was negative. We drank coffee while she made job postings. Nelia came down saying she’d lost her phone.</text:span></text:p>
      <text:p text:style-name="P331"><text:soft-page-break/><text:span text:style-name="T53"><text:s text:c="3"/>I played Wordle, went outside and wrote in my journal.</text:span></text:p>
      <text:p text:style-name="P331"><text:span text:style-name="T53"/></text:p>
      <text:p text:style-name="P333"><text:span text:style-name="T53">. . .</text:span></text:p>
      <text:p text:style-name="P331"><text:span text:style-name="T53"/></text:p>
      <text:p text:style-name="P334"><text:span text:style-name="T2">We went to the Pub for a simple lunch, salad and a sandwich w/ fries, but Cait had another smol panik. It was fine by the time we left, so I walked down to Kevin’s house, where we ran through some random wedding tunes, but not enough to commit them to memory.</text:span></text:p>
      <text:p text:style-name="P334"><text:span text:style-name="T2"><text:s text:c="3"/>I packed my drums into Dulci’s car and walked home. Cait was on the couch watching Little Fires Everywhere and drawing. I decided I wanted popsicles, so I went to Ingles and also got clementines and udon. I forgot that I popped into the Pump and chugged a Mountain Water real fast.</text:span></text:p>
      <text:p text:style-name="P334"><text:span text:style-name="T2"><text:s text:c="3"/>After Ingles, I went into the market for garlic and greens, and then walked home and laid on the couch looking at my phone while Cait made a stir fry. We had very sweet cuddle time, and then, before her last episode, I went to bed.</text:span></text:p>
      <text:p text:style-name="P334"><text:span text:style-name="T2"/></text:p>
      <text:p text:style-name="P335">V.XX</text:p>
      <text:p text:style-name="P335"><text:span text:style-name="T2"/></text:p>
      <text:p text:style-name="P334"><text:span text:style-name="T2">Woke, made coffee, played Wordle &amp; Heardle, ate a clementine and went out to the porch to write in my journal while Cait reviewed job applications.</text:span></text:p>
      <text:p text:style-name="P334"><text:span text:style-name="T2"/></text:p>
      <text:p text:style-name="P336"><text:span text:style-name="T2">. . .</text:span></text:p>
      <text:p text:style-name="P334"><text:span text:style-name="T2"/></text:p>
      <text:p text:style-name="P334"><text:span text:style-name="T2">I got started on some work, a convo w/ an investment relations guy. Cait went into work and there were talks of going to Black Mountain w/ Barbie——and of </text:span><text:soft-page-break/><text:span text:style-name="T2">Homegrown not being able to stay open, so I rode w/ her downtown and did my assignment at Trade &amp; Lore.</text:span></text:p>
      <text:p text:style-name="P334"><text:span text:style-name="T2"><text:s text:c="3"/>We both finished at the same time, so I walked up to Homegrown and drank some cider w/ her. We went to McStu’s for a couple more and met up w/ Barbie. She drove us to Roadmaster Stage in Black Mountain and I navigated.</text:span></text:p>
      <text:p text:style-name="P334"><text:span text:style-name="T2"><text:s text:c="3"/>We bought some beer at the adjacent gas station, 1985 IPA, and watched the opener Will something. Cait made some friends by the fire. I got more into the band as the night went on; Richie from Ralph Roddenberry, Phil Alley, Pruit and a bass player I didn’t know. We drove to Country Club to have one </text:span><text:span text:style-name="T54">on the west side and then </text:span><text:span text:style-name="T74">to </text:span><text:span text:style-name="T54">Cait’s home w/ Eric in tow.</text:span></text:p>
      <text:p text:style-name="P334"><text:span text:style-name="T2"/></text:p>
      <text:p text:style-name="P337">V.XXI</text:p>
      <text:p text:style-name="P337"><text:span text:style-name="T2"/></text:p>
      <text:p text:style-name="P337"><text:span text:style-name="T2">Woke, made coffee, laid on the couch, rode </text:span><text:span text:style-name="T55">downtown w/ Cait. I got some hobo noodle soup from Heiwa, </text:span><text:span text:style-name="T56">a coffee from Izzy’s and walked to LaZoom, but we were too early, so Charlie &amp; I walked to Dissolvr and got Downtown Duped.</text:span></text:p>
      <text:p text:style-name="P337"><text:span text:style-name="T56"><text:s text:c="3"/>We walked to the bus, loaded, checked, boarded and took a circuitous route (French Broad Rd. through the hood to RAD, then down Haywood) to Candler for a wedding ceremony. We then took a more direct route downtown, packed up and split.</text:span></text:p>
      <text:p text:style-name="P337"><text:span text:style-name="T56"><text:s text:c="3"/>Cait was asleep when I got home. I ate some chicken and meatloaf she had brought home from work and then got in bed with her. We tried to watch Bringing Down the House, but it was terrible, so we watched LadyBird instead, which I loved. We watched The Lake House after that, and it was pretty bad/stupid, but it kept us watching til the end.</text:span></text:p>
      <text:p text:style-name="P338"><text:soft-page-break/>V.XXII</text:p>
      <text:p text:style-name="P338"><text:span text:style-name="T2"/></text:p>
      <text:p text:style-name="P338"><text:span text:style-name="T2">Woke, made coffee, saw Cait off to work, laid in bed, took a bath, did the dishes and walked up to Izzy’s to drink an iced coffee and write in my journal.</text:span></text:p>
      <text:p text:style-name="P338"><text:span text:style-name="T2"/></text:p>
      <text:p text:style-name="P339"><text:span text:style-name="T2">. . .</text:span></text:p>
      <text:p text:style-name="P338"><text:span text:style-name="T2"/></text:p>
      <text:p text:style-name="P340"><text:span text:style-name="T2">I stayed there while soaking up the sun and then walked to the market for a pasta snack and some bananas. I walked slowly home and the weather went nuts as soon as I got inside, including hail.</text:span></text:p>
      <text:p text:style-name="P340"><text:span text:style-name="T2"><text:s text:c="3"/>Cait came home and did some relaxing. I found work about psychedelic music therapy and worked on it until we went to McStu’s. No, that’s not what happened. </text:span><text:span text:style-name="T57">Cam and James came over for a beer. Then, Cait and I met Wende and Sean at Ben’s Tune Up, where Nik Hope was playing reggae.</text:span></text:p>
      <text:p text:style-name="P340"><text:span text:style-name="T57"><text:s text:c="3"/>We got some delicious food from Storm Rhum Bar after that and went home to bed after watching The Band in Pittsburgh 1970.</text:span></text:p>
      <text:p text:style-name="P340"><text:span text:style-name="T57"/></text:p>
      <text:p text:style-name="P341">V.XXIII</text:p>
      <text:p text:style-name="P341"><text:span text:style-name="T2"/></text:p>
      <text:p text:style-name="P342"><text:span text:style-name="T2">Woke and worked all the rainy day. Met Cait at Country Club around 11. went to James’ house for a second and then back home to bed.</text:span></text:p>
      <text:p text:style-name="P342"><text:span text:style-name="T2"/></text:p>
      <text:p text:style-name="P341">V.XXIV</text:p>
      <text:p text:style-name="P341"><text:span text:style-name="T2"/></text:p>
      <text:p text:style-name="P342"><text:span text:style-name="T2">Woke and finished and assignment while Cait went into work. I made coffee, scrolled, got a torta from Munoz and wrote in my journal.</text:span></text:p>
      <text:p text:style-name="P342"><text:span text:style-name="T2"/></text:p>
      <text:p text:style-name="P343"><text:soft-page-break/><text:span text:style-name="T2">. . .</text:span></text:p>
      <text:p text:style-name="P342"><text:span text:style-name="T2">I walked to Middlemont and had an underwhelming rehearsal w/ Ryan + Melissa, then walked through the greenway to French Broad Outfitters with the last ten minutes feeling slightly death-defying.</text:span></text:p>
      <text:p text:style-name="P342"><text:span text:style-name="T2"><text:s text:c="3"/>Cait was sitting nearest the stage w/ Francis, and some grandads were starting up. I got a pink lemonade and we were joined by Sean. The drummer asked if any others were in the house, so I got up and played Atlantic City, Folsom Prison Blues, You Ain’t Goin’ Nowhere and Dead Flowers.</text:span></text:p>
      <text:p text:style-name="P342"><text:span text:style-name="T2"><text:s text:c="3"/>We went to Rhapsody for closing and then to 5 Walnut and then Storm Rhumbar with a bunch of fans who had just played the Rhum bar and Lori. After that, we drove home w/ Cam, Barbie &amp; Taylor Martin. Cam spun records until everyone left, and I went to bed.</text:span></text:p>
      <text:p text:style-name="P342"><text:span text:style-name="T2"/></text:p>
      <text:p text:style-name="P342">V.XXV</text:p>
      <text:p text:style-name="P342"><text:span text:style-name="T2"/></text:p>
      <text:p text:style-name="P342"><text:span text:style-name="T2">woke, made a pourover for myself. We watched an episode of Dr. Quinn Medicine Woman. I drove to China Taste, and, upon my return, we watched The Other Guys.</text:span></text:p>
      <text:p text:style-name="P342"><text:span text:style-name="T2"><text:s text:c="3"/>We went to the bedroom and took a little nap until I had another practice at Middlemont, this time w/ Dulci and Charlie——Chaz Cabbage. I walked home, took off my funny-smelling shirt and watched Lee Daniels’ The Butler and went to sleep.</text:span></text:p>
      <text:p text:style-name="P342"><text:span text:style-name="T2"/></text:p>
      <text:p text:style-name="P342">V.XXVI</text:p>
      <text:p text:style-name="P342"><text:span text:style-name="T2"/></text:p>
      <text:p text:style-name="P342"><text:span text:style-name="T2">Woke, made coffee, played Wordle and sent Cait</text:span></text:p>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74"/>
      <text:p text:style-name="P12"/>
      <text:p text:style-name="P12"/>
      <text:p text:style-name="P12"/>
      <text:p text:style-name="P12"/>
      <text:p text:style-name="P12"/>
      <text:p text:style-name="P1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c17c54" officeooo:paragraph-rsid="00c17c54" fo:background-color="transparen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14T19:03:40.144254556</dc:date>
    <meta:editing-duration>P8DT6H19M57S</meta:editing-duration>
    <meta:editing-cycles>256</meta:editing-cycles>
    <meta:generator>LibreOffice/7.3.7.2$Linux_X86_64 LibreOffice_project/30$Build-2</meta:generator>
    <meta:print-date>2024-07-07T17:40:57.703901491</meta:print-date>
    <meta:document-statistic meta:table-count="0" meta:image-count="0" meta:object-count="0" meta:page-count="89" meta:paragraph-count="670" meta:word-count="19679" meta:character-count="101330" meta:non-whitespace-character-count="81686"/>
  </office:meta>
</office:document-meta>
</file>